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CodeBox">
      <style:graphic-properties fo:min-height="3.641cm" fo:min-width="11.775cm"/>
    </style:style>
    <style:style style:name="gr3" style:family="graphic" style:parent-style-name="standard">
      <style:graphic-properties draw:stroke="none" draw:fill="none" draw:fill-color="#ffffff" draw:textarea-horizontal-align="justify" draw:textarea-vertical-align="top" draw:auto-grow-height="true" fo:min-height="1.374cm" fo:padding-top="0.13cm" fo:padding-bottom="0.13cm" fo:padding-left="0.25cm" fo:padding-right="0.25cm" fo:wrap-option="wrap" draw:shadow="hidden"/>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top" draw:auto-grow-height="true" fo:min-height="1.739cm"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8" style:family="graphic" style:parent-style-name="CodeBox">
      <style:graphic-properties fo:min-height="9.296cm" fo:min-width="13.04cm"/>
    </style:style>
    <style:style style:name="gr9" style:family="graphic" style:parent-style-name="standard">
      <style:graphic-properties draw:stroke="none" draw:fill="none" draw:fill-color="#ffffff" draw:textarea-horizontal-align="justify" draw:textarea-vertical-align="top" draw:auto-grow-height="true" fo:min-height="13.036cm" fo:padding-top="0.13cm" fo:padding-bottom="0.13cm" fo:padding-left="0.25cm" fo:padding-right="0.25cm" fo:wrap-option="wrap" draw:shadow="hidden"/>
    </style:style>
    <style:style style:name="gr10" style:family="graphic" style:parent-style-name="CodeBox">
      <style:graphic-properties fo:min-height="2.35cm" fo:min-width="13.04cm"/>
    </style:style>
    <style:style style:name="gr11" style:family="graphic" style:parent-style-name="standard">
      <style:graphic-properties draw:stroke="none" draw:fill="none" draw:fill-color="#ffffff" draw:textarea-horizontal-align="justify" draw:textarea-vertical-align="top" draw:auto-grow-height="true" fo:min-height="4.741cm" fo:padding-top="0.13cm" fo:padding-bottom="0.13cm" fo:padding-left="0.25cm" fo:padding-right="0.25cm" fo:wrap-option="wrap" draw:shadow="hidden"/>
    </style:style>
    <style:style style:name="gr12" style:family="graphic" style:parent-style-name="CodeBox">
      <style:graphic-properties fo:min-height="1.93cm" fo:min-width="11.184cm"/>
    </style:style>
    <style:style style:name="gr13" style:family="graphic" style:parent-style-name="CodeBox">
      <style:graphic-properties fo:min-height="5.503cm" fo:min-width="11.692cm"/>
    </style:style>
    <style:style style:name="gr14"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15" style:family="graphic" style:parent-style-name="standard">
      <style:graphic-properties draw:textarea-horizontal-align="center" draw:textarea-vertical-align="middle"/>
    </style:style>
    <style:style style:name="gr16" style:family="graphic" style:parent-style-name="standard">
      <style:graphic-properties svg:stroke-color="#666666" draw:marker-end="Arrow" draw:marker-end-width="0.3cm" draw:textarea-horizontal-align="center" draw:textarea-vertical-align="middle"/>
    </style:style>
    <style:style style:name="gr17" style:family="graphic" style:parent-style-name="CodeBox">
      <style:graphic-properties fo:min-height="10.158cm" fo:min-width="20.841cm"/>
    </style:style>
    <style:style style:name="gr18" style:family="graphic" style:parent-style-name="standard">
      <style:graphic-properties svg:stroke-color="#666666" draw:textarea-horizontal-align="center" draw:textarea-vertical-align="middle"/>
    </style:style>
    <style:style style:name="gr19" style:family="graphic" style:parent-style-name="standard">
      <style:graphic-properties svg:stroke-color="#4c4c4c" draw:marker-end="Arrow" draw:marker-end-width="0.3cm" draw:textarea-horizontal-align="center" draw:textarea-vertical-align="middle"/>
    </style:style>
    <style:style style:name="gr20" style:family="graphic" style:parent-style-name="CodeBox">
      <style:graphic-properties fo:min-height="6.434cm" fo:min-width="15.254cm"/>
    </style:style>
    <style:style style:name="gr21" style:family="graphic" style:parent-style-name="CodeBox">
      <style:graphic-properties fo:min-height="5.558cm" fo:min-width="15.25cm"/>
    </style:style>
    <style:style style:name="gr22"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23"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24" style:family="graphic" style:parent-style-name="CodeBox">
      <style:graphic-properties fo:min-height="5.558cm" fo:min-width="16.273cm"/>
    </style:style>
    <style:style style:name="gr25" style:family="graphic" style:parent-style-name="CodeBox">
      <style:graphic-properties fo:min-height="6.434cm" fo:min-width="16.264cm"/>
    </style:style>
    <style:style style:name="gr26" style:family="graphic" style:parent-style-name="CodeBox">
      <style:graphic-properties fo:min-height="5.558cm" fo:min-width="18.772cm"/>
    </style:style>
    <style:style style:name="gr27" style:family="graphic" style:parent-style-name="CodeBox">
      <style:graphic-properties fo:min-height="5.25cm" fo:min-width="11.246cm"/>
    </style:style>
    <style:style style:name="gr28" style:family="graphic" style:parent-style-name="CodeBox">
      <style:graphic-properties draw:fill="solid" draw:fill-color="#ffcc99" fo:min-height="3.25cm" fo:min-width="11.246cm"/>
    </style:style>
    <style:style style:name="gr2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5" style:family="graphic" style:parent-style-name="CodeBox">
      <style:graphic-properties fo:min-height="2.71cm" fo:min-width="19.599cm"/>
    </style:style>
    <style:style style:name="gr36" style:family="graphic" style:parent-style-name="CodeBox">
      <style:graphic-properties fo:min-height="3.934cm" fo:min-width="24.907cm"/>
    </style:style>
    <style:style style:name="gr37" style:family="graphic" style:parent-style-name="CodeBox">
      <style:graphic-properties fo:min-height="0.75cm" fo:min-width="16.775cm"/>
    </style:style>
    <style:style style:name="gr38" style:family="graphic" style:parent-style-name="standard">
      <style:graphic-properties svg:stroke-color="#4c4c4c" draw:textarea-horizontal-align="center" draw:textarea-vertical-align="middle"/>
    </style:style>
    <style:style style:name="gr39" style:family="graphic" style:parent-style-name="standard">
      <style:graphic-properties svg:stroke-color="#ffffff" draw:marker-end="Arrow" draw:marker-end-width="0.3cm" draw:textarea-horizontal-align="center" draw:textarea-vertical-align="middle"/>
    </style:style>
    <style:style style:name="gr40" style:family="graphic" style:parent-style-name="CodeBox">
      <style:graphic-properties fo:min-height="8.296cm" fo:min-width="18.299cm"/>
    </style:style>
    <style:style style:name="gr41"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42" style:family="graphic" style:parent-style-name="CodeBox">
      <style:graphic-properties draw:fill="solid" draw:fill-color="#ffcc99" fo:min-height="6.75cm" fo:min-width="11.1cm"/>
    </style:style>
    <style:style style:name="gr43" style:family="graphic" style:parent-style-name="CodeBox">
      <style:graphic-properties fo:min-height="11.556cm" fo:min-width="18.162cm"/>
    </style:style>
    <style:style style:name="gr44" style:family="graphic" style:parent-style-name="CodeBox">
      <style:graphic-properties fo:min-height="11.852cm" fo:min-width="18.162cm"/>
    </style:style>
    <style:style style:name="gr45" style:family="graphic" style:parent-style-name="CodeBox">
      <style:graphic-properties fo:min-height="8.75cm" fo:min-width="18.162cm"/>
    </style:style>
    <style:style style:name="gr46" style:family="graphic" style:parent-style-name="CodeBox">
      <style:graphic-properties fo:min-height="9.551cm" fo:min-width="17.791cm"/>
    </style:style>
    <style:style style:name="gr47"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8" style:family="graphic" style:parent-style-name="CodeBox">
      <style:graphic-properties fo:min-height="7.92cm" fo:min-width="21.349cm"/>
    </style:style>
    <style:style style:name="gr49" style:family="graphic" style:parent-style-name="CodeBox">
      <style:graphic-properties fo:min-height="12.75cm" fo:min-width="14.742cm"/>
    </style:style>
    <style:style style:name="gr50" style:family="graphic" style:parent-style-name="CodeBox">
      <style:graphic-properties fo:min-height="12.951cm" fo:min-width="14.742cm"/>
    </style:style>
    <style:style style:name="gr51" style:family="graphic" style:parent-style-name="CodeBox">
      <style:graphic-properties fo:min-height="5.503cm" fo:min-width="10.5cm"/>
    </style:style>
    <style:style style:name="gr52" style:family="graphic" style:parent-style-name="CodeBox">
      <style:graphic-properties fo:min-height="2.75cm" fo:min-width="10.675cm"/>
    </style:style>
    <style:style style:name="gr53"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4"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gr55" style:family="graphic" style:parent-style-name="CodeBox">
      <style:graphic-properties fo:min-height="7.365cm" fo:min-width="10.5cm"/>
    </style:style>
    <style:style style:name="gr56" style:family="graphic" style:parent-style-name="CodeBox">
      <style:graphic-properties fo:min-height="3.503cm" fo:min-width="10.675cm"/>
    </style:style>
    <style:style style:name="gr57" style:family="graphic" style:parent-style-name="CodeBox">
      <style:graphic-properties draw:fill="solid" draw:fill-color="#ffcc99" fo:min-height="5.503cm" fo:min-width="11.184cm"/>
    </style:style>
    <style:style style:name="gr58" style:family="graphic" style:parent-style-name="CodeBox">
      <style:graphic-properties fo:min-height="5.288cm" fo:min-width="21.422cm"/>
    </style:style>
    <style:style style:name="gr59" style:family="graphic" style:parent-style-name="CodeBox">
      <style:graphic-properties fo:min-height="5.503cm" fo:min-width="11.184cm"/>
    </style:style>
    <style:style style:name="gr60" style:family="graphic" style:parent-style-name="CodeBox">
      <style:graphic-properties draw:fill="solid" draw:fill-color="#ffcc99" fo:min-height="5.503cm" fo:min-width="10.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text-properties fo:font-size="28pt" style:font-size-asian="28pt" style:font-size-complex="28pt"/>
    </style:style>
    <style:style style:name="P2" style:family="paragraph">
      <style:paragraph-properties fo:text-align="start"/>
    </style:style>
    <style:style style:name="P3" style:family="paragraph">
      <style:text-properties fo:font-size="24pt"/>
    </style:style>
    <style:style style:name="P4" style:family="paragraph">
      <style:text-properties fo:font-size="24pt" style:font-size-asian="18pt" style:font-size-complex="18pt"/>
    </style:style>
    <style:style style:name="P5" style:family="paragraph">
      <style:paragraph-properties fo:margin-left="0cm" fo:margin-right="0cm" fo:line-height="100%" fo:text-indent="0cm"/>
      <style:text-properties fo:font-size="28pt" style:font-size-asian="28pt" style:font-size-complex="28pt"/>
    </style:style>
    <style:style style:name="P6"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7" style:family="paragraph">
      <style:paragraph-properties style:writing-mode="lr-tb" style:font-independent-line-spacing="true"/>
    </style:style>
    <style:style style:name="P8" style:family="paragraph">
      <style:paragraph-properties fo:text-align="center"/>
    </style:style>
    <style:style style:name="P9" style:family="paragraph">
      <style:paragraph-properties fo:margin-left="0cm" fo:margin-right="0cm" fo:line-height="100%" fo:text-indent="0cm"/>
      <style:text-properties fo:font-size="32pt" style:font-size-asian="32pt" style:font-size-complex="32pt"/>
    </style:style>
    <style:style style:name="P10"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1" style:family="paragraph">
      <style:text-properties fo:font-size="20pt"/>
    </style:style>
    <style:style style:name="P12" style:family="paragraph">
      <style:text-properties fo:font-size="22pt" style:font-size-asian="22pt" style:font-size-complex="22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4pt" style:font-size-asian="24pt" style:font-size-complex="24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T1" style:family="text">
      <style:text-properties fo:font-size="28pt" style:font-size-asian="28pt" style:font-size-complex="28pt"/>
    </style:style>
    <style:style style:name="T2" style:family="text">
      <style:text-properties fo:font-size="24pt" style:font-size-asian="18pt" style:font-size-complex="18pt"/>
    </style:style>
    <style:style style:name="T3" style:family="text">
      <style:text-properties fo:color="#ffffff" fo:font-family="'Arial Narrow'" style:font-family-generic="swiss" style:font-pitch="variable" fo:font-size="28pt" fo:language="en" fo:country="GB" fo:text-shadow="1pt 1pt" style:font-size-asian="28pt" style:font-size-complex="28pt"/>
    </style:style>
    <style:style style:name="T4" style:family="text">
      <style:text-properties fo:color="#ffffff" fo:font-family="'Arial Narrow'" style:font-family-generic="swiss" style:font-pitch="variable" fo:font-size="32pt" fo:language="en" fo:country="GB" fo:text-shadow="1pt 1pt" style:font-size-asian="32pt" style:font-size-complex="32pt"/>
    </style:style>
    <style:style style:name="T5"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6" style:family="text">
      <style:text-properties fo:color="#ffffff" fo:font-family="'Arial Narrow'" style:font-family-generic="swiss" style:font-pitch="variable" fo:language="en" fo:country="GB" fo:font-style="italic" fo:text-shadow="1pt 1pt" style:font-style-asian="italic" style:font-style-complex="italic"/>
    </style:style>
    <style:style style:name="T7" style:family="text">
      <style:text-properties fo:color="#ffffff" fo:font-family="'Arial Narrow'" style:font-family-generic="swiss" style:font-pitch="variable" fo:language="en" fo:country="GB" fo:text-shadow="1pt 1pt"/>
    </style:style>
    <style:style style:name="T8" style:family="text">
      <style:text-properties fo:font-size="24pt" fo:font-style="italic" style:font-size-asian="18pt" style:font-style-asian="italic" style:font-size-complex="18p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color="#008000" fo:font-size="24pt" style:font-size-asian="18pt" style:font-size-complex="18pt"/>
    </style:style>
    <style:style style:name="T11" style:family="text">
      <style:text-properties fo:color="#008000" fo:font-size="24pt" fo:font-style="italic" style:font-size-asian="18pt" style:font-style-asian="italic" style:font-size-complex="18pt" style:font-style-complex="italic"/>
    </style:style>
    <style:style style:name="T12" style:family="text">
      <style:text-properties fo:font-style="italic" style:font-style-asian="italic" style:font-style-complex="italic"/>
    </style:style>
    <style:style style:name="T13" style:family="text">
      <style:text-properties fo:color="#800080" fo:font-size="24pt" fo:font-style="italic" style:font-size-asian="18pt" style:font-style-asian="italic" style:font-size-complex="18pt" style:font-style-complex="italic"/>
    </style:style>
    <style:style style:name="T14" style:family="text">
      <style:text-properties fo:color="#ffffff" fo:font-family="'Arial Narrow'" style:font-family-generic="swiss" style:font-pitch="variable" fo:font-size="22pt" fo:language="en" fo:country="GB" fo:text-shadow="1pt 1pt" style:font-size-asian="22pt" style:font-size-complex="22pt"/>
    </style:style>
    <style:style style:name="T15" style:family="text">
      <style:text-properties fo:color="#00cc00" fo:font-family="Wingdings" style:font-pitch="variable" style:font-charset="x-symbol" fo:font-size="72pt" fo:language="en" fo:country="US" fo:text-shadow="1pt 1pt" style:font-size-asian="72pt" style:font-size-complex="72pt"/>
    </style:style>
    <style:style style:name="T16"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17" style:family="text">
      <style:text-properties fo:font-size="24pt" style:font-size-asian="24pt" style:font-size-complex="24pt"/>
    </style:style>
    <style:style style:name="T18" style:family="text">
      <style:text-properties fo:color="#ff3300" fo:font-family="Wingdings" style:font-pitch="variable" style:font-charset="x-symbol" fo:font-size="60pt" fo:language="en" fo:country="US" fo:text-shadow="1pt 1pt" style:font-size-asian="60pt" style:font-size-complex="60pt"/>
    </style:style>
    <style:style style:name="T19" style:family="text">
      <style:text-properties fo:color="#008000" fo:font-size="22pt" style:font-size-asian="22pt" style:font-size-complex="22pt"/>
    </style:style>
    <style:style style:name="T20" style:family="text">
      <style:text-properties fo:font-size="22pt" style:font-size-asian="22pt" style:font-size-complex="22pt"/>
    </style:style>
    <style:style style:name="T21" style:family="text">
      <style:text-properties fo:color="#ffffff" fo:font-family="'Arial Narrow'" style:font-family-generic="swiss" style:font-pitch="variable" fo:font-size="18pt" fo:language="en" fo:country="GB" fo:text-shadow="1pt 1pt" style:font-size-asian="18pt" style:font-size-complex="18pt"/>
    </style:style>
    <style:style style:name="T22" style:family="text">
      <style:text-properties fo:color="#ff0000" fo:font-size="60pt" fo:language="en" fo:country="GB" fo:text-shadow="1pt 1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Program Organization and Dependency Management</text:span></text:p>
          </draw:text-box>
        </draw:frame>
        <draw:frame presentation:style-name="pr2" draw:layer="layout" svg:width="25.199cm" svg:height="17cm" svg:x="1.4cm" svg:y="3cm" presentation:class="outline">
          <draw:text-box>
            <text:list text:style-name="L2">
              <text:list-item>
                <text:p>makefile and compiler flags</text:p>
              </text:list-item>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sion</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files</text:p>
          </draw:text-box>
        </draw:frame>
        <draw:frame presentation:style-name="pr2" draw:layer="layout" svg:width="25.199cm" svg:height="17cm" svg:x="1.4cm" svg:y="3cm" presentation:class="outline" presentation:user-transformed="true">
          <draw:text-box>
            <text:list text:style-name="L2">
              <text:list-item>
                <text:p>Each makefile rule looks like this...</text:p>
              </text:list-item>
            </text:list>
          </draw:text-box>
        </draw:frame>
        <draw:custom-shape draw:style-name="gr2" draw:text-style-name="P4" draw:layer="layout" svg:width="12.275cm" svg:height="3.891cm" svg:x="8.004cm" svg:y="9.409cm">
          <text:p text:style-name="P3"><text:span text:style-name="T2">target: dependents</text:span></text:p>
          <text:p text:style-name="P3"><text:span text:style-name="T2"><text:tab/></text:span><text:span text:style-name="T2">command</text:span></text:p>
          <text:p text:style-name="P3"><text:span text:style-name="T2"><text:tab/></text:span><text:span text:style-name="T2">command</text:span></text:p>
          <text:p text:style-name="P3"><text:span text:style-name="T2"><text:tab/></text:span><text:span text:style-name="T2">command</text:span></text:p>
          <draw:enhanced-geometry svg:viewBox="0 0 21600 21600" draw:type="rectangle" draw:enhanced-path="M 0 0 L 21600 0 21600 21600 0 21600 0 0 Z N"/>
        </draw:custom-shape>
        <draw:custom-shape draw:style-name="gr3" draw:text-style-name="P6" draw:layer="layout" svg:width="6.055cm" svg:height="1.634cm" svg:x="8.324cm" svg:y="15.066cm">
          <text:p text:style-name="P5"><text:span text:style-name="T3">tab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6.8cm" svg:y="14.6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line draw:style-name="gr5" draw:text-style-name="P8" draw:layer="layout" svg:x1="8.879cm" svg:y1="15.2cm" svg:x2="8.879cm" svg:y2="13.2cm">
          <text:p/>
        </draw:line>
        <draw:custom-shape draw:style-name="gr6" draw:text-style-name="P6" draw:layer="layout" svg:width="9cm" svg:height="1.999cm" svg:x="2.8cm" svg:y="6.701cm">
          <text:p text:style-name="P5"><text:span text:style-name="T4">to built </text:span><text:span text:style-name="T5">targ</text:span><text:span text:style-name="T6">et</text:span><text:span text:style-name="T7">...</text:span></text:p>
          <draw:enhanced-geometry svg:viewBox="0 0 21600 21600" draw:mirror-vertical="false" draw:type="mso-spt202" draw:enhanced-path="M 0 0 L 21600 0 21600 21600 0 21600 0 0 Z N"/>
        </draw:custom-shape>
        <draw:custom-shape draw:style-name="gr7" draw:text-style-name="P10" draw:layer="layout" svg:width="13.5cm" svg:height="2.969cm" svg:x="9.967cm" svg:y="5cm">
          <text:p text:style-name="P9"><text:span text:style-name="T7">...you need these </text:span><text:span text:style-name="T6">dependents</text:span><text:span text:style-name="T7">...</text:span></text:p>
          <draw:enhanced-geometry svg:viewBox="0 0 21600 21600" draw:mirror-vertical="false" draw:type="mso-spt202" draw:enhanced-path="M 0 0 L 21600 0 21600 21600 0 21600 0 0 Z N"/>
        </draw:custom-shape>
        <draw:custom-shape draw:style-name="gr7" draw:text-style-name="P10" draw:layer="layout" svg:width="12cm" svg:height="2.969cm" svg:x="13.3cm" svg:y="15.201cm">
          <text:p text:style-name="P9"><text:span text:style-name="T7">...which make builds with these </text:span><text:span text:style-name="T6">commands</text:span><text:span text:style-name="T7">...</text:span></text:p>
          <draw:enhanced-geometry svg:viewBox="0 0 21600 21600" draw:mirror-vertical="false" draw:type="mso-spt202" draw:enhanced-path="M 0 0 L 21600 0 21600 21600 0 21600 0 0 Z N"/>
        </draw:custom-shape>
        <draw:line draw:style-name="gr5" draw:text-style-name="P8" draw:layer="layout" svg:x1="7.8cm" svg:y1="8.2cm" svg:x2="9.3cm" svg:y2="9.2cm">
          <text:p/>
        </draw:line>
        <draw:line draw:style-name="gr5" draw:text-style-name="P8" draw:layer="layout" svg:x1="21.5cm" svg:y1="6.5cm" svg:x2="17.8cm" svg:y2="9.2cm">
          <text:p/>
        </draw:line>
        <draw:line draw:style-name="gr5" draw:text-style-name="P8" draw:layer="layout" svg:x1="14.3cm" svg:y1="15.7cm" svg:x2="12.3cm" svg:y2="13.7cm">
          <text:p/>
        </draw:lin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1"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make example</text:p>
          </draw:text-box>
        </draw:frame>
        <draw:frame presentation:style-name="pr2" draw:layer="layout" svg:width="25.199cm" svg:height="17cm" svg:x="1.4cm" svg:y="3cm" presentation:class="outline" presentation:placeholder="true" presentation:user-transformed="true">
          <draw:text-box/>
        </draw:frame>
        <draw:custom-shape draw:style-name="gr8" draw:text-style-name="P12" draw:layer="layout" svg:width="13.54cm" svg:height="9.546cm" svg:x="0.96cm" svg:y="7.85cm">
          <text:p text:style-name="P12">CC=g++ </text:p>
          <text:p text:style-name="P12">CPPFLAGS=-Wall -Wextra </text:p>
          <text:p text:style-name="P12">LD=g++</text:p>
          <text:p text:style-name="P12"/>
          <text:p text:style-name="P12">lcd_tests: lcd_tests.o lcd.o</text:p>
          <text:p text:style-name="P12"><text:tab/>$(LD) -o lcd_tests $^</text:p>
          <text:p text:style-name="P12"/>
          <text:p text:style-name="P12">run_lcd_tests: lcd_tests </text:p>
          <text:p text:style-name="P12"><text:tab/>./lcd_tests</text:p>
          <text:p text:style-name="P12"/>
          <text:p text:style-name="P12"/>
          <draw:enhanced-geometry svg:viewBox="0 0 21600 21600" draw:type="rectangle" draw:enhanced-path="M 0 0 L 21600 0 21600 21600 0 21600 0 0 Z N"/>
        </draw:custom-shape>
        <draw:custom-shape draw:style-name="gr9" draw:text-style-name="P6" draw:layer="layout" svg:width="12.501cm" svg:height="13.296cm" svg:x="14.999cm" svg:y="8.268cm">
          <text:p text:style-name="P5"><text:span text:style-name="T7">-Warnings ALL, EXTRA</text:span></text:p>
          <text:p text:style-name="P5"><text:span text:style-name="T7"/></text:p>
          <text:p text:style-name="P5"><text:span text:style-name="T7">LD = link</text:span></text:p>
          <text:p text:style-name="P5"><text:span text:style-name="T7"/></text:p>
          <text:p text:style-name="P5"><text:span text:style-name="T7">-o outfile </text:span></text:p>
          <text:p text:style-name="P5"><text:span text:style-name="T7"/></text:p>
          <text:p text:style-name="P5"><text:span text:style-name="T7">$^ == all dependents of a rule including the name of directories in which they were found </text:span></text:p>
          <draw:enhanced-geometry svg:viewBox="0 0 21600 21600" draw:mirror-vertical="false" draw:type="mso-spt202" draw:enhanced-path="M 0 0 L 21600 0 21600 21600 0 21600 0 0 Z N"/>
        </draw:custom-shape>
        <draw:custom-shape draw:style-name="gr10" draw:text-style-name="P12" draw:layer="layout" svg:width="13.54cm" svg:height="2.6cm" svg:x="0.96cm" svg:y="3.9cm">
          <text:p text:style-name="P12">%.o: %.cpp</text:p>
          <text:p text:style-name="P12"><text:tab/>... </text:p>
          <draw:enhanced-geometry svg:viewBox="0 0 21600 21600" draw:type="rectangle" draw:enhanced-path="M 0 0 L 21600 0 21600 21600 0 21600 0 0 Z N"/>
        </draw:custom-shape>
        <draw:custom-shape draw:style-name="gr11" draw:text-style-name="P6" draw:layer="layout" svg:width="11.501cm" svg:height="5.001cm" svg:x="14.999cm" svg:y="3.368cm">
          <text:p text:style-name="P5"><text:span text:style-name="T7">make has many built-in rules, such as building a .o file from a cpp file with the same name</text:span></text:p>
          <text:p text:style-name="P5"><text:span text:style-name="T7"/></text:p>
          <draw:enhanced-geometry svg:viewBox="0 0 21600 21600" draw:mirror-vertical="false" draw:type="mso-spt202"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1"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named scope</text:p>
              </text:list-item>
            </text:list>
          </draw:text-box>
        </draw:frame>
        <draw:custom-shape draw:style-name="gr12" draw:text-style-name="P4" draw:layer="layout" svg:width="12.192cm" svg:height="5.753cm" svg:x="13.662cm" svg:y="7.1cm">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3" draw:text-style-name="P4" draw:layer="layout" svg:width="12.192cm" svg:height="5.753cm" svg:x="13.7cm" svg:y="13.347cm">
          <text:p><text:span text:style-name="T2">namespace </text:span><text:span text:style-name="T8">grammar_lib</text:span></text:p>
          <text:p><text:span text:style-name="T2">{</text:span></text:p>
          <text:p><text:span text:style-name="T2"><text:s text:c="4"/></text:span><text:span text:style-name="T2">class production </text:span></text:p>
          <text:p><text:span text:style-name="T2"><text:s text:c="4"/></text:span><text:span text:style-name="T2">{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14" draw:text-style-name="P10" draw:layer="layout" svg:width="6.316cm" svg:height="2.547cm" svg:x="1.5cm" svg:y="8.3cm">
          <text:p text:style-name="P13"><text:span text:style-name="T5">grammar_lib</text:span><text:span text:style-name="T4">/</text:span></text:p>
          <draw:enhanced-geometry svg:viewBox="0 0 21600 21600" draw:mirror-vertical="false" draw:type="mso-spt202" draw:enhanced-path="M 0 0 L 21600 0 21600 21600 0 21600 0 0 Z N"/>
        </draw:custom-shape>
        <draw:custom-shape draw:style-name="gr7" draw:text-style-name="P10" draw:layer="layout" svg:width="8.7cm" svg:height="2.969cm" svg:x="2.622cm" svg:y="9.601cm">
          <text:p text:style-name="P13"><text:span text:style-name="T4">non_terminal.hpp</text:span></text:p>
          <draw:enhanced-geometry svg:viewBox="0 0 21600 21600" draw:mirror-vertical="false" draw:type="mso-spt202" draw:enhanced-path="M 0 0 L 21600 0 21600 21600 0 21600 0 0 Z N"/>
        </draw:custom-shape>
        <draw:custom-shape draw:style-name="gr7" draw:text-style-name="P10" draw:layer="layout" svg:width="8.7cm" svg:height="2.969cm" svg:x="2.622cm" svg:y="11.102cm">
          <text:p text:style-name="P13"><text:span text:style-name="T4">production.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2.703cm">
          <text:p text:style-name="P13"><text:span text:style-name="T4">production_entry.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4.304cm">
          <text:p text:style-name="P13"><text:span text:style-name="T4">terminal.hpp</text:span></text:p>
          <draw:enhanced-geometry svg:viewBox="0 0 21600 21600" draw:mirror-vertical="false" draw:type="mso-spt202" draw:enhanced-path="M 0 0 L 21600 0 21600 21600 0 21600 0 0 Z N"/>
        </draw:custom-shape>
        <draw:custom-shape draw:style-name="gr7" draw:text-style-name="P10" draw:layer="layout" svg:width="9.7cm" svg:height="2.969cm" svg:x="2.622cm" svg:y="15.505cm">
          <text:p text:style-name="P13"><text:span text:style-name="T4">...</text:span></text:p>
          <draw:enhanced-geometry svg:viewBox="0 0 21600 21600" draw:mirror-vertical="false" draw:type="mso-spt202" draw:enhanced-path="M 0 0 L 21600 0 21600 21600 0 21600 0 0 Z N"/>
        </draw:custom-shape>
        <draw:line draw:style-name="gr15" draw:text-style-name="P8" draw:layer="layout" svg:x1="9.5cm" svg:y1="12cm" svg:x2="12cm" svg:y2="12cm">
          <text:p/>
        </draw:line>
        <draw:line draw:style-name="gr15" draw:text-style-name="P8" draw:layer="layout" svg:x1="12cm" svg:y1="12cm" svg:x2="12cm" svg:y2="16cm">
          <text:p/>
        </draw:line>
        <draw:line draw:style-name="gr15" draw:text-style-name="P8" draw:layer="layout" svg:x1="10.5cm" svg:y1="10.5cm" svg:x2="12cm" svg:y2="10.5cm">
          <text:p/>
        </draw:line>
        <draw:line draw:style-name="gr15" draw:text-style-name="P8" draw:layer="layout" svg:x1="12cm" svg:y1="10.5cm" svg:x2="12cm" svg:y2="9.5cm">
          <text:p/>
        </draw:line>
        <draw:line draw:style-name="gr15" draw:text-style-name="P8" draw:layer="layout" svg:x1="12cm" svg:y1="9.5cm" svg:x2="13.5cm" svg:y2="9.5cm">
          <text:p/>
        </draw:line>
        <draw:line draw:style-name="gr16" draw:text-style-name="P8" draw:layer="layout" svg:x1="13.5cm" svg:y1="9.5cm" svg:x2="15.5cm" svg:y2="9.5cm">
          <text:p/>
        </draw:line>
        <draw:line draw:style-name="gr15" draw:text-style-name="P8" draw:layer="layout" svg:x1="12cm" svg:y1="16cm" svg:x2="14cm" svg:y2="16cm">
          <text:p/>
        </draw:line>
        <draw:line draw:style-name="gr16" draw:text-style-name="P8" draw:layer="layout" svg:x1="13.5cm" svg:y1="16cm" svg:x2="15.5cm" svg:y2="16cm">
          <text:p/>
        </draw:line>
        <presentation:notes draw:style-name="dp2">
          <draw:page-thumbnail draw:style-name="gr1" draw:layer="layout" svg:width="14.848cm" svg:height="11.136cm" svg:x="3.075cm" svg:y="2.257cm" draw:page-number="4" presentation:class="page"/>
          <draw:frame presentation:style-name="pr3" draw:text-style-name="P11"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Guards</text:p>
          </draw:text-box>
        </draw:frame>
        <draw:frame presentation:style-name="pr2" draw:layer="layout" svg:width="25.199cm" svg:height="17cm" svg:x="1.4cm" svg:y="3cm" presentation:class="outline">
          <draw:text-box>
            <text:list text:style-name="L2">
              <text:list-item>
                <text:p>Always use macro guards to ensure header files are idempotent (beware copy &amp; paste)</text:p>
              </text:list-item>
              <text:list-item>
                <text:p>Make header macro guards reflect the class name <text:span text:style-name="T9">and</text:span> the namespace name </text:p>
              </text:list-item>
            </text:list>
          </draw:text-box>
        </draw:frame>
        <draw:custom-shape draw:style-name="gr17" draw:text-style-name="P4" draw:layer="layout" svg:width="21.849cm" svg:height="10.408cm" svg:x="3.005cm" svg:y="9.192cm">
          <text:p><text:span text:style-name="T10">#ifndef </text:span><text:span text:style-name="T11">GRAMMAR_LIB</text:span><text:span text:style-name="T10">__NON_TERMINAL_INCLUDED</text:span></text:p>
          <text:p><text:span text:style-name="T10">#define </text:span><text:span text:style-name="T11">GRAMMAR_LIB</text:span><text:span text:style-name="T10">__NON_TERMINAL_INCLUDED</text:span></text:p>
          <text:p><text:span text:style-name="T10"/></text:p>
          <text:p><text:span text:style-name="T2">namespace </text:span><text:span text:style-name="T8">grammar_lib</text:span></text:p>
          <text:p><text:span text:style-name="T2">{</text:span></text:p>
          <text:p><text:span text:style-name="T2"><text:s text:c="4"/></text:span><text:span text:style-name="T2">class non_terminal </text:span></text:p>
          <text:p><text:span text:style-name="T2"><text:s text:c="4"/></text:span><text:span text:style-name="T2">{ <text:s text:c="2"/>...</text:span></text:p>
          <text:p><text:span text:style-name="T2"><text:s text:c="4"/></text:span><text:span text:style-name="T2">};</text:span></text:p>
          <text:p><text:span text:style-name="T2">}</text:span></text:p>
          <text:p><text:span text:style-name="T2"/></text:p>
          <text:p><text:span text:style-name="T10">#endif</text:span></text:p>
          <draw:enhanced-geometry svg:viewBox="0 0 21600 21600" draw:type="rectangle" draw:enhanced-path="M 0 0 L 21600 0 21600 21600 0 21600 0 0 Z N"/>
        </draw:custom-shape>
        <draw:line draw:style-name="gr16" draw:text-style-name="P8" draw:layer="layout" svg:x1="10.4cm" svg:y1="12.2cm" svg:x2="10.4cm" svg:y2="11.2cm">
          <text:p/>
        </draw:line>
        <draw:line draw:style-name="gr18" draw:text-style-name="P8" draw:layer="layout" svg:x1="14.9cm" svg:y1="14.5cm" svg:x2="17.4cm" svg:y2="14.5cm">
          <text:p/>
        </draw:line>
        <draw:line draw:style-name="gr19" draw:text-style-name="P8" draw:layer="layout" svg:x1="17.4cm" svg:y1="14.5cm" svg:x2="17.4cm" svg:y2="11.5cm">
          <text:p/>
        </draw:lin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1"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2">all</text:span> names into the current scope</text:p>
              </text:list-item>
            </text:list>
          </draw:text-box>
        </draw:frame>
        <draw:custom-shape draw:style-name="gr20" draw:text-style-name="P4" draw:layer="layout" svg:width="15.754cm" svg:height="6.684cm" svg:x="2.646cm" svg:y="12.6cm">
          <text:p><text:span text:style-name="T2">#include &lt;iostream&gt;</text:span></text:p>
          <text:p><text:span text:style-name="T2"/></text:p>
          <text:p><text:span text:style-name="T2">int main()</text:span></text:p>
          <text:p><text:span text:style-name="T2">{</text:span></text:p>
          <text:p><text:span text:style-name="T2"><text:s text:c="3"/></text:span><text:span text:style-name="T2">using namespace </text:span><text:span text:style-name="T13">std</text:span><text:span text:style-name="T2">;</text:span></text:p>
          <text:p><text:span text:style-name="T2"><text:s text:c="3"/></text:span><text:span text:style-name="T13">cout</text:span><text:span text:style-name="T2"> &lt;&lt; “Hello” &lt;&lt; </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1" draw:text-style-name="P4" draw:layer="layout" svg:width="15.75cm" svg:height="5.808cm" svg:x="2.727cm" svg:y="6.092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8" draw:layer="layout" svg:x1="18.4cm" svg:y1="16.9cm" svg:x2="14.9cm" svg:y2="16.9cm">
          <text:p/>
        </draw:line>
        <draw:custom-shape draw:style-name="gr22" draw:text-style-name="P14" draw:layer="layout" svg:width="4.032cm" svg:height="1.519cm" svg:x="15.803cm" svg:y="4.767cm">
          <text:p text:style-name="P13"><text:span text:style-name="T14">iostream</text:span></text:p>
          <draw:enhanced-geometry svg:viewBox="0 0 21600 21600" draw:mirror-vertical="false" draw:type="mso-spt202" draw:enhanced-path="M 0 0 L 21600 0 21600 21600 0 21600 0 0 Z N"/>
        </draw:custom-shape>
        <draw:line draw:style-name="gr15" draw:text-style-name="P8" draw:layer="layout" svg:x1="18.4cm" svg:y1="16.9cm" svg:x2="19.9cm" svg:y2="16.9cm">
          <text:p/>
        </draw:line>
        <draw:custom-shape draw:style-name="gr23" draw:text-style-name="P14" draw:layer="layout" svg:width="6.581cm" svg:height="2.123cm" svg:x="20.319cm" svg:y="16.196cm">
          <text:p text:style-name="P13"><text:span text:style-name="T14">using directive</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11"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2">specific</text:span> name into the current scope</text:p>
              </text:list-item>
            </text:list>
          </draw:text-box>
        </draw:frame>
        <draw:custom-shape draw:style-name="gr20" draw:text-style-name="P4" draw:layer="layout" svg:width="16.764cm" svg:height="6.684cm" svg:x="2.741cm" svg:y="12.601cm">
          <text:p><text:span text:style-name="T2">#include &lt;iostream&gt;</text:span></text:p>
          <text:p><text:span text:style-name="T2"/></text:p>
          <text:p><text:span text:style-name="T2">int main()</text:span></text:p>
          <text:p><text:span text:style-name="T2">{</text:span></text:p>
          <text:p><text:span text:style-name="T2"><text:s text:c="3"/></text:span><text:span text:style-name="T2">using </text:span><text:span text:style-name="T13">std</text:span><text:span text:style-name="T2">::</text:span><text:span text:style-name="T13">cout</text:span><text:span text:style-name="T2">;</text:span></text:p>
          <text:p><text:span text:style-name="T2"><text:s text:c="3"/></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4" draw:text-style-name="P4" draw:layer="layout" svg:width="16.773cm" svg:height="5.808cm" svg:x="2.727cm" svg:y="6.093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line draw:style-name="gr19" draw:text-style-name="P8" draw:layer="layout" svg:x1="19.5cm" svg:y1="16.9cm" svg:x2="13cm" svg:y2="16.9cm">
          <text:p/>
        </draw:line>
        <draw:custom-shape draw:style-name="gr22" draw:text-style-name="P14" draw:layer="layout" svg:width="4.032cm" svg:height="1.519cm" svg:x="16.703cm" svg:y="4.768cm">
          <text:p text:style-name="P13"><text:span text:style-name="T14">iostream</text:span></text:p>
          <draw:enhanced-geometry svg:viewBox="0 0 21600 21600" draw:mirror-vertical="false" draw:type="mso-spt202" draw:enhanced-path="M 0 0 L 21600 0 21600 21600 0 21600 0 0 Z N"/>
        </draw:custom-shape>
        <draw:line draw:style-name="gr15" draw:text-style-name="P8" draw:layer="layout" svg:x1="19.5cm" svg:y1="16.901cm" svg:x2="21cm" svg:y2="16.901cm">
          <text:p/>
        </draw:line>
        <draw:custom-shape draw:style-name="gr23" draw:text-style-name="P14" draw:layer="layout" svg:width="6.581cm" svg:height="2.123cm" svg:x="21.419cm" svg:y="16.197cm">
          <text:p text:style-name="P13"><text:span text:style-name="T14">using declaration</text:span></text:p>
          <draw:enhanced-geometry svg:viewBox="0 0 21600 21600" draw:mirror-vertical="false" draw:type="mso-spt202"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3" draw:text-style-name="P11"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5" draw:text-style-name="P4" draw:layer="layout" svg:width="19.304cm" svg:height="6.684cm" svg:x="2.672cm" svg:y="12.602cm">
          <text:p><text:span text:style-name="T2">#include &lt;iostream&gt;</text:span></text:p>
          <text:p><text:span text:style-name="T2"/></text:p>
          <text:p><text:span text:style-name="T2">int main()</text:span></text:p>
          <text:p><text:span text:style-name="T2">{</text:span></text:p>
          <text:p><text:span text:style-name="T2"><text:s text:c="3"/></text:span><text:span text:style-name="T13">std</text:span><text:span text:style-name="T2">::</text:span><text:span text:style-name="T13">cout</text:span><text:span text:style-name="T2"> &lt;&lt; “Hello” &lt;&lt; </text:span><text:span text:style-name="T13">std</text:span><text:span text:style-name="T2">::</text:span><text:span text:style-name="T13">endl</text:span><text:span text:style-name="T2">;</text:span></text:p>
          <text:p><text:span text:style-name="T2">}</text:span></text:p>
          <draw:enhanced-geometry svg:viewBox="0 0 21600 21600" draw:type="rectangle" draw:enhanced-path="M 0 0 L 21600 0 21600 21600 0 21600 0 0 Z N"/>
        </draw:custom-shape>
        <draw:custom-shape draw:style-name="gr26" draw:text-style-name="P4" draw:layer="layout" svg:width="19.272cm" svg:height="5.808cm" svg:x="2.728cm" svg:y="6.094cm">
          <text:p><text:span text:style-name="T2">namespace </text:span><text:span text:style-name="T13">std</text:span></text:p>
          <text:p><text:span text:style-name="T2">{</text:span></text:p>
          <text:p><text:span text:style-name="T2"><text:s text:c="4"/></text:span><text:span text:style-name="T2">class ostream { ... };</text:span></text:p>
          <text:p><text:span text:style-name="T2"><text:s text:c="4"/></text:span><text:span text:style-name="T2">ostream &amp; </text:span><text:span text:style-name="T13">endl</text:span><text:span text:style-name="T2">(ostream &amp;);</text:span></text:p>
          <text:p><text:span text:style-name="T2"><text:s text:c="4"/></text:span><text:span text:style-name="T2">extern ostream </text:span><text:span text:style-name="T13">cout</text:span><text:span text:style-name="T2">;</text:span></text:p>
          <text:p><text:span text:style-name="T2">}</text:span></text:p>
          <draw:enhanced-geometry svg:viewBox="0 0 21600 21600" draw:type="rectangle" draw:enhanced-path="M 0 0 L 21600 0 21600 21600 0 21600 0 0 Z N"/>
        </draw:custom-shape>
        <draw:custom-shape draw:style-name="gr22" draw:text-style-name="P14" draw:layer="layout" svg:width="4.032cm" svg:height="1.519cm" svg:x="19.204cm" svg:y="4.769cm">
          <text:p text:style-name="P13"><text:span text:style-name="T14">iostream</text:span></text:p>
          <draw:enhanced-geometry svg:viewBox="0 0 21600 21600" draw:mirror-vertical="false" draw:type="mso-spt202" draw:enhanced-path="M 0 0 L 21600 0 21600 21600 0 21600 0 0 Z N"/>
        </draw:custom-shape>
        <draw:line draw:style-name="gr19" draw:text-style-name="P8" draw:layer="layout" svg:x1="6.4cm" svg:y1="18.5cm" svg:x2="6.4cm" svg:y2="17.5cm">
          <text:p/>
        </draw:line>
        <draw:line draw:style-name="gr19" draw:text-style-name="P8" draw:layer="layout" svg:x1="18.6cm" svg:y1="18.5cm" svg:x2="18.6cm" svg:y2="17.5cm">
          <text:p/>
        </draw:line>
        <presentation:notes draw:style-name="dp2">
          <draw:page-thumbnail draw:style-name="gr1" draw:layer="layout" svg:width="14.848cm" svg:height="11.136cm" svg:x="3.075cm" svg:y="2.257cm" draw:page-number="8" presentation:class="page"/>
          <draw:frame presentation:style-name="pr3" draw:text-style-name="P11"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9">only</text:span> explicit qualification</text:p>
              </text:list-item>
            </text:list>
          </draw:text-box>
        </draw:frame>
        <draw:custom-shape draw:style-name="gr27" draw:text-style-name="P4" draw:layer="layout" svg:width="11.746cm" svg:height="5.5cm" svg:x="3.354cm" svg:y="10.8cm">
          <text:p text:style-name="P3"><text:span text:style-name="T10">#include &lt;string&gt;</text:span></text:p>
          <text:p text:style-name="P3"><text:span text:style-name="T10"/></text:p>
          <text:p text:style-name="P3"><text:span text:style-name="T2">using namespace std;</text:span></text:p>
          <text:p text:style-name="P3"><text:span text:style-name="T2"/></text:p>
          <text:p text:style-name="P3"><text:span text:style-name="T2">string bad();</text:span></text:p>
          <draw:enhanced-geometry svg:viewBox="0 0 21600 21600" draw:type="rectangle" draw:enhanced-path="M 0 0 L 21600 0 21600 21600 0 21600 0 0 Z N"/>
        </draw:custom-shape>
        <draw:custom-shape draw:style-name="gr28" draw:text-style-name="P4" draw:layer="layout" svg:width="11.746cm" svg:height="3.5cm" svg:x="12.059cm" svg:y="15.296cm">
          <text:p text:style-name="P3"><text:span text:style-name="T10">#include &lt;string&gt;</text:span></text:p>
          <text:p text:style-name="P3"><text:span text:style-name="T10"/></text:p>
          <text:p text:style-name="P3"><text:span text:style-name="T2">std::string good();</text:span></text:p>
          <draw:enhanced-geometry svg:viewBox="0 0 21600 21600" draw:type="rectangle" draw:enhanced-path="M 0 0 L 21600 0 21600 21600 0 21600 0 0 Z N"/>
        </draw:custom-shape>
        <draw:g>
          <draw:custom-shape draw:style-name="gr29" draw:text-style-name="P7" draw:layer="layout" svg:width="0.473cm" svg:height="2.252cm" draw:transform="rotate (-2.35619449019309) translate (14.654cm 11.7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473cm" svg:height="2.252cm" draw:transform="rotate (-2.35619449019309) translate (14.654cm 11.7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42cm" svg:height="2.255cm" draw:transform="rotate (-2.35619449019309) translate (14.945cm 11.4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42cm" svg:height="2.255cm" draw:transform="rotate (-2.35619449019309) translate (14.945cm 11.4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73cm" svg:height="0.419cm" draw:transform="rotate (-2.35619449019309) translate (14.613cm 11.6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48cm" svg:height="0.363cm" draw:transform="rotate (-2.35619449019309) translate (14.705cm 11.5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05cm" svg:height="0.438cm" draw:transform="rotate (-2.35619449019309) translate (14.198cm 11.3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28cm" svg:height="0.17cm" draw:transform="rotate (-2.35619449019309) translate (13.781cm 10.9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43cm" svg:height="2.209cm" draw:transform="rotate (-2.35619449019309) translate (14.933cm 11.4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23cm" svg:height="2.256cm" draw:transform="rotate (-2.35619449019309) translate (14.667cm 11.7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42cm" svg:height="0.322cm" draw:transform="rotate (-2.35619449019309) translate (14.795cm 11.6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3cm" svg:height="0.022cm" draw:transform="rotate (-2.35619449019309) translate (14.602cm 11.757cm)">
            <text:p/>
            <draw:enhanced-geometry svg:viewBox="0 0 70 35" draw:type="non-primitive" draw:enhanced-path="M 0 0 L 9 5 17 9 26 15 34 20 43 24 52 29 61 32 70 35 0 0 Z N"/>
          </draw:custom-shape>
          <draw:custom-shape draw:style-name="gr31" draw:text-style-name="P7" draw:layer="layout" svg:width="0.145cm" svg:height="0.186cm" draw:transform="rotate (-2.35619449019309) translate (14.622cm 11.7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282cm" svg:height="0.135cm" draw:transform="rotate (-2.35619449019309) translate (14.244cm 11.6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17cm" svg:height="0.226cm" draw:transform="rotate (-2.35619449019309) translate (14.211cm 11.9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092cm" svg:height="0.218cm" draw:transform="rotate (-2.35619449019309) translate (14.22cm 11.9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79cm" svg:height="0.148cm" draw:transform="rotate (-2.35619449019309) translate (14.144cm 11.9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24cm" svg:height="0.216cm" draw:transform="rotate (-2.35619449019309) translate (14.183cm 11.9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73cm" svg:height="0.13cm" draw:transform="rotate (-2.35619449019309) translate (14.155cm 11.9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3cm" svg:height="0.128cm" draw:transform="rotate (-2.35619449019309) translate (14.1cm 11.8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288cm" svg:height="0.431cm" draw:transform="rotate (-2.35619449019309) translate (13.928cm 11.4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093cm" svg:height="0.028cm" draw:transform="rotate (-2.35619449019309) translate (13.871cm 11.427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29cm" svg:height="0.107cm" draw:transform="rotate (-2.35619449019309) translate (13.905cm 11.4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376cm" svg:height="0.615cm" draw:transform="rotate (-2.35619449019309) translate (13.353cm 11.0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291cm" svg:height="0.429cm" draw:transform="rotate (-2.35619449019309) translate (14.576cm 10.8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382cm" svg:height="0.61cm" draw:transform="rotate (-2.35619449019309) translate (14.223cm 10.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04cm" svg:height="0.105cm" draw:transform="rotate (-2.35619449019309) translate (14.412cm 10.9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37cm" svg:height="0.305cm" draw:transform="rotate (-2.35619449019309) translate (14.879cm 11.1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8cm" svg:height="0.004cm" draw:transform="rotate (-2.35619449019309) translate (14.466cm 11.2cm)">
            <text:p/>
            <draw:enhanced-geometry svg:viewBox="0 0 17 0" draw:type="non-primitive" draw:enhanced-path="M 0 0 L 4 0 9 0 12 0 17 0 0 0 Z N"/>
          </draw:custom-shape>
          <draw:custom-shape draw:style-name="gr31" draw:text-style-name="P7" draw:layer="layout" svg:width="0.198cm" svg:height="0.148cm" draw:transform="rotate (-2.35619449019309) translate (14.82cm 11.1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66cm" svg:height="0.148cm" draw:transform="rotate (-2.35619449019309) translate (14.051cm 10.6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382cm" svg:height="0.174cm" draw:transform="rotate (-2.35619449019309) translate (13.928cm 10.5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38cm" svg:height="0.022cm" draw:transform="rotate (-2.35619449019309) translate (13.701cm 10.4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02cm" svg:height="0.148cm" draw:transform="rotate (-2.35619449019309) translate (13.744cm 10.3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22cm" svg:height="0.135cm" draw:transform="rotate (-2.35619449019309) translate (13.644cm 10.2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198cm" svg:height="0.253cm" draw:transform="rotate (-2.35619449019309) translate (14.375cm 11.1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39cm" svg:height="0.04cm" draw:transform="rotate (-2.35619449019309) translate (14.226cm 11.192cm)">
            <text:p/>
            <draw:enhanced-geometry svg:viewBox="0 0 86 72" draw:type="non-primitive" draw:enhanced-path="M 0 0 L 10 9 21 18 32 27 43 35 54 44 65 53 76 62 86 72 0 0 Z N"/>
          </draw:custom-shape>
          <draw:custom-shape draw:style-name="gr29" draw:text-style-name="P7" draw:layer="layout" svg:width="0.124cm" svg:height="0.308cm" draw:transform="rotate (-2.35619449019309) translate (14.726cm 11.5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095cm" svg:height="0.137cm" draw:transform="rotate (-2.35619449019309) translate (14.03cm 11.4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29cm" svg:height="0.588cm" draw:transform="rotate (-2.35619449019309) translate (13.553cm 11.0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491cm" svg:height="0.133cm" draw:transform="rotate (-2.35619449019309) translate (13.488cm 10.1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48cm" svg:height="0.069cm" draw:transform="rotate (-2.35619449019309) translate (14.498cm 11.2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28cm" svg:height="0.474cm" draw:transform="rotate (-2.35619449019309) translate (14.511cm 11.0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28cm" svg:height="0.515cm" draw:transform="rotate (-2.35619449019309) translate (14.192cm 11.4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27cm" svg:height="0.044cm" draw:transform="rotate (-2.35619449019309) translate (14.173cm 10.7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3cm" svg:height="0.007cm" draw:transform="rotate (-2.35619449019309) translate (13.681cm 11.247cm)">
            <text:p/>
            <draw:enhanced-geometry svg:viewBox="0 0 54 0" draw:type="non-primitive" draw:enhanced-path="M 0 0 L 0 0 6 0 13 0 20 0 27 0 34 0 41 0 47 0 54 0 N"/>
          </draw:custom-shape>
          <draw:custom-shape draw:style-name="gr32" draw:text-style-name="P7" draw:layer="layout" svg:width="0.612cm" svg:height="0.045cm" draw:transform="rotate (-2.35619449019309) translate (14.082cm 10.7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769cm" svg:height="0.07cm" draw:transform="rotate (-2.35619449019309) translate (14.061cm 10.5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1cm" draw:transform="rotate (-2.35619449019309) translate (13.492cm 11.155cm)">
            <text:p/>
            <draw:enhanced-geometry svg:viewBox="0 0 0 36" draw:type="non-primitive" draw:enhanced-path="M 0 0 L 0 0 0 4 0 9 0 13 0 18 0 22 0 27 0 32 0 36 N"/>
          </draw:custom-shape>
          <draw:custom-shape draw:style-name="gr32" draw:text-style-name="P7" draw:layer="layout" svg:width="0.834cm" svg:height="0.093cm" draw:transform="rotate (-2.35619449019309) translate (13.914cm 10.3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868cm" svg:height="0.068cm" draw:transform="rotate (-2.35619449019309) translate (13.695cm 10.2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859cm" svg:height="0.068cm" draw:transform="rotate (-2.35619449019309) translate (13.578cm 10.1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791cm" svg:height="0.136cm" draw:transform="rotate (-2.35619449019309) translate (13.481cm 10.0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096cm" svg:height="0.005cm" draw:transform="rotate (-2.35619449019309) translate (13.126cm 10.094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1cm" svg:height="0.021cm" draw:transform="rotate (-2.35619449019309) translate (13.035cm 10.2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14.602cm 11.5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14.291cm 11.0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13.973cm 10.7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13.826cm 10.8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13.757cm 10.6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13.607cm 10.5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13.511cm 10.3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13.411cm 10.3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13.293cm 10.2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6cm" svg:height="0.02cm" draw:transform="rotate (-2.35619449019309) translate (14.101cm 12.023cm)">
            <text:p/>
            <draw:enhanced-geometry svg:viewBox="0 0 35 36" draw:type="non-primitive" draw:enhanced-path="M 35 0 L 35 0 31 5 26 10 22 14 17 17 13 22 9 27 5 31 0 36 N"/>
          </draw:custom-shape>
          <draw:custom-shape draw:style-name="gr30" draw:text-style-name="P7" draw:layer="layout" svg:width="0.057cm" svg:height="0.047cm" draw:transform="rotate (-2.35619449019309) translate (14.571cm 11.73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65cm" svg:height="0.019cm" draw:transform="rotate (-2.35619449019309) translate (14.685cm 11.611cm)">
            <text:p/>
            <draw:enhanced-geometry svg:viewBox="0 0 140 34" draw:type="non-primitive" draw:enhanced-path="M 140 0 L 140 0 122 4 103 5 84 6 63 7 45 10 28 15 12 23 0 34 N"/>
          </draw:custom-shape>
          <draw:custom-shape draw:style-name="gr30" draw:text-style-name="P7" draw:layer="layout" svg:width="0.023cm" svg:height="0.064cm" draw:transform="rotate (-2.35619449019309) translate (14.699cm 11.576cm)">
            <text:p/>
            <draw:enhanced-geometry svg:viewBox="0 0 53 106" draw:type="non-primitive" draw:enhanced-path="M 0 106 L 0 106 6 92 13 79 20 66 27 53 33 40 39 27 46 14 53 0 N"/>
          </draw:custom-shape>
          <draw:custom-shape draw:style-name="gr30" draw:text-style-name="P7" draw:layer="layout" svg:width="0.005cm" svg:height="0.063cm" draw:transform="rotate (-2.35619449019309) translate (14.697cm 11.578cm)">
            <text:p/>
            <draw:enhanced-geometry svg:viewBox="0 0 11 106" draw:type="non-primitive" draw:enhanced-path="M 0 0 L 0 0 1 14 3 29 6 42 9 57 11 71 10 84 6 96 0 106 N"/>
          </draw:custom-shape>
          <draw:custom-shape draw:style-name="gr30" draw:text-style-name="P7" draw:layer="layout" svg:width="0.076cm" svg:height="0.056cm" draw:transform="rotate (-2.35619449019309) translate (14.551cm 11.7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7cm" svg:height="0.021cm" draw:transform="rotate (-2.35619449019309) translate (14.548cm 11.818cm)">
            <text:p/>
            <draw:enhanced-geometry svg:viewBox="0 0 35 35" draw:type="non-primitive" draw:enhanced-path="M 35 35 L 35 35 31 31 26 25 23 18 18 12 15 6 10 3 6 0 0 1 N"/>
          </draw:custom-shape>
          <draw:custom-shape draw:style-name="gr30" draw:text-style-name="P7" draw:layer="layout" svg:width="0.023cm" svg:height="0.065cm" draw:transform="rotate (-2.35619449019309) translate (14.711cm 11.576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28cm" svg:height="1.669cm" draw:transform="rotate (-2.35619449019309) translate (14.685cm 11.8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095cm" svg:height="0.321cm" draw:transform="rotate (-2.35619449019309) translate (14.694cm 11.4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095cm" svg:height="0.321cm" draw:transform="rotate (-2.35619449019309) translate (14.694cm 11.4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17cm" svg:height="0.308cm" draw:transform="rotate (-2.35619449019309) translate (14.734cm 11.4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17cm" svg:height="0.308cm" draw:transform="rotate (-2.35619449019309) translate (14.734cm 11.4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02cm" svg:height="0.193cm" draw:transform="rotate (-2.35619449019309) translate (14.726cm 11.4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02cm" svg:height="0.193cm" draw:transform="rotate (-2.35619449019309) translate (14.726cm 11.4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1cm" svg:height="0.302cm" draw:transform="rotate (-2.35619449019309) translate (14.487cm 11.7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1cm" svg:height="0.302cm" draw:transform="rotate (-2.35619449019309) translate (14.487cm 11.7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09cm" svg:height="0.188cm" draw:transform="rotate (-2.35619449019309) translate (14.368cm 11.6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09cm" svg:height="0.188cm" draw:transform="rotate (-2.35619449019309) translate (14.368cm 11.6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78cm" svg:height="0.022cm" draw:transform="rotate (-2.35619449019309) translate (14.398cm 11.635cm)">
            <text:p/>
            <draw:enhanced-geometry svg:viewBox="0 0 175 34" draw:type="non-primitive" draw:enhanced-path="M 175 0 L 153 4 132 9 109 13 87 17 66 21 43 26 22 30 0 34 175 0 Z N"/>
          </draw:custom-shape>
          <draw:custom-shape draw:style-name="gr30" draw:text-style-name="P7" draw:layer="layout" svg:width="0.078cm" svg:height="0.022cm" draw:transform="rotate (-2.35619449019309) translate (14.398cm 11.635cm)">
            <text:p/>
            <draw:enhanced-geometry svg:viewBox="0 0 175 34" draw:type="non-primitive" draw:enhanced-path="M 175 0 L 175 0 153 4 132 9 109 13 87 17 66 21 43 26 22 30 0 34 N"/>
          </draw:custom-shape>
          <draw:custom-shape draw:style-name="gr33" draw:text-style-name="P7" draw:layer="layout" svg:width="0.091cm" svg:height="0.216cm" draw:transform="rotate (-2.35619449019309) translate (14.609cm 11.2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1cm" svg:height="0.216cm" draw:transform="rotate (-2.35619449019309) translate (14.609cm 11.2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76cm" svg:height="0.217cm" draw:transform="rotate (-2.35619449019309) translate (14.275cm 11.6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76cm" svg:height="0.217cm" draw:transform="rotate (-2.35619449019309) translate (14.275cm 11.6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14.094cm 12.086cm)">
            <text:p/>
            <draw:enhanced-geometry svg:viewBox="0 0 44 17" draw:type="non-primitive" draw:enhanced-path="M 44 17 L 38 15 33 13 28 10 23 8 17 7 11 5 6 2 0 0 44 17 Z N"/>
          </draw:custom-shape>
          <draw:custom-shape draw:style-name="gr30" draw:text-style-name="P7" draw:layer="layout" svg:width="0.021cm" svg:height="0.011cm" draw:transform="rotate (-2.35619449019309) translate (14.094cm 12.086cm)">
            <text:p/>
            <draw:enhanced-geometry svg:viewBox="0 0 44 17" draw:type="non-primitive" draw:enhanced-path="M 44 17 L 44 17 38 15 33 13 28 10 23 8 17 7 11 5 6 2 0 0 N"/>
          </draw:custom-shape>
          <draw:custom-shape draw:style-name="gr33" draw:text-style-name="P7" draw:layer="layout" svg:width="0.255cm" svg:height="0.226cm" draw:transform="rotate (-2.35619449019309) translate (14.23cm 12.1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55cm" svg:height="0.226cm" draw:transform="rotate (-2.35619449019309) translate (14.23cm 12.1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26cm" svg:height="0.204cm" draw:transform="rotate (-2.35619449019309) translate (13.434cm 11.4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26cm" svg:height="0.204cm" draw:transform="rotate (-2.35619449019309) translate (13.434cm 11.4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13cm" svg:height="0.313cm" draw:transform="rotate (-2.35619449019309) translate (12.673cm 10.8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13cm" svg:height="0.313cm" draw:transform="rotate (-2.35619449019309) translate (12.673cm 10.8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76cm" svg:height="0.064cm" draw:transform="rotate (-2.35619449019309) translate (12.993cm 10.4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76cm" svg:height="0.064cm" draw:transform="rotate (-2.35619449019309) translate (12.993cm 10.4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4cm" svg:height="0.053cm" draw:transform="rotate (-2.35619449019309) translate (13.389cm 10.0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4cm" svg:height="0.053cm" draw:transform="rotate (-2.35619449019309) translate (13.389cm 10.0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69cm" svg:height="0.119cm" draw:transform="rotate (-2.35619449019309) translate (13.022cm 10.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69cm" svg:height="0.119cm" draw:transform="rotate (-2.35619449019309) translate (13.022cm 10.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69cm" svg:height="0.121cm" draw:transform="rotate (-2.35619449019309) translate (13.32cm 10.0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69cm" svg:height="0.121cm" draw:transform="rotate (-2.35619449019309) translate (13.32cm 10.0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4cm" svg:height="0.204cm" draw:transform="rotate (-2.35619449019309) translate (14.438cm 10.3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4cm" svg:height="0.204cm" draw:transform="rotate (-2.35619449019309) translate (14.438cm 10.3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23cm" svg:height="0.317cm" draw:transform="rotate (-2.35619449019309) translate (14cm 9.5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23cm" svg:height="0.317cm" draw:transform="rotate (-2.35619449019309) translate (14cm 9.5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695cm" svg:height="1.67cm" draw:transform="rotate (-2.35619449019309) translate (15.3cm 11.2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55cm" svg:height="0.228cm" draw:transform="rotate (-2.35619449019309) translate (15.243cm 11.1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55cm" svg:height="0.228cm" draw:transform="rotate (-2.35619449019309) translate (15.243cm 11.1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3cm" draw:transform="rotate (-2.35619449019309) translate (15.07cm 11.234cm)">
            <text:p/>
            <draw:enhanced-geometry svg:viewBox="0 0 0 140" draw:type="non-primitive" draw:enhanced-path="M 0 140 L 0 140 0 123 0 105 0 88 0 70 0 53 0 36 0 17 0 0 N"/>
          </draw:custom-shape>
          <draw:custom-shape draw:style-name="gr30" draw:text-style-name="P7" draw:layer="layout" svg:width="0.004cm" svg:height="0.087cm" draw:transform="rotate (-2.35619449019309) translate (15.024cm 11.254cm)">
            <text:p/>
            <draw:enhanced-geometry svg:viewBox="0 0 0 141" draw:type="non-primitive" draw:enhanced-path="M 0 141 L 0 141 0 123 0 106 0 88 0 71 0 54 0 36 0 19 0 0 N"/>
          </draw:custom-shape>
          <draw:custom-shape draw:style-name="gr30" draw:text-style-name="P7" draw:layer="layout" svg:width="0.005cm" svg:height="0.064cm" draw:transform="rotate (-2.35619449019309) translate (15.124cm 11.207cm)">
            <text:p/>
            <draw:enhanced-geometry svg:viewBox="0 0 9 105" draw:type="non-primitive" draw:enhanced-path="M 9 105 L 9 105 7 91 6 79 5 65 4 52 3 40 2 26 1 14 0 0 N"/>
          </draw:custom-shape>
          <draw:custom-shape draw:style-name="gr30" draw:text-style-name="P7" draw:layer="layout" svg:width="0.044cm" svg:height="0.005cm" draw:transform="rotate (-2.35619449019309) translate (15.109cm 11.101cm)">
            <text:p/>
            <draw:enhanced-geometry svg:viewBox="0 0 97 0" draw:type="non-primitive" draw:enhanced-path="M 97 0 L 97 0 84 0 72 0 59 0 48 0 35 0 24 0 12 0 0 0 N"/>
          </draw:custom-shape>
          <draw:custom-shape draw:style-name="gr30" draw:text-style-name="P7" draw:layer="layout" svg:width="0.073cm" svg:height="0.021cm" draw:transform="rotate (-2.35619449019309) translate (15.041cm 11.102cm)">
            <text:p/>
            <draw:enhanced-geometry svg:viewBox="0 0 149 35" draw:type="non-primitive" draw:enhanced-path="M 149 0 L 149 0 131 5 112 9 93 14 74 17 56 22 37 26 19 31 0 35 N"/>
          </draw:custom-shape>
          <draw:custom-shape draw:style-name="gr30" draw:text-style-name="P7" draw:layer="layout" svg:width="0.069cm" svg:height="0.03cm" draw:transform="rotate (-2.35619449019309) translate (14.985cm 11.101cm)">
            <text:p/>
            <draw:enhanced-geometry svg:viewBox="0 0 148 55" draw:type="non-primitive" draw:enhanced-path="M 148 0 L 148 0 129 7 111 14 92 21 74 27 54 34 36 41 18 48 0 55 N"/>
          </draw:custom-shape>
          <draw:custom-shape draw:style-name="gr30" draw:text-style-name="P7" draw:layer="layout" svg:width="0.006cm" svg:height="0.077cm" draw:transform="rotate (-2.35619449019309) translate (14.959cm 11.279cm)">
            <text:p/>
            <draw:enhanced-geometry svg:viewBox="0 0 0 121" draw:type="non-primitive" draw:enhanced-path="M 0 121 L 0 121 0 106 0 92 0 77 0 61 0 46 0 31 0 16 0 0 N"/>
          </draw:custom-shape>
          <draw:custom-shape draw:style-name="gr30" draw:text-style-name="P7" draw:layer="layout" svg:width="0.053cm" svg:height="0.021cm" draw:transform="rotate (-2.35619449019309) translate (14.934cm 11.144cm)">
            <text:p/>
            <draw:enhanced-geometry svg:viewBox="0 0 107 37" draw:type="non-primitive" draw:enhanced-path="M 107 0 L 107 0 93 5 80 9 66 14 54 18 40 23 26 26 14 32 0 37 N"/>
          </draw:custom-shape>
          <draw:custom-shape draw:style-name="gr30" draw:text-style-name="P7" draw:layer="layout" svg:width="0.008cm" svg:height="0.052cm" draw:transform="rotate (-2.35619449019309) translate (14.918cm 11.28cm)">
            <text:p/>
            <draw:enhanced-geometry svg:viewBox="0 0 17 87" draw:type="non-primitive" draw:enhanced-path="M 0 87 L 0 87 2 77 4 66 6 56 8 44 10 34 13 23 15 11 17 0 N"/>
          </draw:custom-shape>
          <draw:custom-shape draw:style-name="gr30" draw:text-style-name="P7" draw:layer="layout" svg:width="0.028cm" svg:height="0.008cm" draw:transform="rotate (-2.35619449019309) translate (14.891cm 11.107cm)">
            <text:p/>
            <draw:enhanced-geometry svg:viewBox="0 0 61 17" draw:type="non-primitive" draw:enhanced-path="M 61 0 L 61 0 53 2 46 4 38 6 30 8 22 10 16 12 8 14 0 17 N"/>
          </draw:custom-shape>
          <draw:custom-shape draw:style-name="gr30" draw:text-style-name="P7" draw:layer="layout" svg:width="0.008cm" svg:height="0.089cm" draw:transform="rotate (-2.35619449019309) translate (14.155cm 11.988cm)">
            <text:p/>
            <draw:enhanced-geometry svg:viewBox="0 0 18 141" draw:type="non-primitive" draw:enhanced-path="M 18 141 L 18 141 16 122 13 105 11 87 9 70 7 53 4 35 2 18 0 0 N"/>
          </draw:custom-shape>
          <draw:custom-shape draw:style-name="gr30" draw:text-style-name="P7" draw:layer="layout" svg:width="0.008cm" svg:height="0.085cm" draw:transform="rotate (-2.35619449019309) translate (14.177cm 12.037cm)">
            <text:p/>
            <draw:enhanced-geometry svg:viewBox="0 0 17 140" draw:type="non-primitive" draw:enhanced-path="M 0 140 L 0 140 2 123 4 105 7 88 9 70 11 52 12 35 15 17 17 0 N"/>
          </draw:custom-shape>
          <draw:custom-shape draw:style-name="gr30" draw:text-style-name="P7" draw:layer="layout" svg:width="0.061cm" svg:height="0.011cm" draw:transform="rotate (-2.35619449019309) translate (14.1cm 11.948cm)">
            <text:p/>
            <draw:enhanced-geometry svg:viewBox="0 0 131 17" draw:type="non-primitive" draw:enhanced-path="M 0 0 L 0 0 17 2 33 4 49 6 66 9 82 11 98 12 114 14 131 17 N"/>
          </draw:custom-shape>
          <draw:custom-shape draw:style-name="gr30" draw:text-style-name="P7" draw:layer="layout" svg:width="0.052cm" svg:height="0.021cm" draw:transform="rotate (-2.35619449019309) translate (14.104cm 11.91cm)">
            <text:p/>
            <draw:enhanced-geometry svg:viewBox="0 0 114 34" draw:type="non-primitive" draw:enhanced-path="M 0 0 L 0 0 14 4 27 9 42 13 57 18 70 21 85 26 100 30 114 34 N"/>
          </draw:custom-shape>
          <draw:custom-shape draw:style-name="gr30" draw:text-style-name="P7" draw:layer="layout" svg:width="0.006cm" svg:height="0.046cm" draw:transform="rotate (-2.35619449019309) translate (14.126cm 12.131cm)">
            <text:p/>
            <draw:enhanced-geometry svg:viewBox="0 0 17 71" draw:type="non-primitive" draw:enhanced-path="M 0 71 L 0 71 1 62 3 53 4 44 6 35 9 27 11 18 13 9 17 0 N"/>
          </draw:custom-shape>
          <draw:custom-shape draw:style-name="gr30" draw:text-style-name="P7" draw:layer="layout" svg:width="0.004cm" svg:height="0.071cm" draw:transform="rotate (-2.35619449019309) translate (14.137cm 12.14cm)">
            <text:p/>
            <draw:enhanced-geometry svg:viewBox="0 0 0 124" draw:type="non-primitive" draw:enhanced-path="M 0 124 L 0 124 0 108 0 93 0 78 0 62 0 47 0 31 0 16 0 0 N"/>
          </draw:custom-shape>
          <draw:custom-shape draw:style-name="gr30" draw:text-style-name="P7" draw:layer="layout" svg:width="0.004cm" svg:height="0.055cm" draw:transform="rotate (-2.35619449019309) translate (14.152cm 12.187cm)">
            <text:p/>
            <draw:enhanced-geometry svg:viewBox="0 0 12 87" draw:type="non-primitive" draw:enhanced-path="M 4 87 L 4 87 4 75 3 64 1 51 0 40 0 29 2 19 6 8 12 0 N"/>
          </draw:custom-shape>
          <draw:custom-shape draw:style-name="gr30" draw:text-style-name="P7" draw:layer="layout" svg:width="0.009cm" svg:height="0.063cm" draw:transform="rotate (-2.35619449019309) translate (14.082cm 12.241cm)">
            <text:p/>
            <draw:enhanced-geometry svg:viewBox="0 0 18 105" draw:type="non-primitive" draw:enhanced-path="M 9 105 L 9 105 9 90 11 74 14 56 17 39 18 24 15 12 10 3 0 0 N"/>
          </draw:custom-shape>
          <draw:custom-shape draw:style-name="gr30" draw:text-style-name="P7" draw:layer="layout" svg:width="0.04cm" svg:height="0.033cm" draw:transform="rotate (-2.35619449019309) translate (14.021cm 12.15cm)">
            <text:p/>
            <draw:enhanced-geometry svg:viewBox="0 0 88 52" draw:type="non-primitive" draw:enhanced-path="M 0 0 L 0 0 11 7 21 12 33 19 44 26 54 33 65 40 77 45 88 52 N"/>
          </draw:custom-shape>
          <draw:custom-shape draw:style-name="gr30" draw:text-style-name="P7" draw:layer="layout" svg:width="0.035cm" svg:height="0.02cm" draw:transform="rotate (-2.35619449019309) translate (14.064cm 12.125cm)">
            <text:p/>
            <draw:enhanced-geometry svg:viewBox="0 0 72 35" draw:type="non-primitive" draw:enhanced-path="M 0 0 L 0 0 9 5 18 9 27 14 36 17 44 22 53 26 63 31 72 35 N"/>
          </draw:custom-shape>
          <draw:custom-shape draw:style-name="gr30" draw:text-style-name="P7" draw:layer="layout" svg:width="0.044cm" svg:height="0.03cm" draw:transform="rotate (-2.35619449019309) translate (14.117cm 12.073cm)">
            <text:p/>
            <draw:enhanced-geometry svg:viewBox="0 0 96 52" draw:type="non-primitive" draw:enhanced-path="M 0 0 L 0 0 12 7 24 13 36 19 49 26 60 32 72 39 84 46 96 52 N"/>
          </draw:custom-shape>
          <draw:custom-shape draw:style-name="gr30" draw:text-style-name="P7" draw:layer="layout" svg:width="0.041cm" svg:height="0.033cm" draw:transform="rotate (-2.35619449019309) translate (14.075cm 12.008cm)">
            <text:p/>
            <draw:enhanced-geometry svg:viewBox="0 0 89 53" draw:type="non-primitive" draw:enhanced-path="M 0 0 L 0 0 11 7 22 13 33 19 45 26 55 33 66 40 77 47 89 53 N"/>
          </draw:custom-shape>
          <draw:custom-shape draw:style-name="gr30" draw:text-style-name="P7" draw:layer="layout" svg:width="0.029cm" svg:height="0.014cm" draw:transform="rotate (-2.35619449019309) translate (13.662cm 11.442cm)">
            <text:p/>
            <draw:enhanced-geometry svg:viewBox="0 0 62 20" draw:type="non-primitive" draw:enhanced-path="M 0 0 L 0 0 8 3 16 7 25 11 33 15 41 18 47 20 55 20 62 17 N"/>
          </draw:custom-shape>
          <draw:custom-shape draw:style-name="gr30" draw:text-style-name="P7" draw:layer="layout" svg:width="0.008cm" svg:height="0.011cm" draw:transform="rotate (-2.35619449019309) translate (13.597cm 11.528cm)">
            <text:p/>
            <draw:enhanced-geometry svg:viewBox="0 0 17 18" draw:type="non-primitive" draw:enhanced-path="M 0 18 L 0 18 5 13 8 9 13 4 17 0 N"/>
          </draw:custom-shape>
          <draw:custom-shape draw:style-name="gr30" draw:text-style-name="P7" draw:layer="layout" svg:width="0.037cm" svg:height="0.02cm" draw:transform="rotate (-2.35619449019309) translate (13.648cm 11.489cm)">
            <text:p/>
            <draw:enhanced-geometry svg:viewBox="0 0 79 35" draw:type="non-primitive" draw:enhanced-path="M 0 0 L 0 0 10 4 20 9 30 13 41 17 51 21 60 26 70 30 79 35 N"/>
          </draw:custom-shape>
          <draw:custom-shape draw:style-name="gr30" draw:text-style-name="P7" draw:layer="layout" svg:width="0.032cm" svg:height="0.011cm" draw:transform="rotate (-2.35619449019309) translate (13.519cm 11.434cm)">
            <text:p/>
            <draw:enhanced-geometry svg:viewBox="0 0 70 17" draw:type="non-primitive" draw:enhanced-path="M 0 17 L 0 17 9 15 17 13 26 11 35 8 43 6 52 5 60 3 70 0 N"/>
          </draw:custom-shape>
          <draw:custom-shape draw:style-name="gr30" draw:text-style-name="P7" draw:layer="layout" svg:width="0.041cm" svg:height="0.011cm" draw:transform="rotate (-2.35619449019309) translate (13.455cm 11.383cm)">
            <text:p/>
            <draw:enhanced-geometry svg:viewBox="0 0 88 17" draw:type="non-primitive" draw:enhanced-path="M 0 17 L 0 17 11 14 22 12 32 10 44 8 54 5 65 3 76 1 88 0 N"/>
          </draw:custom-shape>
          <draw:custom-shape draw:style-name="gr30" draw:text-style-name="P7" draw:layer="layout" svg:width="0.033cm" svg:height="0.023cm" draw:transform="rotate (-2.35619449019309) translate (13.516cm 11.407cm)">
            <text:p/>
            <draw:enhanced-geometry svg:viewBox="0 0 71 36" draw:type="non-primitive" draw:enhanced-path="M 71 0 L 71 0 62 5 53 10 44 14 36 19 27 23 18 27 9 31 0 36 N"/>
          </draw:custom-shape>
          <draw:custom-shape draw:style-name="gr30" draw:text-style-name="P7" draw:layer="layout" svg:width="0.032cm" svg:height="0.011cm" draw:transform="rotate (-2.35619449019309) translate (13.591cm 11.399cm)">
            <text:p/>
            <draw:enhanced-geometry svg:viewBox="0 0 72 19" draw:type="non-primitive" draw:enhanced-path="M 72 0 L 72 0 63 2 54 5 45 7 37 9 28 13 19 15 10 17 0 19 N"/>
          </draw:custom-shape>
          <draw:custom-shape draw:style-name="gr30" draw:text-style-name="P7" draw:layer="layout" svg:width="0.033cm" svg:height="0.006cm" draw:transform="rotate (-2.35619449019309) translate (13.62cm 11.415cm)">
            <text:p/>
            <draw:enhanced-geometry svg:viewBox="0 0 62 17" draw:type="non-primitive" draw:enhanced-path="M 62 17 L 62 17 54 15 47 12 39 10 31 8 23 6 16 4 8 2 0 0 N"/>
          </draw:custom-shape>
          <draw:custom-shape draw:style-name="gr30" draw:text-style-name="P7" draw:layer="layout" svg:width="0.033cm" svg:height="0.008cm" draw:transform="rotate (-2.35619449019309) translate (13.676cm 11.44cm)">
            <text:p/>
            <draw:enhanced-geometry svg:viewBox="0 0 69 17" draw:type="non-primitive" draw:enhanced-path="M 0 17 L 0 17 9 15 18 13 26 11 35 8 43 6 52 4 60 2 69 0 N"/>
          </draw:custom-shape>
          <draw:custom-shape draw:style-name="gr30" draw:text-style-name="P7" draw:layer="layout" svg:width="0.037cm" svg:height="0.045cm" draw:transform="rotate (-2.35619449019309) translate (13.072cm 11.011cm)">
            <text:p/>
            <draw:enhanced-geometry svg:viewBox="0 0 78 71" draw:type="non-primitive" draw:enhanced-path="M 78 0 L 78 0 68 9 59 18 48 28 38 35 28 45 19 54 9 62 0 71 N"/>
          </draw:custom-shape>
          <draw:custom-shape draw:style-name="gr30" draw:text-style-name="P7" draw:layer="layout" svg:width="0.042cm" svg:height="0.021cm" draw:transform="rotate (-2.35619449019309) translate (13.02cm 11.04cm)">
            <text:p/>
            <draw:enhanced-geometry svg:viewBox="0 0 88 37" draw:type="non-primitive" draw:enhanced-path="M 0 0 L 0 0 11 5 21 9 33 14 44 18 54 23 66 28 77 32 88 37 N"/>
          </draw:custom-shape>
          <draw:custom-shape draw:style-name="gr30" draw:text-style-name="P7" draw:layer="layout" svg:width="0.033cm" svg:height="0.032cm" draw:transform="rotate (-2.35619449019309) translate (12.952cm 10.978cm)">
            <text:p/>
            <draw:enhanced-geometry svg:viewBox="0 0 70 52" draw:type="non-primitive" draw:enhanced-path="M 70 0 L 70 0 60 7 47 12 35 18 24 22 12 29 4 35 0 43 1 52 N"/>
          </draw:custom-shape>
          <draw:custom-shape draw:style-name="gr30" draw:text-style-name="P7" draw:layer="layout" svg:width="0.047cm" svg:height="0.007cm" draw:transform="rotate (-2.35619449019309) translate (12.897cm 10.977cm)">
            <text:p/>
            <draw:enhanced-geometry svg:viewBox="0 0 97 0" draw:type="non-primitive" draw:enhanced-path="M 0 0 L 0 0 13 0 24 0 37 0 48 0 60 0 72 0 84 0 97 0 N"/>
          </draw:custom-shape>
          <draw:custom-shape draw:style-name="gr30" draw:text-style-name="P7" draw:layer="layout" svg:width="0.032cm" svg:height="0.032cm" draw:transform="rotate (-2.35619449019309) translate (12.883cm 10.934cm)">
            <text:p/>
            <draw:enhanced-geometry svg:viewBox="0 0 70 52" draw:type="non-primitive" draw:enhanced-path="M 70 0 L 70 0 61 7 52 13 44 20 35 26 26 33 18 40 9 46 0 52 N"/>
          </draw:custom-shape>
          <draw:custom-shape draw:style-name="gr30" draw:text-style-name="P7" draw:layer="layout" svg:width="0.044cm" svg:height="0.004cm" draw:transform="rotate (-2.35619449019309) translate (12.88cm 10.929cm)">
            <text:p/>
            <draw:enhanced-geometry svg:viewBox="0 0 97 0" draw:type="non-primitive" draw:enhanced-path="M 0 0 L 0 0 13 0 24 0 37 0 48 0 61 0 72 0 84 0 97 0 N"/>
          </draw:custom-shape>
          <draw:custom-shape draw:style-name="gr30" draw:text-style-name="P7" draw:layer="layout" svg:width="0.033cm" svg:height="0.021cm" draw:transform="rotate (-2.35619449019309) translate (12.779cm 10.912cm)">
            <text:p/>
            <draw:enhanced-geometry svg:viewBox="0 0 72 35" draw:type="non-primitive" draw:enhanced-path="M 72 0 L 72 0 61 4 50 7 38 10 25 12 15 16 6 20 1 27 0 35 N"/>
          </draw:custom-shape>
          <draw:custom-shape draw:style-name="gr30" draw:text-style-name="P7" draw:layer="layout" svg:width="0.055cm" svg:height="0.005cm" draw:transform="rotate (-2.35619449019309) translate (12.79cm 10.878cm)">
            <text:p/>
            <draw:enhanced-geometry svg:viewBox="0 0 122 0" draw:type="non-primitive" draw:enhanced-path="M 122 0 L 122 0 106 0 90 0 76 0 60 0 45 0 30 0 14 0 0 0 N"/>
          </draw:custom-shape>
          <draw:custom-shape draw:style-name="gr30" draw:text-style-name="P7" draw:layer="layout" svg:width="0.023cm" svg:height="0.008cm" draw:transform="rotate (-2.35619449019309) translate (12.796cm 10.824cm)">
            <text:p/>
            <draw:enhanced-geometry svg:viewBox="0 0 52 17" draw:type="non-primitive" draw:enhanced-path="M 52 0 L 52 0 46 2 40 5 33 7 26 9 20 11 13 14 7 15 0 17 N"/>
          </draw:custom-shape>
          <draw:custom-shape draw:style-name="gr30" draw:text-style-name="P7" draw:layer="layout" svg:width="0.028cm" svg:height="0.044cm" draw:transform="rotate (-2.35619449019309) translate (12.772cm 10.868cm)">
            <text:p/>
            <draw:enhanced-geometry svg:viewBox="0 0 61 71" draw:type="non-primitive" draw:enhanced-path="M 61 0 L 61 0 53 9 46 18 38 26 30 35 22 45 16 52 8 62 0 71 N"/>
          </draw:custom-shape>
          <draw:custom-shape draw:style-name="gr30" draw:text-style-name="P7" draw:layer="layout" svg:width="0.033cm" svg:height="0.008cm" draw:transform="rotate (-2.35619449019309) translate (12.694cm 10.869cm)">
            <text:p/>
            <draw:enhanced-geometry svg:viewBox="0 0 70 17" draw:type="non-primitive" draw:enhanced-path="M 0 17 L 0 17 9 15 18 13 26 12 35 9 44 7 52 5 61 3 70 0 N"/>
          </draw:custom-shape>
          <draw:custom-shape draw:style-name="gr30" draw:text-style-name="P7" draw:layer="layout" svg:width="0.054cm" svg:height="0.004cm" draw:transform="rotate (-2.35619449019309) translate (14.348cm 10.544cm)">
            <text:p/>
            <draw:enhanced-geometry svg:viewBox="0 0 107 0" draw:type="non-primitive" draw:enhanced-path="M 107 0 L 107 0 93 0 80 0 66 0 54 0 40 0 26 0 14 0 0 0 N"/>
          </draw:custom-shape>
          <draw:custom-shape draw:style-name="gr30" draw:text-style-name="P7" draw:layer="layout" svg:width="0.065cm" svg:height="0.011cm" draw:transform="rotate (-2.35619449019309) translate (14.348cm 10.606cm)">
            <text:p/>
            <draw:enhanced-geometry svg:viewBox="0 0 131 19" draw:type="non-primitive" draw:enhanced-path="M 131 0 L 131 0 114 2 98 5 81 7 65 9 49 13 32 15 17 17 0 19 N"/>
          </draw:custom-shape>
          <draw:custom-shape draw:style-name="gr30" draw:text-style-name="P7" draw:layer="layout" svg:width="0.036cm" svg:height="0.004cm" draw:transform="rotate (-2.35619449019309) translate (14.411cm 10.667cm)">
            <text:p/>
            <draw:enhanced-geometry svg:viewBox="0 0 78 0" draw:type="non-primitive" draw:enhanced-path="M 78 0 L 78 0 68 0 59 0 49 0 39 0 28 0 19 0 9 0 0 0 N"/>
          </draw:custom-shape>
          <draw:custom-shape draw:style-name="gr30" draw:text-style-name="P7" draw:layer="layout" svg:width="0.049cm" svg:height="0.005cm" draw:transform="rotate (-2.35619449019309) translate (14.388cm 10.771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3cm" svg:height="0.007cm" draw:transform="rotate (-2.35619449019309) translate (14.337cm 10.722cm)">
            <text:p/>
            <draw:enhanced-geometry svg:viewBox="0 0 53 17" draw:type="non-primitive" draw:enhanced-path="M 0 17 L 0 17 6 15 12 12 19 10 26 8 32 6 39 4 46 2 53 0 N"/>
          </draw:custom-shape>
          <draw:custom-shape draw:style-name="gr30" draw:text-style-name="P7" draw:layer="layout" svg:width="0.029cm" svg:height="0.011cm" draw:transform="rotate (-2.35619449019309) translate (14.345cm 10.644cm)">
            <text:p/>
            <draw:enhanced-geometry svg:viewBox="0 0 61 17" draw:type="non-primitive" draw:enhanced-path="M 0 0 L 0 0 7 3 15 5 23 7 31 9 38 12 46 13 54 15 61 17 N"/>
          </draw:custom-shape>
          <draw:custom-shape draw:style-name="gr30" draw:text-style-name="P7" draw:layer="layout" svg:width="0.047cm" svg:height="0.023cm" draw:transform="rotate (-2.35619449019309) translate (14.261cm 10.607cm)">
            <text:p/>
            <draw:enhanced-geometry svg:viewBox="0 0 105 39" draw:type="non-primitive" draw:enhanced-path="M 0 0 L 0 0 13 5 26 13 40 22 54 30 68 36 80 39 93 39 105 34 N"/>
          </draw:custom-shape>
          <draw:custom-shape draw:style-name="gr30" draw:text-style-name="P7" draw:layer="layout" svg:width="0.021cm" svg:height="0.004cm" draw:transform="rotate (-2.35619449019309) translate (13.705cm 11.481cm)">
            <text:p/>
            <draw:enhanced-geometry svg:viewBox="0 0 44 0" draw:type="non-primitive" draw:enhanced-path="M 0 0 L 0 0 5 0 11 0 16 0 21 0 27 0 33 0 38 0 44 0 N"/>
          </draw:custom-shape>
          <draw:custom-shape draw:style-name="gr30" draw:text-style-name="P7" draw:layer="layout" svg:width="0.04cm" svg:height="0.025cm" draw:transform="rotate (-2.35619449019309) translate (13.959cm 10.063cm)">
            <text:p/>
            <draw:enhanced-geometry svg:viewBox="0 0 88 36" draw:type="non-primitive" draw:enhanced-path="M 88 0 L 88 0 77 5 65 10 54 14 44 17 32 22 21 27 11 31 0 36 N"/>
          </draw:custom-shape>
          <draw:custom-shape draw:style-name="gr30" draw:text-style-name="P7" draw:layer="layout" svg:width="0.017cm" svg:height="0.052cm" draw:transform="rotate (-2.35619449019309) translate (13.916cm 10.127cm)">
            <text:p/>
            <draw:enhanced-geometry svg:viewBox="0 0 35 86" draw:type="non-primitive" draw:enhanced-path="M 0 0 L 0 0 4 11 7 22 9 35 11 47 15 59 19 69 26 78 35 86 N"/>
          </draw:custom-shape>
          <draw:custom-shape draw:style-name="gr30" draw:text-style-name="P7" draw:layer="layout" svg:width="0.065cm" svg:height="0.06cm" draw:transform="rotate (-2.35619449019309) translate (13.951cm 10.0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1cm" svg:height="0.051cm" draw:transform="rotate (-2.35619449019309) translate (13.891cm 10.021cm)">
            <text:p/>
            <draw:enhanced-geometry svg:viewBox="0 0 27 87" draw:type="non-primitive" draw:enhanced-path="M 0 0 L 0 0 3 10 7 22 10 33 13 43 17 55 20 66 24 77 27 87 N"/>
          </draw:custom-shape>
          <draw:custom-shape draw:style-name="gr30" draw:text-style-name="P7" draw:layer="layout" svg:width="0.047cm" svg:height="0.02cm" draw:transform="rotate (-2.35619449019309) translate (13.879cm 9.908cm)">
            <text:p/>
            <draw:enhanced-geometry svg:viewBox="0 0 97 35" draw:type="non-primitive" draw:enhanced-path="M 97 0 L 97 0 84 5 72 9 60 14 48 18 36 23 24 26 13 31 0 35 N"/>
          </draw:custom-shape>
          <draw:custom-shape draw:style-name="gr30" draw:text-style-name="P7" draw:layer="layout" svg:width="0.029cm" svg:height="0.06cm" draw:transform="rotate (-2.35619449019309) translate (13.819cm 9.954cm)">
            <text:p/>
            <draw:enhanced-geometry svg:viewBox="0 0 69 103" draw:type="non-primitive" draw:enhanced-path="M 0 0 L 0 0 9 12 17 26 26 38 35 51 43 64 52 77 60 90 69 103 N"/>
          </draw:custom-shape>
          <draw:custom-shape draw:style-name="gr30" draw:text-style-name="P7" draw:layer="layout" svg:width="0.062cm" svg:height="0.004cm" draw:transform="rotate (-2.35619449019309) translate (13.85cm 9.809cm)">
            <text:p/>
            <draw:enhanced-geometry svg:viewBox="0 0 138 0" draw:type="non-primitive" draw:enhanced-path="M 138 0 L 138 0 119 0 97 0 75 0 52 0 32 0 14 0 4 0 0 0 N"/>
          </draw:custom-shape>
          <draw:custom-shape draw:style-name="gr30" draw:text-style-name="P7" draw:layer="layout" svg:width="0.022cm" svg:height="0.064cm" draw:transform="rotate (-2.35619449019309) translate (13.789cm 9.8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14.692cm 11.5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4cm" svg:height="0.098cm" draw:transform="rotate (-2.35619449019309) translate (14.692cm 11.5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76cm" svg:height="0.108cm" draw:transform="rotate (-2.35619449019309) translate (14.747cm 11.5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76cm" svg:height="0.108cm" draw:transform="rotate (-2.35619449019309) translate (14.747cm 11.5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5cm" svg:height="0.021cm" draw:transform="rotate (-2.35619449019309) translate (14.757cm 11.579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5cm" svg:height="0.021cm" draw:transform="rotate (-2.35619449019309) translate (14.757cm 11.579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5cm" svg:height="0.021cm" draw:transform="rotate (-2.35619449019309) translate (14.724cm 11.598cm)">
            <text:p/>
            <draw:enhanced-geometry svg:viewBox="0 0 53 36" draw:type="non-primitive" draw:enhanced-path="M 53 0 L 46 5 38 8 31 12 23 15 16 19 10 23 4 29 0 36 53 0 Z N"/>
          </draw:custom-shape>
          <draw:custom-shape draw:style-name="gr30" draw:text-style-name="P7" draw:layer="layout" svg:width="0.025cm" svg:height="0.021cm" draw:transform="rotate (-2.35619449019309) translate (14.724cm 11.598cm)">
            <text:p/>
            <draw:enhanced-geometry svg:viewBox="0 0 53 36" draw:type="non-primitive" draw:enhanced-path="M 53 0 L 53 0 46 5 38 8 31 12 23 15 16 19 10 23 4 29 0 36 N"/>
          </draw:custom-shape>
          <draw:custom-shape draw:style-name="gr33" draw:text-style-name="P7" draw:layer="layout" svg:width="0.064cm" svg:height="0.045cm" draw:transform="rotate (-2.35619449019309) translate (14.524cm 11.8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4cm" svg:height="0.045cm" draw:transform="rotate (-2.35619449019309) translate (14.524cm 11.8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65cm" svg:height="0.071cm" draw:transform="rotate (-2.35619449019309) translate (14.505cm 11.7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65cm" svg:height="0.071cm" draw:transform="rotate (-2.35619449019309) translate (14.505cm 11.7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6cm" svg:height="0.042cm" draw:transform="rotate (-2.35619449019309) translate (14.726cm 11.5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6cm" svg:height="0.042cm" draw:transform="rotate (-2.35619449019309) translate (14.726cm 11.567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4" draw:text-style-name="P15" draw:layer="layout" svg:width="3.5cm" svg:height="3.72cm" svg:x="21.138cm" svg:y="14.802cm">
          <text:p text:style-name="P13"><text:span text:style-name="T15"></text:span></text:p>
          <draw:enhanced-geometry svg:viewBox="0 0 21600 21600" draw:mirror-horizontal="false" draw:type="rectangle" draw:enhanced-path="M 0 0 L 21600 0 21600 21600 0 21600 0 0 Z N"/>
        </draw:custom-shape>
        <draw:custom-shape draw:style-name="gr22" draw:text-style-name="P14" draw:layer="layout" svg:width="4.032cm" svg:height="1.519cm" svg:x="20.368cm" svg:y="14.1cm">
          <text:p text:style-name="P13"><text:span text:style-name="T14">header.hpp</text:span></text:p>
          <draw:enhanced-geometry svg:viewBox="0 0 21600 21600" draw:mirror-vertical="false" draw:type="mso-spt202" draw:enhanced-path="M 0 0 L 21600 0 21600 21600 0 21600 0 0 Z N"/>
        </draw:custom-shape>
        <draw:custom-shape draw:style-name="gr22" draw:text-style-name="P14" draw:layer="layout" svg:width="4.032cm" svg:height="1.519cm" svg:x="3.147cm" svg:y="9.649cm">
          <text:p text:style-name="P13"><text:span text:style-name="T14">header.hpp</text:span></text:p>
          <draw:enhanced-geometry svg:viewBox="0 0 21600 21600" draw:mirror-vertical="false" draw:type="mso-spt202" draw:enhanced-path="M 0 0 L 21600 0 21600 21600 0 21600 0 0 Z N"/>
        </draw:custom-shape>
        <draw:line draw:style-name="gr5" draw:text-style-name="P8" draw:layer="layout" svg:x1="1.7cm" svg:y1="13.2cm" svg:x2="3.2cm" svg:y2="13.2cm">
          <text:p/>
        </draw:line>
        <draw:line draw:style-name="gr19" draw:text-style-name="P8" draw:layer="layout" svg:x1="14.3cm" svg:y1="19cm" svg:x2="14.3cm" svg:y2="18cm">
          <text:p/>
        </draw:line>
        <draw:line draw:style-name="gr15" draw:text-style-name="P8" draw:layer="layout" svg:x1="14.3cm" svg:y1="19cm" svg:x2="14.3cm" svg:y2="19.5cm">
          <text:p/>
        </draw:lin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1"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12" draw:text-style-name="P4" draw:layer="layout" svg:width="13.208cm" svg:height="5.753cm" svg:x="6.612cm" svg:y="12.147cm">
          <text:p><text:span text:style-name="T2">#include &lt;iostream&gt;</text:span></text:p>
          <text:p><text:span text:style-name="T2"/></text:p>
          <text:p><text:span text:style-name="T2">int main()</text:span></text:p>
          <text:p><text:span text:style-name="T2">{</text:span></text:p>
          <text:p><text:span text:style-name="T2"><text:s text:c="4"/></text:span><text:span text:style-name="T2">std::cout &lt;&lt; “Hello”;</text:span></text:p>
          <text:p><text:span text:style-name="T2">}</text:span></text:p>
          <draw:enhanced-geometry svg:viewBox="0 0 21600 21600" draw:type="rectangle" draw:enhanced-path="M 0 0 L 21600 0 21600 21600 0 21600 0 0 Z N"/>
        </draw:custom-shape>
        <draw:custom-shape draw:style-name="gr35" draw:text-style-name="P4" draw:layer="layout" svg:width="20.099cm" svg:height="2.96cm" svg:x="2.401cm" svg:y="5.6cm">
          <text:p><text:span text:style-name="T2"/></text:p>
          <text:p><text:span text:style-name="T2"><text:s/></text:span><text:span text:style-name="T2">std::operator&lt;&lt;(std::cout, “Hello”);</text:span></text:p>
          <text:p><text:span text:style-name="T2"/></text:p>
          <draw:enhanced-geometry svg:viewBox="0 0 21600 21600" draw:type="rectangle" draw:enhanced-path="M 0 0 L 21600 0 21600 21600 0 21600 0 0 Z N"/>
        </draw:custom-shape>
        <draw:custom-shape draw:style-name="gr14" draw:text-style-name="P10" draw:layer="layout" svg:width="25cm" svg:height="2.547cm" svg:x="2.4cm" svg:y="9.6cm">
          <text:p text:style-name="P13"><text:span text:style-name="T4">But we </text:span><text:span text:style-name="T16">aren't</text:span><text:span text:style-name="T4"> required to qualify operator&lt;&lt; with std:: ?</text:span></text:p>
          <draw:enhanced-geometry svg:viewBox="0 0 21600 21600" draw:mirror-vertical="false" draw:type="mso-spt202" draw:enhanced-path="M 0 0 L 21600 0 21600 21600 0 21600 0 0 Z N"/>
        </draw:custom-shape>
        <draw:line draw:style-name="gr19" draw:text-style-name="P8" draw:layer="layout" svg:x1="4cm" svg:y1="8.5cm" svg:x2="4cm" svg:y2="7.5cm">
          <text:p/>
        </draw:line>
        <draw:line draw:style-name="gr19" draw:text-style-name="P8" draw:layer="layout" svg:x1="5.1cm" svg:y1="8.5cm" svg:x2="5.1cm" svg:y2="7.5cm">
          <text:p/>
        </draw:line>
        <draw:line draw:style-name="gr15" draw:text-style-name="P8" draw:layer="layout" svg:x1="4cm" svg:y1="8.6cm" svg:x2="4cm" svg:y2="9.6cm">
          <text:p/>
        </draw:line>
        <draw:line draw:style-name="gr15" draw:text-style-name="P8" draw:layer="layout" svg:x1="5.1cm" svg:y1="8.6cm" svg:x2="5.1cm" svg:y2="9.6cm">
          <text:p/>
        </draw:line>
        <draw:line draw:style-name="gr19" draw:text-style-name="P8" draw:layer="layout" svg:x1="4cm" svg:y1="8.5cm" svg:x2="4cm" svg:y2="7.5cm">
          <text:p/>
        </draw:line>
        <draw:line draw:style-name="gr19" draw:text-style-name="P8" draw:layer="layout" svg:x1="5.1cm" svg:y1="8.5cm" svg:x2="5.1cm" svg:y2="7.5cm">
          <text:p/>
        </draw:line>
        <draw:line draw:style-name="gr15" draw:text-style-name="P8" draw:layer="layout" svg:x1="4cm" svg:y1="8.6cm" svg:x2="4cm" svg:y2="9.6cm">
          <text:p/>
        </draw:line>
        <draw:line draw:style-name="gr15" draw:text-style-name="P8" draw:layer="layout" svg:x1="5.1cm" svg:y1="8.6cm" svg:x2="5.1cm" svg:y2="9.6cm">
          <text:p/>
        </draw:line>
        <draw:line draw:style-name="gr19" draw:text-style-name="P8" draw:layer="layout" svg:x1="14.6cm" svg:y1="17.9cm" svg:x2="14.6cm" svg:y2="16.9cm">
          <text:p/>
        </draw:line>
        <draw:line draw:style-name="gr15" draw:text-style-name="P8" draw:layer="layout" svg:x1="14.6cm" svg:y1="19.5cm" svg:x2="14.6cm" svg:y2="18cm">
          <text:p/>
        </draw:line>
        <draw:line draw:style-name="gr15" draw:text-style-name="P8" draw:layer="layout" svg:x1="14.6cm" svg:y1="19.5cm" svg:x2="23.6cm" svg:y2="19.5cm">
          <text:p/>
        </draw:line>
        <draw:line draw:style-name="gr15" draw:text-style-name="P8" draw:layer="layout" svg:x1="23.6cm" svg:y1="19.5cm" svg:x2="23.6cm" svg:y2="11.5cm">
          <text:p/>
        </draw:line>
        <presentation:notes draw:style-name="dp2">
          <draw:page-thumbnail draw:style-name="gr1" draw:layer="layout" svg:width="14.848cm" svg:height="11.136cm" svg:x="3.075cm" svg:y="2.257cm" draw:page-number="10" presentation:class="page"/>
          <draw:frame presentation:style-name="pr3" draw:text-style-name="P11"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6" draw:text-style-name="P4" draw:layer="layout" svg:width="25.407cm" svg:height="4.822cm" svg:x="1.593cm" svg:y="9.7cm">
          <text:p><text:span text:style-name="T2">namespace std</text:span></text:p>
          <text:p><text:span text:style-name="T2">{</text:span></text:p>
          <text:p><text:span text:style-name="T2"/></text:p>
          <text:p><text:span text:style-name="T2"><text:s text:c="4"/></text:span><text:span text:style-name="T2">... operator&lt;&lt;(std::ostream &amp;, const char *);</text:span></text:p>
          <text:p><text:span text:style-name="T2">}</text:span></text:p>
          <draw:enhanced-geometry svg:viewBox="0 0 21600 21600" draw:type="rectangle" draw:enhanced-path="M 0 0 L 21600 0 21600 21600 0 21600 0 0 Z N"/>
        </draw:custom-shape>
        <draw:custom-shape draw:style-name="gr37" draw:text-style-name="P4" draw:layer="layout" svg:width="17.275cm" svg:height="2.96cm" svg:x="5.725cm" svg:y="15.84cm">
          <text:p><text:span text:style-name="T2"/></text:p>
          <text:p><text:span text:style-name="T2"><text:s text:c="2"/></text:span><text:span text:style-name="T2">std::cout &lt;&lt; “Hello, world”</text:span></text:p>
          <text:p><text:span text:style-name="T2"/></text:p>
          <draw:enhanced-geometry svg:viewBox="0 0 21600 21600" draw:type="rectangle" draw:enhanced-path="M 0 0 L 21600 0 21600 21600 0 21600 0 0 Z N"/>
        </draw:custom-shape>
        <draw:line draw:style-name="gr38" draw:text-style-name="P8" draw:layer="layout" svg:x1="10.5cm" svg:y1="17.8cm" svg:x2="10.5cm" svg:y2="18.8cm">
          <text:p/>
        </draw:line>
        <draw:line draw:style-name="gr15" draw:text-style-name="P8" draw:layer="layout" svg:x1="10.5cm" svg:y1="18.8cm" svg:x2="10.5cm" svg:y2="19.8cm">
          <text:p/>
        </draw:line>
        <draw:line draw:style-name="gr15" draw:text-style-name="P8" draw:layer="layout" svg:x1="10.5cm" svg:y1="19.8cm" svg:x2="4cm" svg:y2="19.8cm">
          <text:p/>
        </draw:line>
        <draw:line draw:style-name="gr18" draw:text-style-name="P8" draw:layer="layout" svg:x1="3.9cm" svg:y1="14.5cm" svg:x2="3.9cm" svg:y2="10cm">
          <text:p/>
        </draw:line>
        <draw:line draw:style-name="gr15" draw:text-style-name="P8" draw:layer="layout" svg:x1="3.9cm" svg:y1="9.7cm" svg:x2="3.9cm" svg:y2="8.7cm">
          <text:p/>
        </draw:line>
        <draw:line draw:style-name="gr15" draw:text-style-name="P8" draw:layer="layout" svg:x1="3.9cm" svg:y1="8.7cm" svg:x2="7.4cm" svg:y2="8.7cm">
          <text:p/>
        </draw:line>
        <draw:line draw:style-name="gr39" draw:text-style-name="P8" draw:layer="layout" svg:x1="7.4cm" svg:y1="8.7cm" svg:x2="7.4cm" svg:y2="9.7cm">
          <text:p/>
        </draw:line>
        <draw:line draw:style-name="gr38" draw:text-style-name="P8" draw:layer="layout" svg:x1="7.5cm" svg:y1="10.6cm" svg:x2="7.5cm" svg:y2="11.1cm">
          <text:p/>
        </draw:line>
        <draw:line draw:style-name="gr38" draw:text-style-name="P8" draw:layer="layout" svg:x1="7.5cm" svg:y1="11.1cm" svg:x2="10.5cm" svg:y2="11.1cm">
          <text:p/>
        </draw:line>
        <draw:line draw:style-name="gr16" draw:text-style-name="P8" draw:layer="layout" svg:x1="10.5cm" svg:y1="11.2cm" svg:x2="10.5cm" svg:y2="12.5cm">
          <text:p/>
        </draw:line>
        <draw:line draw:style-name="gr15" draw:text-style-name="P8" draw:layer="layout" svg:x1="3.9cm" svg:y1="19.8cm" svg:x2="3.9cm" svg:y2="14.3cm">
          <text:p/>
        </draw:line>
        <draw:line draw:style-name="gr18" draw:text-style-name="P8" draw:layer="layout" svg:x1="10.5cm" svg:y1="13.5cm" svg:x2="10.5cm" svg:y2="14.5cm">
          <text:p/>
        </draw:line>
        <draw:line draw:style-name="gr15" draw:text-style-name="P8" draw:layer="layout" svg:x1="10.5cm" svg:y1="14.5cm" svg:x2="10.5cm" svg:y2="15cm">
          <text:p/>
        </draw:line>
        <draw:line draw:style-name="gr15" draw:text-style-name="P8" draw:layer="layout" svg:x1="10.5cm" svg:y1="15cm" svg:x2="12.5cm" svg:y2="15cm">
          <text:p/>
        </draw:line>
        <draw:line draw:style-name="gr15" draw:text-style-name="P8" draw:layer="layout" svg:x1="12.5cm" svg:y1="15cm" svg:x2="12.5cm" svg:y2="16cm">
          <text:p/>
        </draw:line>
        <draw:line draw:style-name="gr19" draw:text-style-name="P8" draw:layer="layout" svg:x1="12.5cm" svg:y1="16cm" svg:x2="12.5cm" svg:y2="17cm">
          <text:p/>
        </draw:line>
        <draw:line draw:style-name="gr38" draw:text-style-name="P8" draw:layer="layout" svg:x1="7.9cm" svg:y1="17.8cm" svg:x2="7.9cm" svg:y2="18.8cm">
          <text:p/>
        </draw:line>
        <draw:line draw:style-name="gr15" draw:text-style-name="P8" draw:layer="layout" svg:x1="7.9cm" svg:y1="18.8cm" svg:x2="7.9cm" svg:y2="19.8cm">
          <text:p/>
        </draw:line>
        <presentation:notes draw:style-name="dp2">
          <draw:page-thumbnail draw:style-name="gr1" draw:layer="layout" svg:width="14.848cm" svg:height="11.136cm" svg:x="3.075cm" svg:y="2.257cm" draw:page-number="11" presentation:class="page"/>
          <draw:frame presentation:style-name="pr3" draw:text-style-name="P11"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de compile? </text:p>
              </text:list-item>
              <text:list-item>
                <text:p>If not, why not?</text:p>
              </text:list-item>
            </text:list>
          </draw:text-box>
        </draw:frame>
        <draw:custom-shape draw:style-name="gr12" draw:text-style-name="P16" draw:layer="layout" svg:width="19.308cm" svg:height="8.546cm" svg:x="4.408cm" svg:y="9.33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5" draw:text-style-name="P8" draw:layer="layout" svg:x1="17cm" svg:y1="3.5cm" svg:x2="17cm" svg:y2="9cm">
          <text:p/>
        </draw:line>
        <draw:line draw:style-name="gr15" draw:text-style-name="P8" draw:layer="layout" svg:x1="14.5cm" svg:y1="3.5cm" svg:x2="17cm" svg:y2="3.5cm">
          <text:p/>
        </draw:line>
        <presentation:notes draw:style-name="dp2">
          <draw:page-thumbnail draw:style-name="gr1" draw:layer="layout" svg:width="14.848cm" svg:height="11.136cm" svg:x="3.075cm" svg:y="2.257cm" draw:page-number="12" presentation:class="page"/>
          <draw:frame presentation:style-name="pr3" draw:text-style-name="P11"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Answer</text:p>
          </draw:text-box>
        </draw:frame>
        <draw:frame presentation:style-name="pr2" draw:layer="layout" svg:width="25.199cm" svg:height="17cm" svg:x="1.4cm" svg:y="3cm" presentation:class="outline">
          <draw:text-box>
            <text:list text:style-name="L2">
              <text:list-item>
                <text:p>No - the compiler does not magically somehow know an identifier is the name of a type</text:p>
              </text:list-item>
            </text:list>
          </draw:text-box>
        </draw:frame>
        <draw:custom-shape draw:style-name="gr40" draw:text-style-name="P16" draw:layer="layout" svg:width="19.308cm" svg:height="8.546cm" svg:x="4.447cm" svg:y="8.5cm">
          <text:p><text:span text:style-name="T17">namespace grammar_lib</text:span></text:p>
          <text:p><text:span text:style-name="T17">{</text:span></text:p>
          <text:p><text:span text:style-name="T17"><text:s text:c="4"/></text:span><text:span text:style-name="T17">class grammar</text:span></text:p>
          <text:p><text:span text:style-name="T17"><text:s text:c="4"/></text:span><text:span text:style-name="T17">{</text:span></text:p>
          <text:p><text:span text:style-name="T17"><text:s text:c="4"/></text:span><text:span text:style-name="T17">public:</text:span></text:p>
          <text:p><text:span text:style-name="T17"><text:s text:c="8"/></text:span><text:span text:style-name="T17">...</text:span></text:p>
          <text:p><text:span text:style-name="T17"><text:s text:c="8"/></text:span><text:span text:style-name="T17">void insert(non_terminal *); </text:span></text:p>
          <text:p><text:span text:style-name="T17"><text:s text:c="4"/></text:span><text:span text:style-name="T17">};</text:span></text:p>
          <text:p><text:span text:style-name="T17">}</text:span></text:p>
          <draw:enhanced-geometry svg:viewBox="0 0 21600 21600" draw:type="rectangle" draw:enhanced-path="M 0 0 L 21600 0 21600 21600 0 21600 0 0 Z N"/>
        </draw:custom-shape>
        <draw:line draw:style-name="gr19" draw:text-style-name="P8" draw:layer="layout" svg:x1="18.5cm" svg:y1="10.7cm" svg:x2="18.5cm" svg:y2="14cm">
          <text:p/>
        </draw:line>
        <draw:custom-shape draw:style-name="gr41" draw:text-style-name="P15" draw:layer="layout" svg:width="3cm" svg:height="2.787cm" svg:x="17.5cm" svg:y="8.745cm">
          <text:p text:style-name="P13"><text:span text:style-name="T18"></text:span></text:p>
          <draw:enhanced-geometry svg:viewBox="0 0 21600 21600" draw:mirror-horizontal="true" draw:mirror-vertical="false"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3" draw:text-style-name="P11"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40" draw:text-style-name="P12" draw:layer="layout" svg:width="18.799cm" svg:height="9.546cm" svg:x="1.701cm" svg:y="9.954cm">
          <text:p><text:span text:style-name="T19">#include “non_terminal.hpp”</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42" draw:text-style-name="P12" draw:layer="layout" svg:width="11.6cm" svg:height="7cm" svg:x="15cm" svg:y="4cm">
          <text:p><text:span text:style-name="T20">namespace grammar_lib</text:span></text:p>
          <text:p><text:span text:style-name="T20">{</text:span></text:p>
          <text:p><text:span text:style-name="T20"><text:s text:c="4"/></text:span><text:span text:style-name="T20">class non_terminal</text:span></text:p>
          <text:p><text:span text:style-name="T20"><text:s text:c="4"/></text:span><text:span text:style-name="T20">{</text:span></text:p>
          <text:p><text:span text:style-name="T20"><text:s text:c="4"/></text:span><text:span text:style-name="T20">public:</text:span></text:p>
          <text:p><text:span text:style-name="T20"><text:s text:c="8"/></text:span><text:span text:style-name="T20">//...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5" draw:text-style-name="P8" draw:layer="layout" svg:x1="9.5cm" svg:y1="2.6cm" svg:x2="9.5cm" svg:y2="3.1cm">
          <text:p/>
        </draw:line>
        <draw:custom-shape draw:style-name="gr14" draw:text-style-name="P15" draw:layer="layout" svg:width="6.316cm" svg:height="2.547cm" svg:x="22.2cm" svg:y="2.9cm">
          <text:p text:style-name="P13"><text:span text:style-name="T21">non_terminal.hpp</text:span></text:p>
          <draw:enhanced-geometry svg:viewBox="0 0 21600 21600" draw:mirror-vertical="false" draw:type="mso-spt202" draw:enhanced-path="M 0 0 L 21600 0 21600 21600 0 21600 0 0 Z N"/>
        </draw:custom-shape>
        <draw:line draw:style-name="gr5" draw:text-style-name="P8" draw:layer="layout" svg:x1="8.5cm" svg:y1="6.1cm" svg:x2="9.5cm" svg:y2="9.5cm">
          <text:p/>
        </draw:line>
        <draw:line draw:style-name="gr15" draw:text-style-name="P8" draw:layer="layout" svg:x1="9.5cm" svg:y1="2.6cm" svg:x2="19cm" svg:y2="2.6cm">
          <text:p/>
        </draw:line>
        <draw:line draw:style-name="gr5" draw:text-style-name="P8" draw:layer="layout" svg:x1="19cm" svg:y1="2.6cm" svg:x2="19cm" svg:y2="4.1cm">
          <text:p/>
        </draw:line>
        <draw:line draw:style-name="gr5" draw:text-style-name="P8" draw:layer="layout" svg:x1="0.6cm" svg:y1="10.4cm" svg:x2="1.6cm" svg:y2="10.4cm">
          <text:p/>
        </draw:line>
        <draw:line draw:style-name="gr38" draw:text-style-name="P8" draw:layer="layout" svg:x1="23.5cm" svg:y1="6.5cm" svg:x2="23.5cm" svg:y2="11cm">
          <text:p/>
        </draw:line>
        <draw:line draw:style-name="gr15" draw:text-style-name="P8" draw:layer="layout" svg:x1="23.5cm" svg:y1="11cm" svg:x2="23.5cm" svg:y2="13cm">
          <text:p/>
        </draw:line>
        <draw:line draw:style-name="gr15" draw:text-style-name="P8" draw:layer="layout" svg:x1="23.5cm" svg:y1="13cm" svg:x2="20.5cm" svg:y2="13cm">
          <text:p/>
        </draw:line>
        <draw:line draw:style-name="gr38" draw:text-style-name="P8" draw:layer="layout" svg:x1="20.5cm" svg:y1="13cm" svg:x2="15cm" svg:y2="13cm">
          <text:p/>
        </draw:line>
        <draw:line draw:style-name="gr38" draw:text-style-name="P8" draw:layer="layout" svg:x1="15cm" svg:y1="13cm" svg:x2="15cm" svg:y2="16.5cm">
          <text:p/>
        </draw:line>
        <presentation:notes draw:style-name="dp2">
          <draw:page-thumbnail draw:style-name="gr1" draw:layer="layout" svg:width="14.848cm" svg:height="11.136cm" svg:x="3.075cm" svg:y="2.257cm" draw:page-number="14" presentation:class="page"/>
          <draw:frame presentation:style-name="pr3" draw:text-style-name="P11"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2">forward declaration</text:span> - tell the compiler <text:span text:style-name="T9">only</text:span> that the identifier is the name of a class</text:p>
              </text:list-item>
              <text:list-item>
                <text:p>Reduces/exposes physical dependencies :-)</text:p>
              </text:list-item>
            </text:list>
          </draw:text-box>
        </draw:frame>
        <draw:custom-shape draw:style-name="gr43" draw:text-style-name="P12" draw:layer="layout" svg:width="18.662cm" svg:height="11.947cm" svg:x="4.538cm" svg:y="8.1cm">
          <text:p><text:span text:style-name="T20">namespace grammar_lib</text:span></text:p>
          <text:p text:style-name="P17"><text:span text:style-name="T20">{</text:span></text:p>
          <text:p><text:span text:style-name="T20"><text:s text:c="4"/></text:span><text:span text:style-name="T20">class non_terminal;</text:span></text:p>
          <text:p><text:span text:style-name="T20">}</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9" draw:text-style-name="P8" draw:layer="layout" svg:x1="18.538cm" svg:y1="10.002cm" svg:x2="15.538cm" svg:y2="10.002cm">
          <text:p/>
        </draw:line>
        <draw:line draw:style-name="gr38" draw:text-style-name="P8" draw:layer="layout" svg:x1="18.538cm" svg:y1="16.002cm" svg:x2="18.538cm" svg:y2="10.002cm">
          <text:p/>
        </draw:line>
        <draw:custom-shape draw:style-name="gr34" draw:text-style-name="P15" draw:layer="layout" svg:width="3.5cm" svg:height="3.72cm" svg:x="18.738cm" svg:y="11.102cm">
          <text:p text:style-name="P13"><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3" draw:text-style-name="P11"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uplication...?</text:p>
          </draw:text-box>
        </draw:frame>
        <draw:frame presentation:style-name="pr2" draw:layer="layout" svg:width="25.199cm" svg:height="17cm" svg:x="0.919cm" svg:y="3cm" presentation:class="outline" presentation:placeholder="true" presentation:user-transformed="true">
          <draw:text-box/>
        </draw:frame>
        <draw:custom-shape draw:style-name="gr44" draw:text-style-name="P12" draw:layer="layout" svg:width="18.662cm" svg:height="12.102cm" svg:x="4.4cm" svg:y="5.5cm">
          <text:p><text:span text:style-name="T20">namespace grammar_lib</text:span></text:p>
          <text:p><text:span text:style-name="T20">{</text:span></text:p>
          <text:p><text:span text:style-name="T20"><text:s text:c="4"/></text:span><text:span text:style-name="T20">class non_terminal;</text:span></text:p>
          <text:p><text:span text:style-name="T20">}</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5" draw:text-style-name="P8" draw:layer="layout" svg:x1="2.7cm" svg:y1="6cm" svg:x2="4.2cm" svg:y2="6cm">
          <text:p/>
        </draw:line>
        <draw:line draw:style-name="gr5" draw:text-style-name="P8" draw:layer="layout" svg:x1="2.7cm" svg:y1="10.2cm" svg:x2="4.2cm" svg:y2="10.2cm">
          <text:p/>
        </draw:line>
        <presentation:notes draw:style-name="dp2">
          <draw:page-thumbnail draw:style-name="gr1" draw:layer="layout" svg:width="14.848cm" svg:height="11.136cm" svg:x="3.075cm" svg:y="2.257cm" draw:page-number="16" presentation:class="page"/>
          <draw:frame presentation:style-name="pr3" draw:text-style-name="P11"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Refactor</text:p>
          </draw:text-box>
        </draw:frame>
        <draw:frame presentation:style-name="pr2" draw:layer="layout" svg:width="25.199cm" svg:height="17cm" svg:x="1.4cm" svg:y="3cm" presentation:class="outline" presentation:placeholder="true" presentation:user-transformed="true">
          <draw:text-box/>
        </draw:frame>
        <draw:custom-shape draw:style-name="gr45" draw:text-style-name="P12" draw:layer="layout" svg:width="18.662cm" svg:height="9.546cm" svg:x="4.5cm" svg:y="7.5cm">
          <text:p><text:span text:style-name="T20">namespace grammar_lib</text:span></text:p>
          <text:p><text:span text:style-name="T20">{</text:span></text:p>
          <text:p><text:span text:style-name="T20"><text:s text:c="4"/></text:span><text:span text:style-name="T20">class non_terminal;</text:span><text:span text:style-name="T20"><text:line-break/></text:span><text:span text:style-name="T20"/></text:p>
          <text:p><text:span text:style-name="T20"><text:s text:c="4"/></text:span><text:span text:style-name="T20">class grammar</text:span></text:p>
          <text:p><text:span text:style-name="T20"><text:s text:c="4"/></text:span><text:span text:style-name="T20">{</text:span></text:p>
          <text:p><text:span text:style-name="T20"><text:s text:c="4"/></text:span><text:span text:style-name="T20">public: <text:s text:c="3"/></text:span></text:p>
          <text:p><text:span text:style-name="T20"><text:s text:c="8"/></text:span><text:span text:style-name="T20">...</text:span></text:p>
          <text:p><text:span text:style-name="T20"><text:s text:c="8"/></text:span><text:span text:style-name="T20">void insert(non_terminal *);</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line draw:style-name="gr19" draw:text-style-name="P8" draw:layer="layout" svg:x1="18.5cm" svg:y1="9.8cm" svg:x2="15.5cm" svg:y2="9.8cm">
          <text:p/>
        </draw:line>
        <draw:line draw:style-name="gr38" draw:text-style-name="P8" draw:layer="layout" svg:x1="18.5cm" svg:y1="13.3cm" svg:x2="18.5cm" svg:y2="9.8cm">
          <text:p/>
        </draw:line>
        <draw:custom-shape draw:style-name="gr34" draw:text-style-name="P15" draw:layer="layout" svg:width="3.5cm" svg:height="3.72cm" svg:x="18.9cm" svg:y="9.338cm">
          <text:p text:style-name="P13"><text:span text:style-name="T15"></text:span></text:p>
          <draw:enhanced-geometry svg:viewBox="0 0 21600 21600" draw:mirror-horizontal="false"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3" draw:text-style-name="P11"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9">exactly</text:span> match the definition</text:p>
              </text:list-item>
            </text:list>
          </draw:text-box>
        </draw:frame>
        <draw:custom-shape draw:style-name="gr46" draw:text-style-name="P4" draw:layer="layout" svg:width="21.849cm" svg:height="13.201cm" svg:x="3.551cm" svg:y="6.33cm">
          <text:p><text:span text:style-name="T2">namespace std</text:span></text:p>
          <text:p><text:span text:style-name="T2">{</text:span></text:p>
          <text:p><text:span text:style-name="T2"><text:s text:c="4"/></text:span><text:span text:style-name="T2">class string;</text:span></text:p>
          <text:p><text:span text:style-name="T2">}</text:span></text:p>
          <text:p><text:span text:style-name="T2"/></text:p>
          <text:p><text:span text:style-name="T2">namespace grammar_lib</text:span></text:p>
          <text:p><text:span text:style-name="T2">{</text:span></text:p>
          <text:p><text:span text:style-name="T2"><text:s text:c="4"/></text:span><text:span text:style-name="T2">class grammar</text:span></text:p>
          <text:p><text:span text:style-name="T2"><text:s text:c="4"/></text:span><text:span text:style-name="T2">{</text:span></text:p>
          <text:p><text:span text:style-name="T2"><text:s text:c="4"/></text:span><text:span text:style-name="T2">public:</text:span></text:p>
          <text:p><text:span text:style-name="T2"><text:s text:c="8"/></text:span><text:span text:style-name="T2">grammar(const std::string &amp; name);</text:span></text:p>
          <text:p><text:span text:style-name="T2"><text:s text:c="8"/></text:span><text:span text:style-name="T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g>
          <draw:custom-shape draw:style-name="gr29" draw:text-style-name="P7"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31" draw:text-style-name="P7"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8cm" svg:height="0.004cm" draw:transform="rotate (-2.35619449019309) translate (22.166cm 18.8cm)">
            <text:p/>
            <draw:enhanced-geometry svg:viewBox="0 0 17 0" draw:type="non-primitive" draw:enhanced-path="M 0 0 L 4 0 9 0 12 0 17 0 0 0 Z N"/>
          </draw:custom-shape>
          <draw:custom-shape draw:style-name="gr31" draw:text-style-name="P7"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29" draw:text-style-name="P7"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32" draw:text-style-name="P7"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32" draw:text-style-name="P7"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4" draw:text-style-name="P7"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4" draw:text-style-name="P7"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4" draw:text-style-name="P7"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30" draw:text-style-name="P7"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30" draw:text-style-name="P7"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30" draw:text-style-name="P7"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30" draw:text-style-name="P7"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30" draw:text-style-name="P7"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30" draw:text-style-name="P7"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33" draw:text-style-name="P7"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30" draw:text-style-name="P7"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33" draw:text-style-name="P7"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30" draw:text-style-name="P7"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30" draw:text-style-name="P7"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30" draw:text-style-name="P7"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30" draw:text-style-name="P7"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30" draw:text-style-name="P7"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30" draw:text-style-name="P7"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30" draw:text-style-name="P7"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30" draw:text-style-name="P7"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30" draw:text-style-name="P7"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30" draw:text-style-name="P7"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30" draw:text-style-name="P7"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30" draw:text-style-name="P7"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30" draw:text-style-name="P7"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30" draw:text-style-name="P7"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30" draw:text-style-name="P7"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30" draw:text-style-name="P7"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30" draw:text-style-name="P7"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30" draw:text-style-name="P7"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30" draw:text-style-name="P7"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30" draw:text-style-name="P7"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30" draw:text-style-name="P7"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30" draw:text-style-name="P7"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30" draw:text-style-name="P7" draw:layer="layout" svg:width="0.008cm" svg:height="0.011cm" draw:transform="rotate (-2.35619449019309) translate (21.297cm 19.128cm)">
            <text:p/>
            <draw:enhanced-geometry svg:viewBox="0 0 17 18" draw:type="non-primitive" draw:enhanced-path="M 0 18 L 0 18 5 13 8 9 13 4 17 0 N"/>
          </draw:custom-shape>
          <draw:custom-shape draw:style-name="gr30" draw:text-style-name="P7"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30" draw:text-style-name="P7"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30" draw:text-style-name="P7"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30" draw:text-style-name="P7"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30" draw:text-style-name="P7"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30" draw:text-style-name="P7"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30" draw:text-style-name="P7"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30" draw:text-style-name="P7"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30" draw:text-style-name="P7"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30" draw:text-style-name="P7"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30" draw:text-style-name="P7"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30" draw:text-style-name="P7"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30" draw:text-style-name="P7"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30" draw:text-style-name="P7"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30" draw:text-style-name="P7"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30" draw:text-style-name="P7"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30" draw:text-style-name="P7"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30" draw:text-style-name="P7"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30" draw:text-style-name="P7"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30" draw:text-style-name="P7"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30" draw:text-style-name="P7"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30" draw:text-style-name="P7"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30" draw:text-style-name="P7"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30" draw:text-style-name="P7"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30" draw:text-style-name="P7"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30" draw:text-style-name="P7"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30" draw:text-style-name="P7"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30" draw:text-style-name="P7"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30" draw:text-style-name="P7"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30" draw:text-style-name="P7"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30" draw:text-style-name="P7"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30" draw:text-style-name="P7"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4" draw:text-style-name="P7"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30" draw:text-style-name="P7"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33" draw:text-style-name="P7"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38" draw:text-style-name="P8" draw:layer="layout" svg:x1="18.5cm" svg:y1="15.8cm" svg:x2="18.5cm" svg:y2="10.3cm">
          <text:p/>
        </draw:line>
        <draw:line draw:style-name="gr38" draw:text-style-name="P8" draw:layer="layout" svg:x1="18.5cm" svg:y1="10.3cm" svg:x2="10.5cm" svg:y2="10.3cm">
          <text:p/>
        </draw:line>
        <draw:line draw:style-name="gr19" draw:text-style-name="P8" draw:layer="layout" svg:x1="10.5cm" svg:y1="10.3cm" svg:x2="10.5cm" svg:y2="9.3cm">
          <text:p/>
        </draw:line>
        <draw:line draw:style-name="gr38" draw:text-style-name="P8" draw:layer="layout" svg:x1="10.5cm" svg:y1="8.5cm" svg:x2="10.5cm" svg:y2="7.5cm">
          <text:p/>
        </draw:line>
        <draw:line draw:style-name="gr38" draw:text-style-name="P8" draw:layer="layout" svg:x1="10.5cm" svg:y1="7.5cm" svg:x2="7cm" svg:y2="7.5cm">
          <text:p/>
        </draw:line>
        <draw:line draw:style-name="gr19" draw:text-style-name="P8" draw:layer="layout" svg:x1="7cm" svg:y1="7.5cm" svg:x2="7cm" svg:y2="8.5cm">
          <text:p/>
        </draw:line>
        <draw:custom-shape draw:style-name="gr47" draw:text-style-name="P19" draw:layer="layout" svg:width="1.691cm" svg:height="2.797cm" svg:x="10.636cm" svg:y="5.822cm">
          <text:p text:style-name="P18"><text:span text:style-name="T22">?</text:span></text:p>
          <draw:enhanced-geometry svg:viewBox="0 0 21600 21600" draw:type="mso-spt202"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3" draw:text-style-name="P11"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8" draw:text-style-name="P4" draw:layer="layout" svg:width="21.849cm" svg:height="9.477cm" svg:x="3.151cm" svg:y="10.1cm">
          <text:p><text:span text:style-name="T2">namespace std</text:span></text:p>
          <text:p><text:span text:style-name="T2">{</text:span></text:p>
          <text:p><text:span text:style-name="T2"><text:s text:c="4"/></text:span><text:span text:style-name="T2">template&lt;typename CharType, ...&gt;</text:span></text:p>
          <text:p><text:span text:style-name="T2"><text:s text:c="4"/></text:span><text:span text:style-name="T2">class basic_string</text:span></text:p>
          <text:p><text:span text:style-name="T2"><text:s text:c="4"/></text:span><text:span text:style-name="T2">{</text:span></text:p>
          <text:p><text:span text:style-name="T2"><text:s text:c="8"/></text:span><text:span text:style-name="T2">...</text:span></text:p>
          <text:p><text:span text:style-name="T2"><text:s text:c="4"/></text:span><text:span text:style-name="T2">};</text:span></text:p>
          <text:p><text:span text:style-name="T2"/></text:p>
          <text:p><text:span text:style-name="T2"><text:s text:c="4"/></text:span><text:span text:style-name="T2">typedef basic_string&lt;char,...&gt; string;</text:span></text:p>
          <text:p><text:span text:style-name="T2">}</text:span></text:p>
          <draw:enhanced-geometry svg:viewBox="0 0 21600 21600" draw:type="rectangle" draw:enhanced-path="M 0 0 L 21600 0 21600 21600 0 21600 0 0 Z N"/>
        </draw:custom-shape>
        <draw:line draw:style-name="gr19" draw:text-style-name="P8" draw:layer="layout" svg:x1="3.2cm" svg:y1="18.1cm" svg:x2="5.2cm" svg:y2="18.1cm">
          <text:p/>
        </draw:line>
        <presentation:notes draw:style-name="dp2">
          <draw:page-thumbnail draw:style-name="gr1" draw:layer="layout" svg:width="14.848cm" svg:height="11.136cm" svg:x="3.075cm" svg:y="2.257cm" draw:page-number="19" presentation:class="page"/>
          <draw:frame presentation:style-name="pr3" draw:text-style-name="P11"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Quiz - 9 cases, which...</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9" draw:text-style-name="P4" draw:layer="layout" svg:width="15.242cm" svg:height="13.201cm" svg:x="5.558cm" svg:y="6.4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3" draw:text-style-name="P11"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50" draw:text-style-name="P4" draw:layer="layout" svg:width="15.242cm" svg:height="13.201cm" svg:x="4.658cm" svg:y="6.599cm">
          <text:p><text:span text:style-name="T2">class nine_cases</text:span></text:p>
          <text:p><text:span text:style-name="T2">{</text:span></text:p>
          <text:p><text:span text:style-name="T2"><text:s text:c="4"/></text:span><text:span text:style-name="T2">void <text:s text:c="2"/>one(wibble <text:s/>);</text:span></text:p>
          <text:p><text:span text:style-name="T2"><text:s text:c="4"/></text:span><text:span text:style-name="T2">void <text:s text:c="2"/>two(wibble *);</text:span></text:p>
          <text:p><text:span text:style-name="T2"><text:s text:c="4"/></text:span><text:span text:style-name="T2">void three(wibble &amp;);</text:span></text:p>
          <text:p><text:span text:style-name="T2"/></text:p>
          <text:p><text:span text:style-name="T2"><text:s text:c="4"/></text:span><text:span text:style-name="T2">wibble <text:s text:c="2"/>four();</text:span></text:p>
          <text:p><text:span text:style-name="T2"><text:s text:c="4"/></text:span><text:span text:style-name="T2">wibble * five();</text:span></text:p>
          <text:p><text:span text:style-name="T2"><text:s text:c="4"/></text:span><text:span text:style-name="T2">wibble &amp; six();</text:span></text:p>
          <text:p><text:span text:style-name="T2"/></text:p>
          <text:p><text:span text:style-name="T2"><text:s text:c="4"/></text:span><text:span text:style-name="T2">wibble <text:s text:c="2"/>seven;</text:span></text:p>
          <text:p><text:span text:style-name="T2"><text:s text:c="4"/></text:span><text:span text:style-name="T2">wibble * eight;</text:span></text:p>
          <text:p><text:span text:style-name="T2"><text:s text:c="4"/></text:span><text:span text:style-name="T2">wibble &amp; nine;</text:span></text:p>
          <text:p><text:span text:style-name="T2">};</text:span></text:p>
          <draw:enhanced-geometry svg:viewBox="0 0 21600 21600" draw:type="rectangle" draw:enhanced-path="M 0 0 L 21600 0 21600 21600 0 21600 0 0 Z N"/>
        </draw:custom-shape>
        <draw:line draw:style-name="gr19" draw:text-style-name="P8" draw:layer="layout" svg:x1="4.6cm" svg:y1="16.4cm" svg:x2="6.6cm" svg:y2="16.4cm">
          <text:p/>
        </draw:line>
        <draw:line draw:style-name="gr15" draw:text-style-name="P8" draw:layer="layout" svg:x1="4.6cm" svg:y1="16.3cm" svg:x2="2.6cm" svg:y2="16.3cm">
          <text:p/>
        </draw:line>
        <draw:custom-shape draw:style-name="gr14" draw:text-style-name="P15" draw:layer="layout" svg:width="6.316cm" svg:height="2.547cm" svg:x="20.368cm" svg:y="16.78cm">
          <text:p text:style-name="P13"><text:span text:style-name="T21">These are declarations not definitions</text:span></text:p>
          <draw:enhanced-geometry svg:viewBox="0 0 21600 21600" draw:mirror-vertical="false" draw:type="mso-spt202" draw:enhanced-path="M 0 0 L 21600 0 21600 21600 0 21600 0 0 Z N"/>
        </draw:custom-shape>
        <draw:custom-shape draw:style-name="gr4" draw:text-style-name="P7"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11"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51" draw:text-style-name="P4" draw:layer="layout" svg:width="11cm" svg:height="5.753cm" svg:x="2.5cm" svg:y="8cm">
          <text:p text:style-name="P3"><text:span text:style-name="T2">class wibble</text:span></text:p>
          <text:p text:style-name="P3"><text:span text:style-name="T2">{</text:span></text:p>
          <text:p text:style-name="P3"><text:span text:style-name="T2">public:</text:span></text:p>
          <text:p text:style-name="P3"><text:span text:style-name="T2"><text:s text:c="4"/></text:span><text:span text:style-name="T2">void (fubar *);</text:span></text:p>
          <text:p text:style-name="P3"><text:span text:style-name="T2"><text:s text:c="4"/></text:span><text:span text:style-name="T2">... <text:s/></text:span></text:p>
          <text:p text:style-name="P3"><text:span text:style-name="T2">};</text:span></text:p>
          <draw:enhanced-geometry svg:viewBox="0 0 21600 21600" draw:type="rectangle" draw:enhanced-path="M 0 0 L 21600 0 21600 21600 0 21600 0 0 Z N"/>
        </draw:custom-shape>
        <draw:custom-shape draw:style-name="gr52" draw:text-style-name="P4" draw:layer="layout" svg:width="11.175cm" svg:height="3cm" svg:x="14.525cm" svg:y="15.6cm">
          <text:p text:style-name="P3"><text:span text:style-name="T2">#include “fubar.hpp”</text:span></text:p>
          <text:p text:style-name="P3"><text:span text:style-name="T2">#include “wibble.hpp”</text:span></text:p>
          <text:p text:style-name="P3"><text:span text:style-name="T2">...</text:span></text:p>
          <draw:enhanced-geometry svg:viewBox="0 0 21600 21600" draw:type="rectangle" draw:enhanced-path="M 0 0 L 21600 0 21600 21600 0 21600 0 0 Z N"/>
        </draw:custom-shape>
        <draw:g>
          <draw:custom-shape draw:style-name="gr29" draw:text-style-name="P7" draw:layer="layout" svg:width="0.629cm" svg:height="3cm" draw:transform="skewX (0.000349065850398828) 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629cm" svg:height="3cm" draw:transform="skewX (0.000349065850398828) 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59cm" svg:height="3.006cm" draw:transform="skewX (0.000349065850398705) 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59cm" svg:height="3.006cm" draw:transform="skewX (0.000349065850398705) 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229cm" svg:height="0.559cm" draw:transform="skewX (0.00174532925199405) 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98cm" svg:height="0.484cm" draw:transform="skewX (0.00209439510239282) 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407cm" svg:height="0.585cm" draw:transform="skewX (-0.00174532925199402) 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31" draw:text-style-name="P7" draw:layer="layout" svg:width="0.194cm" svg:height="0.247cm" draw:transform="skewX (0.00401425727958607) 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375cm" svg:height="0.18cm" draw:transform="skewX (0.0111701072127615) 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58cm" svg:height="0.301cm" draw:transform="skewX (0.0033161255787887) 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122cm" svg:height="0.29cm" draw:transform="skewX (0.00698131700797597) 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105cm" svg:height="0.199cm" draw:transform="skewX (-0.0101229096615653) 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98cm" svg:height="0.173cm" draw:transform="skewX (-0.0115191730631603) 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43cm" svg:height="0.172cm" draw:transform="skewX (-0.0116937059883597) 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72cm" svg:height="0.144cm" draw:transform="skewX (0.00698131700797596) 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501cm" svg:height="0.819cm" draw:transform="skewX (0.00122173047639581) 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387cm" svg:height="0.571cm" draw:transform="skewX (0.0017453292519939) 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4cm" svg:height="0.139cm" draw:transform="skewX (-0.00715584993317537) 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449cm" svg:height="0.406cm" draw:transform="skewX (0.00244346095279161) 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11cm" svg:height="0.006cm" draw:transform="rotate (-2.35619449019309) translate (6.089cm 15.001cm)">
            <text:p/>
            <draw:enhanced-geometry svg:viewBox="0 0 17 0" draw:type="non-primitive" draw:enhanced-path="M 0 0 L 4 0 9 0 12 0 17 0 0 0 Z N"/>
          </draw:custom-shape>
          <draw:custom-shape draw:style-name="gr31" draw:text-style-name="P7" draw:layer="layout" svg:width="0.264cm" svg:height="0.197cm" draw:transform="skewX (0.00506145483078257) 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562cm" svg:height="0.179cm" draw:transform="skewX (-0.00558505360638078) 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263cm" svg:height="0.337cm" draw:transform="skewX (0.00296705972838974) 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52cm" svg:height="0.053cm" draw:transform="skewX (0.0188495559215352) rotate (-2.35619449019309) translate (5.769cm 14.991cm)">
            <text:p/>
            <draw:enhanced-geometry svg:viewBox="0 0 86 72" draw:type="non-primitive" draw:enhanced-path="M 0 0 L 10 9 21 18 32 27 43 35 54 44 65 53 76 62 86 72 0 0 Z N"/>
          </draw:custom-shape>
          <draw:custom-shape draw:style-name="gr29" draw:text-style-name="P7" draw:layer="layout" svg:width="0.166cm" svg:height="0.41cm" draw:transform="skewX (0.00488692190558325) 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653cm" svg:height="0.176cm" draw:transform="skewX (0.00575958653158019) 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834cm" svg:height="0.059cm" draw:transform="skewX (0.0169296937443416) 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32" draw:text-style-name="P7" draw:layer="layout" svg:width="0.816cm" svg:height="0.06cm" draw:transform="skewX (-0.016580627893943) 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32" draw:text-style-name="P7" draw:layer="layout" svg:width="1.112cm" svg:height="0.125cm" draw:transform="skewX (-0.00802851455917233) 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1.145cm" svg:height="0.091cm" draw:transform="skewX (-0.0109955742875622) 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127cm" svg:height="0.008cm" draw:transform="skewX (0.124441975667172) 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5cm" svg:height="0.028cm" draw:transform="skewX (-0.035779249665877) rotate (-2.35619449019309) translate (4.182cm 13.738cm)">
            <text:p/>
            <draw:enhanced-geometry svg:viewBox="0 0 34 35" draw:type="non-primitive" draw:enhanced-path="M 0 35 L 0 35 4 30 9 27 13 22 17 18 21 13 26 9 30 4 34 0 N"/>
          </draw:custom-shape>
          <draw:custom-shape draw:style-name="gr4" draw:text-style-name="P7"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131cm" svg:height="0.202cm" draw:transform="skewX (0.00994837673636583) 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82cm" svg:height="0.081cm" draw:transform="skewX (0.0123918376891574) 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32cm" svg:height="0.028cm" draw:transform="skewX (0.035779249665877) rotate (-2.35619449019309) translate (5.235cm 14.509cm)">
            <text:p/>
            <draw:enhanced-geometry svg:viewBox="0 0 54 35" draw:type="non-primitive" draw:enhanced-path="M 0 35 L 7 30 13 26 20 20 25 16 32 11 39 6 46 3 54 0 0 35 Z N"/>
          </draw:custom-shape>
          <draw:custom-shape draw:style-name="gr4" draw:text-style-name="P7"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58cm" svg:height="0.112cm" draw:transform="skewX (-0.0178023583703387) 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58cm" svg:height="0.115cm" draw:transform="skewX (-0.00872664625996997) 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34cm" svg:height="0.008cm" draw:transform="skewX (-0.124441975667172) rotate (-2.35619449019309) translate (4.683cm 13.883cm)">
            <text:p/>
            <draw:enhanced-geometry svg:viewBox="0 0 53 0" draw:type="non-primitive" draw:enhanced-path="M 53 0 L 46 0 40 0 34 0 27 0 20 0 13 0 6 0 0 0 53 0 Z N"/>
          </draw:custom-shape>
          <draw:custom-shape draw:style-name="gr4" draw:text-style-name="P7"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30" draw:text-style-name="P7" draw:layer="layout" svg:width="0.076cm" svg:height="0.063cm" draw:transform="skewX (-0.0158824961931454) 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86cm" svg:height="0.025cm" draw:transform="skewX (0.0399680398706627) rotate (-2.35619449019309) translate (6.38cm 15.549cm)">
            <text:p/>
            <draw:enhanced-geometry svg:viewBox="0 0 140 34" draw:type="non-primitive" draw:enhanced-path="M 140 0 L 140 0 122 4 103 5 84 6 63 7 45 10 28 15 12 23 0 34 N"/>
          </draw:custom-shape>
          <draw:custom-shape draw:style-name="gr30" draw:text-style-name="P7" draw:layer="layout" svg:width="0.03cm" svg:height="0.084cm" draw:transform="skewX (0.0118682389135592) rotate (-2.35619449019309) translate (6.399cm 15.502cm)">
            <text:p/>
            <draw:enhanced-geometry svg:viewBox="0 0 53 106" draw:type="non-primitive" draw:enhanced-path="M 0 106 L 0 106 6 92 13 79 20 66 27 53 33 40 39 27 46 14 53 0 N"/>
          </draw:custom-shape>
          <draw:custom-shape draw:style-name="gr30" draw:text-style-name="P7" draw:layer="layout" svg:width="0.007cm" svg:height="0.084cm" draw:transform="skewX (0.0118682389135592) rotate (-2.35619449019309) translate (6.396cm 15.505cm)">
            <text:p/>
            <draw:enhanced-geometry svg:viewBox="0 0 11 106" draw:type="non-primitive" draw:enhanced-path="M 0 0 L 0 0 1 14 3 29 6 42 9 57 11 71 10 84 6 96 0 106 N"/>
          </draw:custom-shape>
          <draw:custom-shape draw:style-name="gr30" draw:text-style-name="P7" draw:layer="layout" svg:width="0.101cm" svg:height="0.075cm" draw:transform="skewX (0.0132645023151544) 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30" draw:text-style-name="P7"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97cm" svg:height="2.224cm" draw:transform="skewX (0.000523598775598189) 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127cm" svg:height="0.429cm" draw:transform="skewX (-0.00471238898038375) 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127cm" svg:height="0.429cm" draw:transform="skewX (-0.00471238898038375) 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56cm" svg:height="0.41cm" draw:transform="skewX (0.00244346095279159) 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56cm" svg:height="0.41cm" draw:transform="skewX (0.00244346095279159) 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33cm" svg:height="0.403cm" draw:transform="skewX (0.0024434609527915) 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33cm" svg:height="0.403cm" draw:transform="skewX (0.0024434609527915) 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46cm" svg:height="0.25cm" draw:transform="skewX (-0.0120427718387586) 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46cm" svg:height="0.25cm" draw:transform="skewX (-0.0120427718387586) 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103cm" svg:height="0.03cm" draw:transform="skewX (0.0333357887130854) rotate (-2.35619449019309) translate (5.998cm 15.581cm)">
            <text:p/>
            <draw:enhanced-geometry svg:viewBox="0 0 175 34" draw:type="non-primitive" draw:enhanced-path="M 175 0 L 153 4 132 9 109 13 87 17 66 21 43 26 22 30 0 34 175 0 Z N"/>
          </draw:custom-shape>
          <draw:custom-shape draw:style-name="gr30" draw:text-style-name="P7" draw:layer="layout" svg:width="0.103cm" svg:height="0.03cm" draw:transform="skewX (0.0333357887130854) rotate (-2.35619449019309) translate (5.998cm 15.581cm)">
            <text:p/>
            <draw:enhanced-geometry svg:viewBox="0 0 175 34" draw:type="non-primitive" draw:enhanced-path="M 175 0 L 175 0 153 4 132 9 109 13 87 17 66 21 43 26 22 30 0 34 N"/>
          </draw:custom-shape>
          <draw:custom-shape draw:style-name="gr33" draw:text-style-name="P7" draw:layer="layout" svg:width="0.121cm" svg:height="0.287cm" draw:transform="skewX (0.00698131700797594) 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121cm" svg:height="0.287cm" draw:transform="skewX (0.00698131700797594) 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101cm" svg:height="0.288cm" draw:transform="skewX (0.010471975511964) 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101cm" svg:height="0.288cm" draw:transform="skewX (0.010471975511964) 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30" draw:text-style-name="P7"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33" draw:text-style-name="P7"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301cm" svg:height="0.271cm" draw:transform="skewX (0.00366519142918748) 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301cm" svg:height="0.271cm" draw:transform="skewX (0.00366519142918748) 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416cm" svg:height="0.416cm" draw:transform="skewX (0.00244346095279157) 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416cm" svg:height="0.416cm" draw:transform="skewX (0.00244346095279157) 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103cm" svg:height="0.084cm" draw:transform="skewX (0.0118682389135592) 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103cm" svg:height="0.084cm" draw:transform="skewX (0.0118682389135592) 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85cm" svg:height="0.069cm" draw:transform="skewX (-0.0144862327915502) 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85cm" svg:height="0.069cm" draw:transform="skewX (-0.0144862327915502) 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92cm" svg:height="0.158cm" draw:transform="skewX (0.0127409035395562) 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92cm" svg:height="0.158cm" draw:transform="skewX (0.0127409035395562) 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93cm" svg:height="0.161cm" draw:transform="skewX (0.00628318530717821) 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93cm" svg:height="0.161cm" draw:transform="skewX (0.00628318530717821) 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43cm" svg:height="0.422cm" draw:transform="skewX (-0.00244346095279168) 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43cm" svg:height="0.422cm" draw:transform="skewX (-0.00244346095279168) 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926cm" svg:height="2.227cm" draw:transform="skewX (0.000872664625996923) 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6cm" svg:height="0.107cm" draw:transform="skewX (0.24713862208235) rotate (-2.35619449019309) translate (6.893cm 15.046cm)">
            <text:p/>
            <draw:enhanced-geometry svg:viewBox="0 0 0 140" draw:type="non-primitive" draw:enhanced-path="M 0 140 L 0 140 0 123 0 105 0 88 0 70 0 53 0 36 0 17 0 0 N"/>
          </draw:custom-shape>
          <draw:custom-shape draw:style-name="gr30" draw:text-style-name="P7" draw:layer="layout" svg:width="0.006cm" svg:height="0.117cm" draw:transform="skewX (-0.00855211333477066) rotate (-2.35619449019309) translate (6.832cm 15.073cm)">
            <text:p/>
            <draw:enhanced-geometry svg:viewBox="0 0 0 141" draw:type="non-primitive" draw:enhanced-path="M 0 141 L 0 141 0 123 0 106 0 88 0 71 0 54 0 36 0 19 0 0 N"/>
          </draw:custom-shape>
          <draw:custom-shape draw:style-name="gr30" draw:text-style-name="P7" draw:layer="layout" svg:width="0.008cm" svg:height="0.083cm" draw:transform="skewX (0.0961676417848694) rotate (-2.35619449019309) translate (6.965cm 15.01cm)">
            <text:p/>
            <draw:enhanced-geometry svg:viewBox="0 0 9 105" draw:type="non-primitive" draw:enhanced-path="M 9 105 L 9 105 7 91 6 79 5 65 4 52 3 40 2 26 1 14 0 0 N"/>
          </draw:custom-shape>
          <draw:custom-shape draw:style-name="gr30" draw:text-style-name="P7" draw:layer="layout" svg:width="0.059cm" svg:height="0.006cm" draw:transform="skewX (0.165108147238632) rotate (-2.35619449019309) translate (6.945cm 14.869cm)">
            <text:p/>
            <draw:enhanced-geometry svg:viewBox="0 0 97 0" draw:type="non-primitive" draw:enhanced-path="M 97 0 L 97 0 84 0 72 0 59 0 48 0 35 0 24 0 12 0 0 0 N"/>
          </draw:custom-shape>
          <draw:custom-shape draw:style-name="gr30" draw:text-style-name="P7" draw:layer="layout" svg:width="0.097cm" svg:height="0.028cm" draw:transform="skewX (0.0357792496658771) rotate (-2.35619449019309) translate (6.854cm 14.871cm)">
            <text:p/>
            <draw:enhanced-geometry svg:viewBox="0 0 149 35" draw:type="non-primitive" draw:enhanced-path="M 149 0 L 149 0 131 5 112 9 93 14 74 17 56 22 37 26 19 31 0 35 N"/>
          </draw:custom-shape>
          <draw:custom-shape draw:style-name="gr30" draw:text-style-name="P7" draw:layer="layout" svg:width="0.092cm" svg:height="0.039cm" draw:transform="skewX (0.0256563400043118) rotate (-2.35619449019309) translate (6.78cm 14.869cm)">
            <text:p/>
            <draw:enhanced-geometry svg:viewBox="0 0 148 55" draw:type="non-primitive" draw:enhanced-path="M 148 0 L 148 0 129 7 111 14 92 21 74 27 54 34 36 41 18 48 0 55 N"/>
          </draw:custom-shape>
          <draw:custom-shape draw:style-name="gr30" draw:text-style-name="P7"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30" draw:text-style-name="P7"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30" draw:text-style-name="P7" draw:layer="layout" svg:width="0.012cm" svg:height="0.069cm" draw:transform="skewX (-0.0579449311662008) rotate (-2.35619449019309) translate (6.691cm 15.108cm)">
            <text:p/>
            <draw:enhanced-geometry svg:viewBox="0 0 17 87" draw:type="non-primitive" draw:enhanced-path="M 0 87 L 0 87 2 77 4 66 6 56 8 44 10 34 13 23 15 11 17 0 N"/>
          </draw:custom-shape>
          <draw:custom-shape draw:style-name="gr30" draw:text-style-name="P7"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30" draw:text-style-name="P7"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30" draw:text-style-name="P7" draw:layer="layout" svg:width="0.011cm" svg:height="0.113cm" draw:transform="skewX (-0.00890117918516945) rotate (-2.35619449019309) translate (5.704cm 16.116cm)">
            <text:p/>
            <draw:enhanced-geometry svg:viewBox="0 0 17 140" draw:type="non-primitive" draw:enhanced-path="M 0 140 L 0 140 2 123 4 105 7 88 9 70 11 52 12 35 15 17 17 0 N"/>
          </draw:custom-shape>
          <draw:custom-shape draw:style-name="gr30" draw:text-style-name="P7" draw:layer="layout" svg:width="0.081cm" svg:height="0.016cm" draw:transform="skewX (0.0624827872213853) rotate (-2.35619449019309) translate (5.601cm 15.998cm)">
            <text:p/>
            <draw:enhanced-geometry svg:viewBox="0 0 131 17" draw:type="non-primitive" draw:enhanced-path="M 0 0 L 0 0 17 2 33 4 49 6 66 9 82 11 98 12 114 14 131 17 N"/>
          </draw:custom-shape>
          <draw:custom-shape draw:style-name="gr30" draw:text-style-name="P7"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30" draw:text-style-name="P7" draw:layer="layout" svg:width="0.006cm" svg:height="0.062cm" draw:transform="skewX (-0.0804596785169234) rotate (-2.35619449019309) translate (5.636cm 16.242cm)">
            <text:p/>
            <draw:enhanced-geometry svg:viewBox="0 0 17 71" draw:type="non-primitive" draw:enhanced-path="M 0 71 L 0 71 1 62 3 53 4 44 6 35 9 27 11 18 13 9 17 0 N"/>
          </draw:custom-shape>
          <draw:custom-shape draw:style-name="gr30" draw:text-style-name="P7" draw:layer="layout" svg:width="0.006cm" svg:height="0.093cm" draw:transform="skewX (0.107163216072432) rotate (-2.35619449019309) translate (5.65cm 16.253cm)">
            <text:p/>
            <draw:enhanced-geometry svg:viewBox="0 0 0 124" draw:type="non-primitive" draw:enhanced-path="M 0 124 L 0 124 0 108 0 93 0 78 0 62 0 47 0 31 0 16 0 0 N"/>
          </draw:custom-shape>
          <draw:custom-shape draw:style-name="gr30" draw:text-style-name="P7" draw:layer="layout" svg:width="0.005cm" svg:height="0.073cm" draw:transform="skewX (0.136135681655532) rotate (-2.35619449019309) translate (5.67cm 16.316cm)">
            <text:p/>
            <draw:enhanced-geometry svg:viewBox="0 0 12 87" draw:type="non-primitive" draw:enhanced-path="M 4 87 L 4 87 4 75 3 64 1 51 0 40 0 29 2 19 6 8 12 0 N"/>
          </draw:custom-shape>
          <draw:custom-shape draw:style-name="gr30" draw:text-style-name="P7" draw:layer="layout" svg:width="0.011cm" svg:height="0.084cm" draw:transform="skewX (0.0118682389135593) rotate (-2.35619449019309) translate (5.577cm 16.388cm)">
            <text:p/>
            <draw:enhanced-geometry svg:viewBox="0 0 18 105" draw:type="non-primitive" draw:enhanced-path="M 9 105 L 9 105 9 90 11 74 14 56 17 39 18 24 15 12 10 3 0 0 N"/>
          </draw:custom-shape>
          <draw:custom-shape draw:style-name="gr30" draw:text-style-name="P7"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30" draw:text-style-name="P7"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30" draw:text-style-name="P7" draw:layer="layout" svg:width="0.058cm" svg:height="0.04cm" draw:transform="skewX (-0.0249582083035142) rotate (-2.35619449019309) translate (5.624cm 16.164cm)">
            <text:p/>
            <draw:enhanced-geometry svg:viewBox="0 0 96 52" draw:type="non-primitive" draw:enhanced-path="M 0 0 L 0 0 12 7 24 13 36 19 49 26 60 32 72 39 84 46 96 52 N"/>
          </draw:custom-shape>
          <draw:custom-shape draw:style-name="gr30" draw:text-style-name="P7" draw:layer="layout" svg:width="0.054cm" svg:height="0.044cm" draw:transform="skewX (-0.022689280275922) rotate (-2.35619449019309) translate (5.568cm 16.078cm)">
            <text:p/>
            <draw:enhanced-geometry svg:viewBox="0 0 89 53" draw:type="non-primitive" draw:enhanced-path="M 0 0 L 0 0 11 7 22 13 33 19 45 26 55 33 66 40 77 47 89 53 N"/>
          </draw:custom-shape>
          <draw:custom-shape draw:style-name="gr30" draw:text-style-name="P7" draw:layer="layout" svg:width="0.04cm" svg:height="0.019cm" draw:transform="skewX (-0.0525344104850193) rotate (-2.35619449019309) translate (5.018cm 15.323cm)">
            <text:p/>
            <draw:enhanced-geometry svg:viewBox="0 0 62 20" draw:type="non-primitive" draw:enhanced-path="M 0 0 L 0 0 8 3 16 7 25 11 33 15 41 18 47 20 55 20 62 17 N"/>
          </draw:custom-shape>
          <draw:custom-shape draw:style-name="gr30" draw:text-style-name="P7" draw:layer="layout" svg:width="0.012cm" svg:height="0.015cm" draw:transform="rotate (-2.35619449019309) translate (4.931cm 15.438cm)">
            <text:p/>
            <draw:enhanced-geometry svg:viewBox="0 0 17 18" draw:type="non-primitive" draw:enhanced-path="M 0 18 L 0 18 5 13 8 9 13 4 17 0 N"/>
          </draw:custom-shape>
          <draw:custom-shape draw:style-name="gr30" draw:text-style-name="P7"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30" draw:text-style-name="P7" draw:layer="layout" svg:width="0.043cm" svg:height="0.015cm" draw:transform="skewX (0.0664970445009714) rotate (-2.35619449019309) translate (4.826cm 15.313cm)">
            <text:p/>
            <draw:enhanced-geometry svg:viewBox="0 0 70 17" draw:type="non-primitive" draw:enhanced-path="M 0 17 L 0 17 9 15 17 13 26 11 35 8 43 6 52 5 60 3 70 0 N"/>
          </draw:custom-shape>
          <draw:custom-shape draw:style-name="gr30" draw:text-style-name="P7"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30" draw:text-style-name="P7"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30" draw:text-style-name="P7" draw:layer="layout" svg:width="0.043cm" svg:height="0.015cm" draw:transform="skewX (0.0664970445009714) rotate (-2.35619449019309) translate (4.922cm 15.266cm)">
            <text:p/>
            <draw:enhanced-geometry svg:viewBox="0 0 72 19" draw:type="non-primitive" draw:enhanced-path="M 72 0 L 72 0 63 2 54 5 45 7 37 9 28 13 19 15 10 17 0 19 N"/>
          </draw:custom-shape>
          <draw:custom-shape draw:style-name="gr30" draw:text-style-name="P7"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30" draw:text-style-name="P7"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30" draw:text-style-name="P7" draw:layer="layout" svg:width="0.049cm" svg:height="0.06cm" draw:transform="skewX (-0.016580627893943) rotate (-2.35619449019309) translate (4.231cm 14.749cm)">
            <text:p/>
            <draw:enhanced-geometry svg:viewBox="0 0 78 71" draw:type="non-primitive" draw:enhanced-path="M 78 0 L 78 0 68 9 59 18 48 28 38 35 28 45 19 54 9 62 0 71 N"/>
          </draw:custom-shape>
          <draw:custom-shape draw:style-name="gr30" draw:text-style-name="P7"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30" draw:text-style-name="P7"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30" draw:text-style-name="P7"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30" draw:text-style-name="P7" draw:layer="layout" svg:width="0.043cm" svg:height="0.043cm" draw:transform="skewX (-0.0232128790515202) rotate (-2.35619449019309) translate (3.98cm 14.647cm)">
            <text:p/>
            <draw:enhanced-geometry svg:viewBox="0 0 70 52" draw:type="non-primitive" draw:enhanced-path="M 70 0 L 70 0 61 7 52 13 44 20 35 26 26 33 18 40 9 46 0 52 N"/>
          </draw:custom-shape>
          <draw:custom-shape draw:style-name="gr30" draw:text-style-name="P7" draw:layer="layout" svg:width="0.058cm" svg:height="0.006cm" draw:transform="skewX (0.165108147238632) rotate (-2.35619449019309) translate (3.975cm 14.64cm)">
            <text:p/>
            <draw:enhanced-geometry svg:viewBox="0 0 97 0" draw:type="non-primitive" draw:enhanced-path="M 0 0 L 0 0 13 0 24 0 37 0 48 0 61 0 72 0 84 0 97 0 N"/>
          </draw:custom-shape>
          <draw:custom-shape draw:style-name="gr30" draw:text-style-name="P7" draw:layer="layout" svg:width="0.044cm" svg:height="0.028cm" draw:transform="skewX (-0.035779249665877) rotate (-2.35619449019309) translate (3.841cm 14.617cm)">
            <text:p/>
            <draw:enhanced-geometry svg:viewBox="0 0 72 35" draw:type="non-primitive" draw:enhanced-path="M 72 0 L 72 0 61 4 50 7 38 10 25 12 15 16 6 20 1 27 0 35 N"/>
          </draw:custom-shape>
          <draw:custom-shape draw:style-name="gr30" draw:text-style-name="P7" draw:layer="layout" svg:width="0.074cm" svg:height="0.008cm" draw:transform="skewX (-0.124441975667172) rotate (-2.35619449019309) translate (3.856cm 14.572cm)">
            <text:p/>
            <draw:enhanced-geometry svg:viewBox="0 0 122 0" draw:type="non-primitive" draw:enhanced-path="M 122 0 L 122 0 106 0 90 0 76 0 60 0 45 0 30 0 14 0 0 0 N"/>
          </draw:custom-shape>
          <draw:custom-shape draw:style-name="gr30" draw:text-style-name="P7"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30" draw:text-style-name="P7" draw:layer="layout" svg:width="0.038cm" svg:height="0.059cm" draw:transform="skewX (-0.0338593874886836) rotate (-2.35619449019309) translate (3.832cm 14.559cm)">
            <text:p/>
            <draw:enhanced-geometry svg:viewBox="0 0 61 71" draw:type="non-primitive" draw:enhanced-path="M 61 0 L 61 0 53 9 46 18 38 26 30 35 22 45 16 52 8 62 0 71 N"/>
          </draw:custom-shape>
          <draw:custom-shape draw:style-name="gr30" draw:text-style-name="P7"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30" draw:text-style-name="P7" draw:layer="layout" svg:width="0.071cm" svg:height="0.005cm" draw:transform="skewX (0.197396738400521) rotate (-2.35619449019309) translate (5.931cm 14.127cm)">
            <text:p/>
            <draw:enhanced-geometry svg:viewBox="0 0 107 0" draw:type="non-primitive" draw:enhanced-path="M 107 0 L 107 0 93 0 80 0 66 0 54 0 40 0 26 0 14 0 0 0 N"/>
          </draw:custom-shape>
          <draw:custom-shape draw:style-name="gr30" draw:text-style-name="P7" draw:layer="layout" svg:width="0.086cm" svg:height="0.016cm" draw:transform="skewX (0.0624827872213853) rotate (-2.35619449019309) translate (5.931cm 14.21cm)">
            <text:p/>
            <draw:enhanced-geometry svg:viewBox="0 0 131 19" draw:type="non-primitive" draw:enhanced-path="M 131 0 L 131 0 114 2 98 5 81 7 65 9 49 13 32 15 17 17 0 19 N"/>
          </draw:custom-shape>
          <draw:custom-shape draw:style-name="gr30" draw:text-style-name="P7" draw:layer="layout" svg:width="0.047cm" svg:height="0.006cm" draw:transform="skewX (-0.165108147238632) rotate (-2.35619449019309) translate (6.016cm 14.291cm)">
            <text:p/>
            <draw:enhanced-geometry svg:viewBox="0 0 78 0" draw:type="non-primitive" draw:enhanced-path="M 78 0 L 78 0 68 0 59 0 49 0 39 0 28 0 19 0 9 0 0 0 N"/>
          </draw:custom-shape>
          <draw:custom-shape draw:style-name="gr30" draw:text-style-name="P7" draw:layer="layout" svg:width="0.066cm" svg:height="0.008cm" draw:transform="skewX (-0.124441975667172) rotate (-2.35619449019309) translate (5.985cm 14.429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30" draw:text-style-name="P7"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30" draw:text-style-name="P7"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30" draw:text-style-name="P7" draw:layer="layout" svg:width="0.028cm" svg:height="0.006cm" draw:transform="skewX (0.165108147238632) rotate (-2.35619449019309) translate (5.075cm 15.376cm)">
            <text:p/>
            <draw:enhanced-geometry svg:viewBox="0 0 44 0" draw:type="non-primitive" draw:enhanced-path="M 0 0 L 0 0 5 0 11 0 16 0 21 0 27 0 33 0 38 0 44 0 N"/>
          </draw:custom-shape>
          <draw:custom-shape draw:style-name="gr30" draw:text-style-name="P7"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30" draw:text-style-name="P7"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30" draw:text-style-name="P7" draw:layer="layout" svg:width="0.087cm" svg:height="0.079cm" draw:transform="skewX (-0.0127409035395561) 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6cm" svg:height="0.069cm" draw:transform="skewX (-0.0144862327915503) rotate (-2.35619449019309) translate (5.323cm 13.43cm)">
            <text:p/>
            <draw:enhanced-geometry svg:viewBox="0 0 27 87" draw:type="non-primitive" draw:enhanced-path="M 0 0 L 0 0 3 10 7 22 10 33 13 43 17 55 20 66 24 77 27 87 N"/>
          </draw:custom-shape>
          <draw:custom-shape draw:style-name="gr30" draw:text-style-name="P7" draw:layer="layout" svg:width="0.062cm" svg:height="0.026cm" draw:transform="skewX (-0.0383972435438681) rotate (-2.35619449019309) translate (5.307cm 13.279cm)">
            <text:p/>
            <draw:enhanced-geometry svg:viewBox="0 0 97 35" draw:type="non-primitive" draw:enhanced-path="M 97 0 L 97 0 84 5 72 9 60 14 48 18 36 23 24 26 13 31 0 35 N"/>
          </draw:custom-shape>
          <draw:custom-shape draw:style-name="gr30" draw:text-style-name="P7" draw:layer="layout" svg:width="0.039cm" svg:height="0.08cm" draw:transform="skewX (-0.0249582083035142) rotate (-2.35619449019309) translate (5.227cm 13.341cm)">
            <text:p/>
            <draw:enhanced-geometry svg:viewBox="0 0 69 103" draw:type="non-primitive" draw:enhanced-path="M 0 0 L 0 0 9 12 17 26 26 38 35 51 43 64 52 77 60 90 69 103 N"/>
          </draw:custom-shape>
          <draw:custom-shape draw:style-name="gr30" draw:text-style-name="P7" draw:layer="layout" svg:width="0.083cm" svg:height="0.005cm" draw:transform="skewX (-0.197396738400521) rotate (-2.35619449019309) translate (5.268cm 13.147cm)">
            <text:p/>
            <draw:enhanced-geometry svg:viewBox="0 0 138 0" draw:type="non-primitive" draw:enhanced-path="M 138 0 L 138 0 119 0 97 0 75 0 52 0 32 0 14 0 4 0 0 0 N"/>
          </draw:custom-shape>
          <draw:custom-shape draw:style-name="gr30" draw:text-style-name="P7" draw:layer="layout" svg:width="0.029cm" svg:height="0.084cm" draw:transform="skewX (0.035779249665877) rotate (-2.35619449019309) translate (5.186cm 13.24cm)">
            <text:p/>
            <draw:enhanced-geometry svg:viewBox="0 0 53 105" draw:type="non-primitive" draw:enhanced-path="M 0 0 L 0 0 7 14 14 26 21 40 27 53 33 67 40 79 46 93 53 105 N"/>
          </draw:custom-shape>
          <draw:custom-shape draw:style-name="gr4" draw:text-style-name="P7" draw:layer="layout" svg:width="0.085cm" svg:height="0.129cm" draw:transform="skewX (-0.00767944870877349) 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85cm" svg:height="0.129cm" draw:transform="skewX (-0.00767944870877349) 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59cm" svg:height="0.028cm" draw:transform="skewX (0.035779249665877) 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59cm" svg:height="0.028cm" draw:transform="skewX (0.035779249665877) 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35cm" svg:height="0.028cm" draw:transform="skewX (0.0357792496658769) rotate (-2.35619449019309) translate (6.433cm 15.531cm)">
            <text:p/>
            <draw:enhanced-geometry svg:viewBox="0 0 53 36" draw:type="non-primitive" draw:enhanced-path="M 53 0 L 46 5 38 8 31 12 23 15 16 19 10 23 4 29 0 36 53 0 Z N"/>
          </draw:custom-shape>
          <draw:custom-shape draw:style-name="gr30" draw:text-style-name="P7" draw:layer="layout" svg:width="0.035cm" svg:height="0.028cm" draw:transform="skewX (0.0357792496658769) rotate (-2.35619449019309) translate (6.433cm 15.531cm)">
            <text:p/>
            <draw:enhanced-geometry svg:viewBox="0 0 53 36" draw:type="non-primitive" draw:enhanced-path="M 53 0 L 53 0 46 5 38 8 31 12 23 15 16 19 10 23 4 29 0 36 N"/>
          </draw:custom-shape>
          <draw:custom-shape draw:style-name="gr33" draw:text-style-name="P7"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86cm" svg:height="0.095cm" draw:transform="skewX (-0.0211184839491274) 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86cm" svg:height="0.095cm" draw:transform="skewX (-0.0211184839491274) 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23" draw:text-style-name="P14" draw:layer="layout" svg:width="6.581cm" svg:height="2.123cm" svg:x="2.308cm" svg:y="6.864cm">
          <text:p text:style-name="P13"><text:span text:style-name="T14">wibble.hpp</text:span></text:p>
          <draw:enhanced-geometry svg:viewBox="0 0 21600 21600" draw:mirror-vertical="false" draw:type="mso-spt202" draw:enhanced-path="M 0 0 L 21600 0 21600 21600 0 21600 0 0 Z N"/>
        </draw:custom-shape>
        <draw:custom-shape draw:style-name="gr53" draw:text-style-name="P14" draw:layer="layout" svg:width="11.881cm" svg:height="3.985cm" svg:x="15.119cm" svg:y="7.702cm">
          <text:p text:style-name="P13"><text:span text:style-name="T14">this header file does not forward declare fubar or #include fubar.hpp</text:span></text:p>
          <text:p text:style-name="P13"><text:span text:style-name="T14">...</text:span></text:p>
          <text:p text:style-name="P13"><text:span text:style-name="T14">but the problem is avoided like this...</text:span></text:p>
          <draw:enhanced-geometry svg:viewBox="0 0 21600 21600" draw:mirror-vertical="false" draw:type="mso-spt202" draw:enhanced-path="M 0 0 L 21600 0 21600 21600 0 21600 0 0 Z N"/>
        </draw:custom-shape>
        <draw:line draw:style-name="gr5" draw:text-style-name="P8" draw:layer="layout" svg:x1="15cm" svg:y1="8.2cm" svg:x2="14cm" svg:y2="8.2cm">
          <text:p/>
        </draw:line>
        <draw:line draw:style-name="gr5" draw:text-style-name="P8" draw:layer="layout" svg:x1="19.5cm" svg:y1="12.5cm" svg:x2="19.5cm" svg:y2="15.5cm">
          <text:p/>
        </draw:line>
        <draw:line draw:style-name="gr15" draw:text-style-name="P8" draw:layer="layout" svg:x1="25cm" svg:y1="12.5cm" svg:x2="19.5cm" svg:y2="12.5cm">
          <text:p/>
        </draw:line>
        <draw:line draw:style-name="gr19" draw:text-style-name="P8" draw:layer="layout" svg:x1="9cm" svg:y1="13.2cm" svg:x2="9cm" svg:y2="11.7cm">
          <text:p/>
        </draw:line>
        <draw:custom-shape draw:style-name="gr54" draw:text-style-name="P14" draw:layer="layout" svg:width="4.281cm" svg:height="1.7cm" svg:x="22.319cm" svg:y="18.6cm">
          <text:p text:style-name="P13"><text:span text:style-name="T14">source.cpp</text:span></text:p>
          <draw:enhanced-geometry svg:viewBox="0 0 21600 21600" draw:mirror-vertical="false" draw:type="mso-spt202" draw:enhanced-path="M 0 0 L 21600 0 21600 21600 0 21600 0 0 Z N"/>
        </draw:custom-shape>
        <draw:line draw:style-name="gr15" draw:text-style-name="P8" draw:layer="layout" svg:x1="25cm" svg:y1="11.5cm" svg:x2="25cm" svg:y2="12.5cm">
          <text:p/>
        </draw:lin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11"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9">never</text:span> need to include another header</text:p>
              </text:list-item>
              <text:list-item>
                <text:p>Make the first #include in each source file <text:line-break/>its own header</text:p>
              </text:list-item>
            </text:list>
          </draw:text-box>
        </draw:frame>
        <draw:custom-shape draw:style-name="gr55" draw:text-style-name="P4" draw:layer="layout" svg:width="11cm" svg:height="7.615cm" svg:x="1.9cm" svg:y="10.685cm">
          <text:p text:style-name="P3"><text:span text:style-name="T2">class fubar;</text:span></text:p>
          <text:p text:style-name="P3"><text:span text:style-name="T2"/></text:p>
          <text:p text:style-name="P3"><text:span text:style-name="T2">class wibble</text:span></text:p>
          <text:p text:style-name="P3"><text:span text:style-name="T2">{</text:span></text:p>
          <text:p text:style-name="P3"><text:span text:style-name="T2">public:</text:span></text:p>
          <text:p text:style-name="P3"><text:span text:style-name="T2"><text:s text:c="4"/></text:span><text:span text:style-name="T2">void (fubar *);</text:span></text:p>
          <text:p text:style-name="P3"><text:span text:style-name="T2"><text:s text:c="4"/></text:span><text:span text:style-name="T2">... <text:s/></text:span></text:p>
          <text:p text:style-name="P3"><text:span text:style-name="T2">};</text:span></text:p>
          <draw:enhanced-geometry svg:viewBox="0 0 21600 21600" draw:type="rectangle" draw:enhanced-path="M 0 0 L 21600 0 21600 21600 0 21600 0 0 Z N"/>
        </draw:custom-shape>
        <draw:custom-shape draw:style-name="gr56" draw:text-style-name="P4" draw:layer="layout" svg:width="11.175cm" svg:height="3.753cm" svg:x="14.626cm" svg:y="9.647cm">
          <text:p text:style-name="P3"><text:span text:style-name="T2">#include “fubar.hpp”</text:span></text:p>
          <text:p text:style-name="P3"><text:span text:style-name="T2">#include “wibble.hpp”</text:span></text:p>
          <text:p text:style-name="P3"><text:span text:style-name="T2">...</text:span></text:p>
          <draw:enhanced-geometry svg:viewBox="0 0 21600 21600" draw:type="rectangle" draw:enhanced-path="M 0 0 L 21600 0 21600 21600 0 21600 0 0 Z N"/>
        </draw:custom-shape>
        <draw:custom-shape draw:style-name="gr23" draw:text-style-name="P14" draw:layer="layout" svg:width="6.581cm" svg:height="2.123cm" svg:x="1.709cm" svg:y="9.565cm">
          <text:p text:style-name="P13"><text:span text:style-name="T14">wibble.hpp</text:span></text:p>
          <draw:enhanced-geometry svg:viewBox="0 0 21600 21600" draw:mirror-vertical="false" draw:type="mso-spt202" draw:enhanced-path="M 0 0 L 21600 0 21600 21600 0 21600 0 0 Z N"/>
        </draw:custom-shape>
        <draw:line draw:style-name="gr19" draw:text-style-name="P8" draw:layer="layout" svg:x1="10.4cm" svg:y1="11.3cm" svg:x2="8.4cm" svg:y2="11.3cm">
          <text:p/>
        </draw:line>
        <draw:custom-shape draw:style-name="gr23" draw:text-style-name="P14" draw:layer="layout" svg:width="6.581cm" svg:height="2.123cm" svg:x="14.346cm" svg:y="8.522cm">
          <text:p text:style-name="P13"><text:span text:style-name="T14">wibble.cpp</text:span></text:p>
          <draw:enhanced-geometry svg:viewBox="0 0 21600 21600" draw:mirror-vertical="false" draw:type="mso-spt202" draw:enhanced-path="M 0 0 L 21600 0 21600 21600 0 21600 0 0 Z N"/>
        </draw:custom-shape>
        <draw:custom-shape draw:style-name="gr56" draw:text-style-name="P4" draw:layer="layout" svg:width="11.175cm" svg:height="3.753cm" svg:x="14.66cm" svg:y="15.176cm">
          <text:p text:style-name="P3"><text:span text:style-name="T2">#include “wibble.hpp”</text:span></text:p>
          <text:p text:style-name="P3"><text:span text:style-name="T2">#include “fubar.hpp”</text:span></text:p>
          <text:p text:style-name="P3"><text:span text:style-name="T2">...</text:span></text:p>
          <draw:enhanced-geometry svg:viewBox="0 0 21600 21600" draw:type="rectangle" draw:enhanced-path="M 0 0 L 21600 0 21600 21600 0 21600 0 0 Z N"/>
        </draw:custom-shape>
        <draw:custom-shape draw:style-name="gr23" draw:text-style-name="P14" draw:layer="layout" svg:width="6.581cm" svg:height="2.123cm" svg:x="14.381cm" svg:y="14.051cm">
          <text:p text:style-name="P13"><text:span text:style-name="T14">wibble.cpp</text:span></text:p>
          <draw:enhanced-geometry svg:viewBox="0 0 21600 21600" draw:mirror-vertical="false" draw:type="mso-spt202" draw:enhanced-path="M 0 0 L 21600 0 21600 21600 0 21600 0 0 Z N"/>
        </draw:custom-shape>
        <draw:custom-shape draw:style-name="gr34" draw:text-style-name="P15" draw:layer="layout" svg:width="3.5cm" svg:height="3.72cm" svg:x="10.031cm" svg:y="10.438cm">
          <text:p text:style-name="P13"><text:span text:style-name="T15"></text:span></text:p>
          <draw:enhanced-geometry svg:viewBox="0 0 21600 21600" draw:mirror-horizontal="false" draw:type="rectangle" draw:enhanced-path="M 0 0 L 21600 0 21600 21600 0 21600 0 0 Z N"/>
        </draw:custom-shape>
        <draw:custom-shape draw:style-name="gr34" draw:text-style-name="P15" draw:layer="layout" svg:width="3.5cm" svg:height="3.72cm" svg:x="23.1cm" svg:y="16.214cm">
          <text:p text:style-name="P13"><text:span text:style-name="T15"></text:span></text:p>
          <draw:enhanced-geometry svg:viewBox="0 0 21600 21600" draw:mirror-horizontal="false" draw:type="rectangle" draw:enhanced-path="M 0 0 L 21600 0 21600 21600 0 21600 0 0 Z N"/>
        </draw:custom-shape>
        <draw:g>
          <draw:custom-shape draw:style-name="gr29" draw:text-style-name="P7" draw:layer="layout" svg:width="0.515cm" svg:height="2.453cm" draw:transform="skewX (0.000349065850398707) 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0" draw:text-style-name="P7" draw:layer="layout" svg:width="0.515cm" svg:height="2.453cm" draw:transform="skewX (0.000349065850398707) 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29" draw:text-style-name="P7" draw:layer="layout" svg:width="0.482cm" svg:height="2.457cm" draw:transform="skewX (0.00034906585039871) 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0" draw:text-style-name="P7" draw:layer="layout" svg:width="0.482cm" svg:height="2.457cm" draw:transform="skewX (0.00034906585039871) 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1" draw:text-style-name="P7" draw:layer="layout" svg:width="0.187cm" svg:height="0.457cm" draw:transform="skewX (-0.00226892802759227) 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1" draw:text-style-name="P7"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1" draw:text-style-name="P7" draw:layer="layout" svg:width="0.333cm" svg:height="0.479cm" draw:transform="skewX (-0.00418879020478569) 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1" draw:text-style-name="P7" draw:layer="layout" svg:width="0.247cm" svg:height="0.185cm" draw:transform="skewX (-0.00541052068118133) 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1" draw:text-style-name="P7"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1" draw:text-style-name="P7"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1" draw:text-style-name="P7"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1" draw:text-style-name="P7"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31" draw:text-style-name="P7" draw:layer="layout" svg:width="0.159cm" svg:height="0.202cm" draw:transform="skewX (0.00488692190558319) 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1" draw:text-style-name="P7" draw:layer="layout" svg:width="0.307cm" svg:height="0.148cm" draw:transform="skewX (0.0134390352403537) 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1" draw:text-style-name="P7"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1" draw:text-style-name="P7"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1" draw:text-style-name="P7" draw:layer="layout" svg:width="0.086cm" svg:height="0.162cm" draw:transform="skewX (-0.00610865238197901) 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31" draw:text-style-name="P7" draw:layer="layout" svg:width="0.136cm" svg:height="0.235cm" draw:transform="skewX (0.00418879020478563) 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1" draw:text-style-name="P7" draw:layer="layout" svg:width="0.081cm" svg:height="0.141cm" draw:transform="skewX (-0.0071558499331753) 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31" draw:text-style-name="P7" draw:layer="layout" svg:width="0.035cm" svg:height="0.141cm" draw:transform="skewX (-0.0354301838154782) 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31" draw:text-style-name="P7" draw:layer="layout" svg:width="0.313cm" svg:height="0.47cm" draw:transform="skewX (0.00209439510239284) 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1" draw:text-style-name="P7"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31" draw:text-style-name="P7" draw:layer="layout" svg:width="0.141cm" svg:height="0.117cm" draw:transform="skewX (0.00855211333477052) 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1" draw:text-style-name="P7" draw:layer="layout" svg:width="0.409cm" svg:height="0.67cm" draw:transform="skewX (0.00296705972838997) 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1" draw:text-style-name="P7" draw:layer="layout" svg:width="0.317cm" svg:height="0.466cm" draw:transform="skewX (0.0020943951023928) 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1" draw:text-style-name="P7" draw:layer="layout" svg:width="0.416cm" svg:height="0.663cm" draw:transform="skewX (-0.00296705972838988) 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1" draw:text-style-name="P7" draw:layer="layout" svg:width="0.115cm" svg:height="0.114cm" draw:transform="skewX (-0.00872664625996995) 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1" draw:text-style-name="P7" draw:layer="layout" svg:width="0.367cm" svg:height="0.332cm" draw:transform="skewX (0.0029670597283898) 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1" draw:text-style-name="P7" draw:layer="layout" svg:width="0.009cm" svg:height="0.006cm" draw:transform="rotate (-2.35619449019309) translate (25.892cm 13.293cm)">
            <text:p/>
            <draw:enhanced-geometry svg:viewBox="0 0 17 0" draw:type="non-primitive" draw:enhanced-path="M 0 0 L 4 0 9 0 12 0 17 0 0 0 Z N"/>
          </draw:custom-shape>
          <draw:custom-shape draw:style-name="gr31" draw:text-style-name="P7" draw:layer="layout" svg:width="0.216cm" svg:height="0.162cm" draw:transform="skewX (0.006108652381979) 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29" draw:text-style-name="P7"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29" draw:text-style-name="P7"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29" draw:text-style-name="P7"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29" draw:text-style-name="P7"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29" draw:text-style-name="P7"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29" draw:text-style-name="P7" draw:layer="layout" svg:width="0.215cm" svg:height="0.276cm" draw:transform="skewX (0.00366519142918748) 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29" draw:text-style-name="P7" draw:layer="layout" svg:width="0.042cm" svg:height="0.044cm" draw:transform="skewX (0.022689280275922) rotate (-2.35619449019309) translate (25.63cm 13.285cm)">
            <text:p/>
            <draw:enhanced-geometry svg:viewBox="0 0 86 72" draw:type="non-primitive" draw:enhanced-path="M 0 0 L 10 9 21 18 32 27 43 35 54 44 65 53 76 62 86 72 0 0 Z N"/>
          </draw:custom-shape>
          <draw:custom-shape draw:style-name="gr29" draw:text-style-name="P7" draw:layer="layout" svg:width="0.136cm" svg:height="0.336cm" draw:transform="skewX (0.00296705972838984) 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29" draw:text-style-name="P7"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29" draw:text-style-name="P7" draw:layer="layout" svg:width="0.14cm" svg:height="0.641cm" draw:transform="skewX (-0.00157079632679465) 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29" draw:text-style-name="P7"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2" draw:text-style-name="P7"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2" draw:text-style-name="P7"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2" draw:text-style-name="P7" draw:layer="layout" svg:width="0.249cm" svg:height="0.561cm" draw:transform="skewX (0.00174532925199399) 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2" draw:text-style-name="P7"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2" draw:text-style-name="P7" draw:layer="layout" svg:width="0.025cm" svg:height="0.008cm" draw:transform="skewX (-0.124441975667172) rotate (-2.35619449019309) translate (25.037cm 13.344cm)">
            <text:p/>
            <draw:enhanced-geometry svg:viewBox="0 0 54 0" draw:type="non-primitive" draw:enhanced-path="M 0 0 L 0 0 6 0 13 0 20 0 27 0 34 0 41 0 47 0 54 0 N"/>
          </draw:custom-shape>
          <draw:custom-shape draw:style-name="gr32" draw:text-style-name="P7" draw:layer="layout" svg:width="0.668cm" svg:height="0.049cm" draw:transform="skewX (-0.0204203522483298) 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2" draw:text-style-name="P7" draw:layer="layout" svg:width="0.838cm" svg:height="0.076cm" draw:transform="skewX (0.0130899693899551) 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2" draw:text-style-name="P7" draw:layer="layout" svg:width="0.004cm" svg:height="0.023cm" draw:transform="skewX (0.0434586983746505) rotate (-2.35619449019309) translate (24.83cm 13.244cm)">
            <text:p/>
            <draw:enhanced-geometry svg:viewBox="0 0 0 36" draw:type="non-primitive" draw:enhanced-path="M 0 0 L 0 0 0 4 0 9 0 13 0 18 0 22 0 27 0 32 0 36 N"/>
          </draw:custom-shape>
          <draw:custom-shape draw:style-name="gr32" draw:text-style-name="P7" draw:layer="layout" svg:width="0.91cm" svg:height="0.103cm" draw:transform="skewX (-0.0097738438111665) 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2" draw:text-style-name="P7" draw:layer="layout" svg:width="0.945cm" svg:height="0.074cm" draw:transform="skewX (0.0134390352403537) 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2" draw:text-style-name="P7" draw:layer="layout" svg:width="0.936cm" svg:height="0.075cm" draw:transform="skewX (-0.0267035375555083) 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2" draw:text-style-name="P7" draw:layer="layout" svg:width="0.861cm" svg:height="0.148cm" draw:transform="skewX (0.00680678408277646) 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2" draw:text-style-name="P7" draw:layer="layout" svg:width="0.105cm" svg:height="0.006cm" draw:transform="skewX (-0.165108147238632) 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32" draw:text-style-name="P7" draw:layer="layout" svg:width="0.012cm" svg:height="0.023cm" draw:transform="skewX (-0.0867428638241018) rotate (-2.35619449019309) translate (24.333cm 12.26cm)">
            <text:p/>
            <draw:enhanced-geometry svg:viewBox="0 0 34 35" draw:type="non-primitive" draw:enhanced-path="M 0 35 L 0 35 4 30 9 27 13 22 17 18 21 13 26 9 30 4 34 0 N"/>
          </draw:custom-shape>
          <draw:custom-shape draw:style-name="gr4" draw:text-style-name="P7" draw:layer="layout" svg:width="0.098cm" svg:height="0.233cm" draw:transform="skewX (-0.00436332312998498) 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7" draw:layer="layout" svg:width="0.107cm" svg:height="0.164cm" draw:transform="skewX (0.0122173047639581) 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7"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7" draw:layer="layout" svg:width="0.026cm" svg:height="0.023cm" draw:transform="skewX (0.0434586983746506) rotate (-2.35619449019309) translate (25.193cm 12.89cm)">
            <text:p/>
            <draw:enhanced-geometry svg:viewBox="0 0 54 35" draw:type="non-primitive" draw:enhanced-path="M 0 35 L 7 30 13 26 20 20 25 16 32 11 39 6 46 3 54 0 0 35 Z N"/>
          </draw:custom-shape>
          <draw:custom-shape draw:style-name="gr4" draw:text-style-name="P7"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7" draw:layer="layout" svg:width="0.129cm" svg:height="0.091cm" draw:transform="skewX (-0.0109955742875622) 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7" draw:layer="layout" svg:width="0.13cm" svg:height="0.094cm" draw:transform="skewX (-0.0106465084371635) 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7" draw:layer="layout" svg:width="0.027cm" svg:height="0.006cm" draw:transform="skewX (-0.165108147238632) rotate (-2.35619449019309) translate (24.742cm 12.379cm)">
            <text:p/>
            <draw:enhanced-geometry svg:viewBox="0 0 53 0" draw:type="non-primitive" draw:enhanced-path="M 53 0 L 46 0 40 0 34 0 27 0 20 0 13 0 6 0 0 0 53 0 Z N"/>
          </draw:custom-shape>
          <draw:custom-shape draw:style-name="gr4" draw:text-style-name="P7"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0" draw:text-style-name="P7" draw:layer="layout" svg:width="0.018cm" svg:height="0.021cm" draw:transform="skewX (-0.0476474885794362) rotate (-2.35619449019309) translate (25.494cm 14.189cm)">
            <text:p/>
            <draw:enhanced-geometry svg:viewBox="0 0 35 36" draw:type="non-primitive" draw:enhanced-path="M 35 0 L 35 0 31 5 26 10 22 14 17 17 13 22 9 27 5 31 0 36 N"/>
          </draw:custom-shape>
          <draw:custom-shape draw:style-name="gr30" draw:text-style-name="P7" draw:layer="layout" svg:width="0.062cm" svg:height="0.052cm" draw:transform="skewX (-0.019198621771934) 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30" draw:text-style-name="P7" draw:layer="layout" svg:width="0.071cm" svg:height="0.021cm" draw:transform="skewX (0.0476474885794361) rotate (-2.35619449019309) translate (26.13cm 13.741cm)">
            <text:p/>
            <draw:enhanced-geometry svg:viewBox="0 0 140 34" draw:type="non-primitive" draw:enhanced-path="M 140 0 L 140 0 122 4 103 5 84 6 63 7 45 10 28 15 12 23 0 34 N"/>
          </draw:custom-shape>
          <draw:custom-shape draw:style-name="gr30" draw:text-style-name="P7" draw:layer="layout" svg:width="0.024cm" svg:height="0.069cm" draw:transform="skewX (0.0144862327915502) rotate (-2.35619449019309) translate (26.145cm 13.702cm)">
            <text:p/>
            <draw:enhanced-geometry svg:viewBox="0 0 53 106" draw:type="non-primitive" draw:enhanced-path="M 0 106 L 0 106 6 92 13 79 20 66 27 53 33 40 39 27 46 14 53 0 N"/>
          </draw:custom-shape>
          <draw:custom-shape draw:style-name="gr30" draw:text-style-name="P7"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30" draw:text-style-name="P7" draw:layer="layout" svg:width="0.083cm" svg:height="0.062cm" draw:transform="skewX (0.0160570291183448) 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30" draw:text-style-name="P7" draw:layer="layout" svg:width="0.018cm" svg:height="0.023cm" draw:transform="skewX (-0.0434586983746507) rotate (-2.35619449019309) translate (25.981cm 13.966cm)">
            <text:p/>
            <draw:enhanced-geometry svg:viewBox="0 0 35 35" draw:type="non-primitive" draw:enhanced-path="M 35 35 L 35 35 31 31 26 25 23 18 18 12 15 6 10 3 6 0 0 1 N"/>
          </draw:custom-shape>
          <draw:custom-shape draw:style-name="gr30" draw:text-style-name="P7"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30" draw:text-style-name="P7"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33" draw:text-style-name="P7"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0" draw:text-style-name="P7"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33" draw:text-style-name="P7" draw:layer="layout" svg:width="0.127cm" svg:height="0.336cm" draw:transform="skewX (0.00296705972838982) 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0" draw:text-style-name="P7" draw:layer="layout" svg:width="0.127cm" svg:height="0.336cm" draw:transform="skewX (0.00296705972838982) 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33" draw:text-style-name="P7"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0" draw:text-style-name="P7"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33" draw:text-style-name="P7" draw:layer="layout" svg:width="0.109cm" svg:height="0.33cm" draw:transform="skewX (0.0029670597283898) 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0" draw:text-style-name="P7" draw:layer="layout" svg:width="0.109cm" svg:height="0.33cm" draw:transform="skewX (0.0029670597283898) 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33" draw:text-style-name="P7" draw:layer="layout" svg:width="0.12cm" svg:height="0.204cm" draw:transform="skewX (-0.00977384381116633) 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0" draw:text-style-name="P7" draw:layer="layout" svg:width="0.12cm" svg:height="0.204cm" draw:transform="skewX (-0.00977384381116633) 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33" draw:text-style-name="P7" draw:layer="layout" svg:width="0.084cm" svg:height="0.025cm" draw:transform="skewX (0.0399680398706626) rotate (-2.35619449019309) translate (25.817cm 13.767cm)">
            <text:p/>
            <draw:enhanced-geometry svg:viewBox="0 0 175 34" draw:type="non-primitive" draw:enhanced-path="M 175 0 L 153 4 132 9 109 13 87 17 66 21 43 26 22 30 0 34 175 0 Z N"/>
          </draw:custom-shape>
          <draw:custom-shape draw:style-name="gr30" draw:text-style-name="P7" draw:layer="layout" svg:width="0.084cm" svg:height="0.025cm" draw:transform="skewX (0.0399680398706626) rotate (-2.35619449019309) translate (25.817cm 13.767cm)">
            <text:p/>
            <draw:enhanced-geometry svg:viewBox="0 0 175 34" draw:type="non-primitive" draw:enhanced-path="M 175 0 L 175 0 153 4 132 9 109 13 87 17 66 21 43 26 22 30 0 34 N"/>
          </draw:custom-shape>
          <draw:custom-shape draw:style-name="gr33" draw:text-style-name="P7" draw:layer="layout" svg:width="0.099cm" svg:height="0.235cm" draw:transform="skewX (0.0127409035395563) 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0" draw:text-style-name="P7" draw:layer="layout" svg:width="0.099cm" svg:height="0.235cm" draw:transform="skewX (0.0127409035395563) 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33" draw:text-style-name="P7" draw:layer="layout" svg:width="0.083cm" svg:height="0.235cm" draw:transform="skewX (0.0127409035395562) 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0" draw:text-style-name="P7" draw:layer="layout" svg:width="0.083cm" svg:height="0.235cm" draw:transform="skewX (0.0127409035395562) 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7" draw:layer="layout" svg:width="0.024cm" svg:height="0.011cm" draw:transform="skewX (0.0905825881784886) rotate (-2.35619449019309) translate (25.486cm 14.257cm)">
            <text:p/>
            <draw:enhanced-geometry svg:viewBox="0 0 44 17" draw:type="non-primitive" draw:enhanced-path="M 44 17 L 38 15 33 13 28 10 23 8 17 7 11 5 6 2 0 0 44 17 Z N"/>
          </draw:custom-shape>
          <draw:custom-shape draw:style-name="gr30" draw:text-style-name="P7" draw:layer="layout" svg:width="0.024cm" svg:height="0.011cm" draw:transform="skewX (0.0905825881784886) rotate (-2.35619449019309) translate (25.486cm 14.257cm)">
            <text:p/>
            <draw:enhanced-geometry svg:viewBox="0 0 44 17" draw:type="non-primitive" draw:enhanced-path="M 44 17 L 44 17 38 15 33 13 28 10 23 8 17 7 11 5 6 2 0 0 N"/>
          </draw:custom-shape>
          <draw:custom-shape draw:style-name="gr33" draw:text-style-name="P7"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0" draw:text-style-name="P7"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33" draw:text-style-name="P7" draw:layer="layout" svg:width="0.246cm" svg:height="0.221cm" draw:transform="skewX (0.00453785605518439) 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0" draw:text-style-name="P7" draw:layer="layout" svg:width="0.246cm" svg:height="0.221cm" draw:transform="skewX (0.00453785605518439) 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33" draw:text-style-name="P7"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0" draw:text-style-name="P7"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33" draw:text-style-name="P7" draw:layer="layout" svg:width="0.084cm" svg:height="0.069cm" draw:transform="skewX (0.0144862327915502) 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0" draw:text-style-name="P7" draw:layer="layout" svg:width="0.084cm" svg:height="0.069cm" draw:transform="skewX (0.0144862327915502) 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33" draw:text-style-name="P7" draw:layer="layout" svg:width="0.069cm" svg:height="0.056cm" draw:transform="skewX (-0.0178023583703388) 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0" draw:text-style-name="P7" draw:layer="layout" svg:width="0.069cm" svg:height="0.056cm" draw:transform="skewX (-0.0178023583703388) 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33" draw:text-style-name="P7" draw:layer="layout" svg:width="0.075cm" svg:height="0.129cm" draw:transform="skewX (0.00767944870877357) 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0" draw:text-style-name="P7" draw:layer="layout" svg:width="0.075cm" svg:height="0.129cm" draw:transform="skewX (0.00767944870877357) 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33" draw:text-style-name="P7" draw:layer="layout" svg:width="0.076cm" svg:height="0.132cm" draw:transform="skewX (0.00750491578357403) 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0" draw:text-style-name="P7" draw:layer="layout" svg:width="0.076cm" svg:height="0.132cm" draw:transform="skewX (0.00750491578357403) 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33" draw:text-style-name="P7" draw:layer="layout" svg:width="0.263cm" svg:height="0.221cm" draw:transform="skewX (-0.00453785605518444) 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0" draw:text-style-name="P7" draw:layer="layout" svg:width="0.263cm" svg:height="0.221cm" draw:transform="skewX (-0.00453785605518444) 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33" draw:text-style-name="P7" draw:layer="layout" svg:width="0.351cm" svg:height="0.345cm" draw:transform="skewX (-0.00296705972838978) 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0" draw:text-style-name="P7" draw:layer="layout" svg:width="0.351cm" svg:height="0.345cm" draw:transform="skewX (-0.00296705972838978) 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0" draw:text-style-name="P7" draw:layer="layout" svg:width="0.757cm" svg:height="1.821cm" draw:transform="skewX (0.0010471975511964) 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33" draw:text-style-name="P7"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0" draw:text-style-name="P7"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0" draw:text-style-name="P7" draw:layer="layout" svg:width="0.004cm" svg:height="0.086cm" draw:transform="skewX (0.325154839646482) rotate (-2.35619449019309) translate (26.549cm 13.33cm)">
            <text:p/>
            <draw:enhanced-geometry svg:viewBox="0 0 0 140" draw:type="non-primitive" draw:enhanced-path="M 0 140 L 0 140 0 123 0 105 0 88 0 70 0 53 0 36 0 17 0 0 N"/>
          </draw:custom-shape>
          <draw:custom-shape draw:style-name="gr30" draw:text-style-name="P7" draw:layer="layout" svg:width="0.004cm" svg:height="0.095cm" draw:transform="skewX (-0.0104719755119642) rotate (-2.35619449019309) translate (26.499cm 13.352cm)">
            <text:p/>
            <draw:enhanced-geometry svg:viewBox="0 0 0 141" draw:type="non-primitive" draw:enhanced-path="M 0 141 L 0 141 0 123 0 106 0 88 0 71 0 54 0 36 0 19 0 0 N"/>
          </draw:custom-shape>
          <draw:custom-shape draw:style-name="gr30" draw:text-style-name="P7" draw:layer="layout" svg:width="0.006cm" svg:height="0.067cm" draw:transform="skewX (0.104021623418842) rotate (-2.35619449019309) translate (26.608cm 13.3cm)">
            <text:p/>
            <draw:enhanced-geometry svg:viewBox="0 0 9 105" draw:type="non-primitive" draw:enhanced-path="M 9 105 L 9 105 7 91 6 79 5 65 4 52 3 40 2 26 1 14 0 0 N"/>
          </draw:custom-shape>
          <draw:custom-shape draw:style-name="gr30" draw:text-style-name="P7"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30" draw:text-style-name="P7" draw:layer="layout" svg:width="0.079cm" svg:height="0.022cm" draw:transform="skewX (0.045378560551844) rotate (-2.35619449019309) translate (26.517cm 13.186cm)">
            <text:p/>
            <draw:enhanced-geometry svg:viewBox="0 0 149 35" draw:type="non-primitive" draw:enhanced-path="M 149 0 L 149 0 131 5 112 9 93 14 74 17 56 22 37 26 19 31 0 35 N"/>
          </draw:custom-shape>
          <draw:custom-shape draw:style-name="gr30" draw:text-style-name="P7"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30" draw:text-style-name="P7" draw:layer="layout" svg:width="0.006cm" svg:height="0.083cm" draw:transform="skewX (-0.108035880698429) rotate (-2.35619449019309) translate (26.429cm 13.379cm)">
            <text:p/>
            <draw:enhanced-geometry svg:viewBox="0 0 0 121" draw:type="non-primitive" draw:enhanced-path="M 0 121 L 0 121 0 106 0 92 0 77 0 61 0 46 0 31 0 16 0 0 N"/>
          </draw:custom-shape>
          <draw:custom-shape draw:style-name="gr30" draw:text-style-name="P7"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30" draw:text-style-name="P7" draw:layer="layout" svg:width="0.011cm" svg:height="0.056cm" draw:transform="skewX (-0.0713839664065546) rotate (-2.35619449019309) translate (26.384cm 13.38cm)">
            <text:p/>
            <draw:enhanced-geometry svg:viewBox="0 0 17 87" draw:type="non-primitive" draw:enhanced-path="M 0 87 L 0 87 2 77 4 66 6 56 8 44 10 34 13 23 15 11 17 0 N"/>
          </draw:custom-shape>
          <draw:custom-shape draw:style-name="gr30" draw:text-style-name="P7"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30" draw:text-style-name="P7" draw:layer="layout" svg:width="0.009cm" svg:height="0.097cm" draw:transform="skewX (0.0822050077689172) rotate (-2.35619449019309) translate (25.553cm 14.151cm)">
            <text:p/>
            <draw:enhanced-geometry svg:viewBox="0 0 18 141" draw:type="non-primitive" draw:enhanced-path="M 18 141 L 18 141 16 122 13 105 11 87 9 70 7 53 4 35 2 18 0 0 N"/>
          </draw:custom-shape>
          <draw:custom-shape draw:style-name="gr30" draw:text-style-name="P7" draw:layer="layout" svg:width="0.01cm" svg:height="0.092cm" draw:transform="skewX (-0.0108210413623628) rotate (-2.35619449019309) translate (25.577cm 14.204cm)">
            <text:p/>
            <draw:enhanced-geometry svg:viewBox="0 0 17 140" draw:type="non-primitive" draw:enhanced-path="M 0 140 L 0 140 2 123 4 105 7 88 9 70 11 52 12 35 15 17 17 0 N"/>
          </draw:custom-shape>
          <draw:custom-shape draw:style-name="gr30" draw:text-style-name="P7" draw:layer="layout" svg:width="0.066cm" svg:height="0.013cm" draw:transform="skewX (0.076794487087736) rotate (-2.35619449019309) translate (25.493cm 14.108cm)">
            <text:p/>
            <draw:enhanced-geometry svg:viewBox="0 0 131 17" draw:type="non-primitive" draw:enhanced-path="M 0 0 L 0 0 17 2 33 4 49 6 66 9 82 11 98 12 114 14 131 17 N"/>
          </draw:custom-shape>
          <draw:custom-shape draw:style-name="gr30" draw:text-style-name="P7" draw:layer="layout" svg:width="0.057cm" svg:height="0.025cm" draw:transform="skewX (-0.0399680398706626) rotate (-2.35619449019309) translate (25.498cm 14.067cm)">
            <text:p/>
            <draw:enhanced-geometry svg:viewBox="0 0 114 34" draw:type="non-primitive" draw:enhanced-path="M 0 0 L 0 0 14 4 27 9 42 13 57 18 70 21 85 26 100 30 114 34 N"/>
          </draw:custom-shape>
          <draw:custom-shape draw:style-name="gr30" draw:text-style-name="P7" draw:layer="layout" svg:width="0.006cm" svg:height="0.05cm" draw:transform="skewX (0.0200712863979309) rotate (-2.35619449019309) translate (25.521cm 14.307cm)">
            <text:p/>
            <draw:enhanced-geometry svg:viewBox="0 0 17 71" draw:type="non-primitive" draw:enhanced-path="M 0 71 L 0 71 1 62 3 53 4 44 6 35 9 27 11 18 13 9 17 0 N"/>
          </draw:custom-shape>
          <draw:custom-shape draw:style-name="gr30" draw:text-style-name="P7" draw:layer="layout" svg:width="0.005cm" svg:height="0.076cm" draw:transform="skewX (0.143815130364306) rotate (-2.35619449019309) translate (25.533cm 14.316cm)">
            <text:p/>
            <draw:enhanced-geometry svg:viewBox="0 0 0 124" draw:type="non-primitive" draw:enhanced-path="M 0 124 L 0 124 0 108 0 93 0 78 0 62 0 47 0 31 0 16 0 0 N"/>
          </draw:custom-shape>
          <draw:custom-shape draw:style-name="gr30" draw:text-style-name="P7" draw:layer="layout" svg:width="0.004cm" svg:height="0.059cm" draw:transform="skewX (0.20071286397931) rotate (-2.35619449019309) translate (25.549cm 14.368cm)">
            <text:p/>
            <draw:enhanced-geometry svg:viewBox="0 0 12 87" draw:type="non-primitive" draw:enhanced-path="M 4 87 L 4 87 4 75 3 64 1 51 0 40 0 29 2 19 6 8 12 0 N"/>
          </draw:custom-shape>
          <draw:custom-shape draw:style-name="gr30" draw:text-style-name="P7" draw:layer="layout" svg:width="0.008cm" svg:height="0.069cm" draw:transform="skewX (0.0144862327915502) rotate (-2.35619449019309) translate (25.473cm 14.427cm)">
            <text:p/>
            <draw:enhanced-geometry svg:viewBox="0 0 18 105" draw:type="non-primitive" draw:enhanced-path="M 9 105 L 9 105 9 90 11 74 14 56 17 39 18 24 15 12 10 3 0 0 N"/>
          </draw:custom-shape>
          <draw:custom-shape draw:style-name="gr30" draw:text-style-name="P7" draw:layer="layout" svg:width="0.042cm" svg:height="0.036cm" draw:transform="skewX (0.0277507351067047) rotate (-2.35619449019309) translate (25.407cm 14.328cm)">
            <text:p/>
            <draw:enhanced-geometry svg:viewBox="0 0 88 52" draw:type="non-primitive" draw:enhanced-path="M 0 0 L 0 0 11 7 21 12 33 19 44 26 54 33 65 40 77 45 88 52 N"/>
          </draw:custom-shape>
          <draw:custom-shape draw:style-name="gr30" draw:text-style-name="P7" draw:layer="layout" svg:width="0.038cm" svg:height="0.022cm" draw:transform="skewX (0.0453785605518439) rotate (-2.35619449019309) translate (25.453cm 14.301cm)">
            <text:p/>
            <draw:enhanced-geometry svg:viewBox="0 0 72 35" draw:type="non-primitive" draw:enhanced-path="M 0 0 L 0 0 9 5 18 9 27 14 36 17 44 22 53 26 63 31 72 35 N"/>
          </draw:custom-shape>
          <draw:custom-shape draw:style-name="gr30" draw:text-style-name="P7" draw:layer="layout" svg:width="0.047cm" svg:height="0.033cm" draw:transform="skewX (-0.0303687289846955) rotate (-2.35619449019309) translate (25.512cm 14.244cm)">
            <text:p/>
            <draw:enhanced-geometry svg:viewBox="0 0 96 52" draw:type="non-primitive" draw:enhanced-path="M 0 0 L 0 0 12 7 24 13 36 19 49 26 60 32 72 39 84 46 96 52 N"/>
          </draw:custom-shape>
          <draw:custom-shape draw:style-name="gr30" draw:text-style-name="P7" draw:layer="layout" svg:width="0.045cm" svg:height="0.036cm" draw:transform="skewX (-0.0277507351067045) rotate (-2.35619449019309) translate (25.466cm 14.173cm)">
            <text:p/>
            <draw:enhanced-geometry svg:viewBox="0 0 89 53" draw:type="non-primitive" draw:enhanced-path="M 0 0 L 0 0 11 7 22 13 33 19 45 26 55 33 66 40 77 47 89 53 N"/>
          </draw:custom-shape>
          <draw:custom-shape draw:style-name="gr30" draw:text-style-name="P7"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30" draw:text-style-name="P7" draw:layer="layout" svg:width="0.01cm" svg:height="0.012cm" draw:transform="skewX (0.0830776723949145) rotate (-2.35619449019309) translate (24.945cm 13.65cm)">
            <text:p/>
            <draw:enhanced-geometry svg:viewBox="0 0 17 18" draw:type="non-primitive" draw:enhanced-path="M 0 18 L 0 18 5 13 8 9 13 4 17 0 N"/>
          </draw:custom-shape>
          <draw:custom-shape draw:style-name="gr30" draw:text-style-name="P7" draw:layer="layout" svg:width="0.04cm" svg:height="0.021cm" draw:transform="skewX (-0.0476474885794363) rotate (-2.35619449019309) translate (25cm 13.607cm)">
            <text:p/>
            <draw:enhanced-geometry svg:viewBox="0 0 79 35" draw:type="non-primitive" draw:enhanced-path="M 0 0 L 0 0 10 4 20 9 30 13 41 17 51 21 60 26 70 30 79 35 N"/>
          </draw:custom-shape>
          <draw:custom-shape draw:style-name="gr30" draw:text-style-name="P7" draw:layer="layout" svg:width="0.035cm" svg:height="0.012cm" draw:transform="skewX (0.0830776723949144) rotate (-2.35619449019309) translate (24.859cm 13.548cm)">
            <text:p/>
            <draw:enhanced-geometry svg:viewBox="0 0 70 17" draw:type="non-primitive" draw:enhanced-path="M 0 17 L 0 17 9 15 17 13 26 11 35 8 43 6 52 5 60 3 70 0 N"/>
          </draw:custom-shape>
          <draw:custom-shape draw:style-name="gr30" draw:text-style-name="P7"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30" draw:text-style-name="P7"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30" draw:text-style-name="P7"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30" draw:text-style-name="P7"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30" draw:text-style-name="P7" draw:layer="layout" svg:width="0.036cm" svg:height="0.009cm" draw:transform="skewX (-0.11065387457642) rotate (-2.35619449019309) translate (25.031cm 13.554cm)">
            <text:p/>
            <draw:enhanced-geometry svg:viewBox="0 0 69 17" draw:type="non-primitive" draw:enhanced-path="M 0 17 L 0 17 9 15 18 13 26 11 35 8 43 6 52 4 60 2 69 0 N"/>
          </draw:custom-shape>
          <draw:custom-shape draw:style-name="gr30" draw:text-style-name="P7" draw:layer="layout" svg:width="0.04cm" svg:height="0.049cm" draw:transform="skewX (-0.0204203522483298) rotate (-2.35619449019309) translate (24.373cm 13.087cm)">
            <text:p/>
            <draw:enhanced-geometry svg:viewBox="0 0 78 71" draw:type="non-primitive" draw:enhanced-path="M 78 0 L 78 0 68 9 59 18 48 28 38 35 28 45 19 54 9 62 0 71 N"/>
          </draw:custom-shape>
          <draw:custom-shape draw:style-name="gr30" draw:text-style-name="P7" draw:layer="layout" svg:width="0.045cm" svg:height="0.023cm" draw:transform="skewX (0.0434586983746506) rotate (-2.35619449019309) translate (24.316cm 13.119cm)">
            <text:p/>
            <draw:enhanced-geometry svg:viewBox="0 0 88 37" draw:type="non-primitive" draw:enhanced-path="M 0 0 L 0 0 11 5 21 9 33 14 44 18 54 23 66 28 77 32 88 37 N"/>
          </draw:custom-shape>
          <draw:custom-shape draw:style-name="gr30" draw:text-style-name="P7" draw:layer="layout" svg:width="0.036cm" svg:height="0.037cm" draw:transform="skewX (-0.0270526034059071) rotate (-2.35619449019309) translate (24.243cm 13.051cm)">
            <text:p/>
            <draw:enhanced-geometry svg:viewBox="0 0 70 52" draw:type="non-primitive" draw:enhanced-path="M 70 0 L 70 0 60 7 47 12 35 18 24 22 12 29 4 35 0 43 1 52 N"/>
          </draw:custom-shape>
          <draw:custom-shape draw:style-name="gr30" draw:text-style-name="P7"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30" draw:text-style-name="P7" draw:layer="layout" svg:width="0.035cm" svg:height="0.035cm" draw:transform="skewX (-0.0286233997327016) rotate (-2.35619449019309) translate (24.167cm 13.003cm)">
            <text:p/>
            <draw:enhanced-geometry svg:viewBox="0 0 70 52" draw:type="non-primitive" draw:enhanced-path="M 70 0 L 70 0 61 7 52 13 44 20 35 26 26 33 18 40 9 46 0 52 N"/>
          </draw:custom-shape>
          <draw:custom-shape draw:style-name="gr30" draw:text-style-name="P7" draw:layer="layout" svg:width="0.047cm" svg:height="0.005cm" draw:transform="skewX (0.197396738400521) rotate (-2.35619449019309) translate (24.163cm 12.998cm)">
            <text:p/>
            <draw:enhanced-geometry svg:viewBox="0 0 97 0" draw:type="non-primitive" draw:enhanced-path="M 0 0 L 0 0 13 0 24 0 37 0 48 0 61 0 72 0 84 0 97 0 N"/>
          </draw:custom-shape>
          <draw:custom-shape draw:style-name="gr30" draw:text-style-name="P7" draw:layer="layout" svg:width="0.036cm" svg:height="0.023cm" draw:transform="skewX (-0.0434586983746507) rotate (-2.35619449019309) translate (24.054cm 12.979cm)">
            <text:p/>
            <draw:enhanced-geometry svg:viewBox="0 0 72 35" draw:type="non-primitive" draw:enhanced-path="M 72 0 L 72 0 61 4 50 7 38 10 25 12 15 16 6 20 1 27 0 35 N"/>
          </draw:custom-shape>
          <draw:custom-shape draw:style-name="gr30" draw:text-style-name="P7" draw:layer="layout" svg:width="0.06cm" svg:height="0.006cm" draw:transform="skewX (-0.165108147238633) rotate (-2.35619449019309) translate (24.066cm 12.942cm)">
            <text:p/>
            <draw:enhanced-geometry svg:viewBox="0 0 122 0" draw:type="non-primitive" draw:enhanced-path="M 122 0 L 122 0 106 0 90 0 76 0 60 0 45 0 30 0 14 0 0 0 N"/>
          </draw:custom-shape>
          <draw:custom-shape draw:style-name="gr30" draw:text-style-name="P7"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30" draw:text-style-name="P7"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30" draw:text-style-name="P7"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30" draw:text-style-name="P7"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30" draw:text-style-name="P7" draw:layer="layout" svg:width="0.071cm" svg:height="0.013cm" draw:transform="skewX (0.076794487087736) rotate (-2.35619449019309) translate (25.763cm 12.646cm)">
            <text:p/>
            <draw:enhanced-geometry svg:viewBox="0 0 131 19" draw:type="non-primitive" draw:enhanced-path="M 131 0 L 131 0 114 2 98 5 81 7 65 9 49 13 32 15 17 17 0 19 N"/>
          </draw:custom-shape>
          <draw:custom-shape draw:style-name="gr30" draw:text-style-name="P7" draw:layer="layout" svg:width="0.039cm" svg:height="0.005cm" draw:transform="skewX (-0.197396738400522) rotate (-2.35619449019309) translate (25.832cm 12.712cm)">
            <text:p/>
            <draw:enhanced-geometry svg:viewBox="0 0 78 0" draw:type="non-primitive" draw:enhanced-path="M 78 0 L 78 0 68 0 59 0 49 0 39 0 28 0 19 0 9 0 0 0 N"/>
          </draw:custom-shape>
          <draw:custom-shape draw:style-name="gr30" draw:text-style-name="P7" draw:layer="layout" svg:width="0.055cm" svg:height="0.006cm" draw:transform="skewX (-0.165108147238632) 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30" draw:text-style-name="P7"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30" draw:text-style-name="P7"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30" draw:text-style-name="P7"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30" draw:text-style-name="P7"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30" draw:text-style-name="P7"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30" draw:text-style-name="P7"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30" draw:text-style-name="P7" draw:layer="layout" svg:width="0.071cm" svg:height="0.064cm" draw:transform="skewX (-0.0157079632679461) 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30" draw:text-style-name="P7" draw:layer="layout" svg:width="0.013cm" svg:height="0.056cm" draw:transform="skewX (-0.0178023583703388) rotate (-2.35619449019309) translate (25.265cm 12.008cm)">
            <text:p/>
            <draw:enhanced-geometry svg:viewBox="0 0 27 87" draw:type="non-primitive" draw:enhanced-path="M 0 0 L 0 0 3 10 7 22 10 33 13 43 17 55 20 66 24 77 27 87 N"/>
          </draw:custom-shape>
          <draw:custom-shape draw:style-name="gr30" draw:text-style-name="P7"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30" draw:text-style-name="P7" draw:layer="layout" svg:width="0.032cm" svg:height="0.066cm" draw:transform="skewX (-0.0303687289846956) rotate (-2.35619449019309) translate (25.187cm 11.936cm)">
            <text:p/>
            <draw:enhanced-geometry svg:viewBox="0 0 69 103" draw:type="non-primitive" draw:enhanced-path="M 0 0 L 0 0 9 12 17 26 26 38 35 51 43 64 52 77 60 90 69 103 N"/>
          </draw:custom-shape>
          <draw:custom-shape draw:style-name="gr30" draw:text-style-name="P7" draw:layer="layout" svg:width="0.068cm" svg:height="0.004cm" draw:transform="skewX (-0.245044226979958) rotate (-2.35619449019309) translate (25.22cm 11.777cm)">
            <text:p/>
            <draw:enhanced-geometry svg:viewBox="0 0 138 0" draw:type="non-primitive" draw:enhanced-path="M 138 0 L 138 0 119 0 97 0 75 0 52 0 32 0 14 0 4 0 0 0 N"/>
          </draw:custom-shape>
          <draw:custom-shape draw:style-name="gr30" draw:text-style-name="P7" draw:layer="layout" svg:width="0.023cm" svg:height="0.069cm" draw:transform="skewX (0.0434586983746506) rotate (-2.35619449019309) translate (25.153cm 11.853cm)">
            <text:p/>
            <draw:enhanced-geometry svg:viewBox="0 0 53 105" draw:type="non-primitive" draw:enhanced-path="M 0 0 L 0 0 7 14 14 26 21 40 27 53 33 67 40 79 46 93 53 105 N"/>
          </draw:custom-shape>
          <draw:custom-shape draw:style-name="gr4" draw:text-style-name="P7" draw:layer="layout" svg:width="0.069cm" svg:height="0.105cm" draw:transform="skewX (-0.00959931088596693) 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0" draw:text-style-name="P7" draw:layer="layout" svg:width="0.069cm" svg:height="0.105cm" draw:transform="skewX (-0.00959931088596693) 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33" draw:text-style-name="P7" draw:layer="layout" svg:width="0.083cm" svg:height="0.118cm" draw:transform="skewX (0.00855211333477063) 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0" draw:text-style-name="P7" draw:layer="layout" svg:width="0.083cm" svg:height="0.118cm" draw:transform="skewX (0.00855211333477063) 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33" draw:text-style-name="P7" draw:layer="layout" svg:width="0.049cm" svg:height="0.023cm" draw:transform="skewX (0.0867428638241018) 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30" draw:text-style-name="P7" draw:layer="layout" svg:width="0.049cm" svg:height="0.023cm" draw:transform="skewX (0.0867428638241018) 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33" draw:text-style-name="P7"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30" draw:text-style-name="P7"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33" draw:text-style-name="P7"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0" draw:text-style-name="P7"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33" draw:text-style-name="P7" draw:layer="layout" svg:width="0.07cm" svg:height="0.078cm" draw:transform="skewX (-0.0127409035395563) 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0" draw:text-style-name="P7" draw:layer="layout" svg:width="0.07cm" svg:height="0.078cm" draw:transform="skewX (-0.0127409035395563) 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33" draw:text-style-name="P7" draw:layer="layout" svg:width="0.037cm" svg:height="0.047cm" draw:transform="skewX (-0.0212930168743268) 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0" draw:text-style-name="P7" draw:layer="layout" svg:width="0.037cm" svg:height="0.047cm" draw:transform="skewX (-0.0212930168743268) 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11"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9">will</text:span> end up with software that is hard to test - and that is <text:span text:style-name="T9">not</text:span> surprising</text:p>
                  </text:list-item>
                  <text:list-item>
                    <text:p>testability is a <text:span text:style-name="T9">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11"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Unit Testing</text:p>
          </draw:text-box>
        </draw:frame>
        <draw:frame presentation:style-name="pr2" draw:layer="layout" svg:width="25.199cm" svg:height="17cm" svg:x="1.4cm" svg:y="3cm" presentation:class="outline" presentation:user-transformed="true">
          <draw:text-box>
            <text:list text:style-name="L2">
              <text:list-item>
                <text:p>A unit-test isn't a unit-test if it...</text:p>
                <text:list>
                  <text:list-item>
                    <text:p>Talks to a piece of custom hardware</text:p>
                  </text:list-item>
                  <text:list-item>
                    <text:p>Accesses a database</text:p>
                  </text:list-item>
                  <text:list-item>
                    <text:p>Accesses the file system</text:p>
                  </text:list-item>
                  <text:list-item>
                    <text:p>Interrogates the registry</text:p>
                  </text:list-item>
                  <text:list-item>
                    <text:p>Asks the system date/time</text:p>
                  </text:list-item>
                  <text:list-item>
                    <text:p>...</text:p>
                  </text:list-item>
                </text:list>
              </text:list-item>
              <text:list-item>
                <text:p><text:span text:style-name="T9">External</text:span> resources...</text:p>
                <text:list>
                  <text:list-item>
                    <text:p>Are points of failure <text:span text:style-name="T9">beyond</text:span> the code and the <text:line-break/>code under tes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11"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9">Reliability</text:span> - no false positive/negative passes/fails</text:p>
                  </text:list-item>
                  <text:list-item>
                    <text:p><text:span text:style-name="T9">Speed</text:span> - running unit-tests becomes the driver of how you program</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11"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ad Dependency</text:p>
          </draw:text-box>
        </draw:frame>
        <draw:frame presentation:style-name="pr2" draw:layer="layout" svg:width="25.199cm" svg:height="13.86cm" svg:x="1.4cm" svg:y="3cm" presentation:class="outline" presentation:user-transformed="true">
          <draw:text-box>
            <text:list text:style-name="L2">
              <text:list-item>
                <text:p>Invisible, secret, internal, non-configurable</text:p>
              </text:list-item>
              <text:list-item>
                <text:p>Complicates unit-testing</text:p>
              </text:list-item>
            </text:list>
          </draw:text-box>
        </draw:frame>
        <draw:custom-shape draw:style-name="gr12" draw:text-style-name="P12" draw:layer="layout" svg:width="16.334cm" svg:height="6.138cm" svg:x="1.166cm" svg:y="13.362cm">
          <text:p><text:span text:style-name="T20">class logger</text:span></text:p>
          <text:p><text:span text:style-name="T20">{</text:span></text:p>
          <text:p><text:span text:style-name="T20">public:</text:span></text:p>
          <text:p><text:span text:style-name="T20"><text:s text:c="4"/></text:span><text:span text:style-name="T20">static logger &amp; instance();</text:span></text:p>
          <text:p><text:span text:style-name="T20"><text:s text:c="4"/></text:span><text:span text:style-name="T20">void log(const std::string &amp;);</text:span></text:p>
          <text:p><text:span text:style-name="T20"><text:s text:c="4"/></text:span><text:span text:style-name="T20">...</text:span></text:p>
          <text:p><text:span text:style-name="T20">};</text:span></text:p>
          <draw:enhanced-geometry svg:viewBox="0 0 21600 21600" draw:type="rectangle" draw:enhanced-path="M 0 0 L 21600 0 21600 21600 0 21600 0 0 Z N"/>
        </draw:custom-shape>
        <draw:custom-shape draw:style-name="gr12" draw:text-style-name="P4" draw:layer="layout" svg:width="11.684cm" svg:height="4.822cm" svg:x="1cm" svg:y="6.5cm">
          <text:p><text:span text:style-name="T2">class bad</text:span></text:p>
          <text:p><text:span text:style-name="T2">{ <text:s text:c="2"/>...</text:span></text:p>
          <text:p><text:span text:style-name="T2"><text:s text:c="4"/></text:span><text:span text:style-name="T2">void 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custom-shape draw:style-name="gr57" draw:text-style-name="P4" draw:layer="layout" svg:width="18.8cm" svg:height="5.753cm" svg:x="8.2cm" svg:y="9.7cm">
          <text:p><text:span text:style-name="T2">void bad::stuff()</text:span></text:p>
          <text:p><text:span text:style-name="T2">{</text:span></text:p>
          <text:p><text:span text:style-name="T2"><text:s text:c="4"/></text:span><text:span text:style-name="T2">...</text:span></text:p>
          <text:p><text:span text:style-name="T2"><text:s text:c="4"/></text:span><text:span text:style-name="T2">logger::instance().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3" draw:text-style-name="P11"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Better Dependency</text:p>
          </draw:text-box>
        </draw:frame>
        <draw:frame presentation:style-name="pr2" draw:layer="layout" svg:width="25.199cm" svg:height="13.86cm" svg:x="1.4cm" svg:y="3cm" presentation:class="outline" presentation:user-transformed="true">
          <draw:text-box>
            <text:list text:style-name="L2">
              <text:list-item>
                <text:p>Visible, simple, configurable, easy to unit-test</text:p>
              </text:list-item>
              <text:list-item>
                <text:p>Dependency is “injected” from the outside</text:p>
              </text:list-item>
            </text:list>
          </draw:text-box>
        </draw:frame>
        <draw:custom-shape draw:style-name="gr58" draw:text-style-name="P12" draw:layer="layout" svg:width="21.922cm" svg:height="5.538cm" svg:x="2cm" svg:y="14.4cm">
          <text:p><text:span text:style-name="T20">class logger</text:span></text:p>
          <text:p><text:span text:style-name="T20">{</text:span></text:p>
          <text:p><text:span text:style-name="T20">public:</text:span></text:p>
          <text:p><text:span text:style-name="T20"><text:s text:c="4"/></text:span><text:span text:style-name="T20">...</text:span></text:p>
          <text:p><text:span text:style-name="T20"><text:s text:c="4"/></text:span><text:span text:style-name="T20">virtual void log(const std::string &amp;) = 0;</text:span></text:p>
          <text:p><text:span text:style-name="T20">};</text:span></text:p>
          <draw:enhanced-geometry svg:viewBox="0 0 21600 21600" draw:type="rectangle" draw:enhanced-path="M 0 0 L 21600 0 21600 21600 0 21600 0 0 Z N"/>
        </draw:custom-shape>
        <draw:custom-shape draw:style-name="gr59" draw:text-style-name="P4" draw:layer="layout" svg:width="15.75cm" svg:height="6.684cm" svg:x="2.013cm" svg:y="6.7cm">
          <text:p><text:span text:style-name="T2">class better</text:span></text:p>
          <text:p><text:span text:style-name="T2">{ <text:s text:c="2"/>...</text:span></text:p>
          <text:p><text:span text:style-name="T2"><text:s text:c="4"/></text:span><text:span text:style-name="T2">void stuff();</text:span></text:p>
          <text:p><text:span text:style-name="T2"><text:s text:c="4"/></text:span><text:span text:style-name="T2">logger * log_to(logger *);</text:span></text:p>
          <text:p><text:span text:style-name="T2">private:</text:span></text:p>
          <text:p><text:span text:style-name="T2"><text:s text:c="4"/></text:span><text:span text:style-name="T2">logger * log;</text:span></text:p>
          <text:p><text:span text:style-name="T2">};</text:span></text:p>
          <draw:enhanced-geometry svg:viewBox="0 0 21600 21600" draw:type="rectangle" draw:enhanced-path="M 0 0 L 21600 0 21600 21600 0 21600 0 0 Z N"/>
        </draw:custom-shape>
        <draw:custom-shape draw:style-name="gr60" draw:text-style-name="P4" draw:layer="layout" svg:width="13.717cm" svg:height="6.684cm" svg:x="12.529cm" svg:y="10.9cm">
          <text:p><text:span text:style-name="T2">void better::stuff()</text:span></text:p>
          <text:p><text:span text:style-name="T2">{</text:span></text:p>
          <text:p><text:span text:style-name="T2"><text:s text:c="4"/></text:span><text:span text:style-name="T2">...</text:span></text:p>
          <text:p><text:span text:style-name="T2"><text:s text:c="4"/></text:span><text:span text:style-name="T2">if (log)</text:span></text:p>
          <text:p><text:span text:style-name="T2"><text:s text:c="8"/></text:span><text:span text:style-name="T2">log-&gt;log(“stuff”);</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3" draw:text-style-name="P11"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text-style-name="P2"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namespace and classname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1" draw:layer="layout" svg:width="14.848cm" svg:height="11.136cm" svg:x="3.075cm" svg:y="2.257cm" draw:page-number="29" presentation:class="page"/>
          <draw:frame presentation:style-name="pr3" draw:text-style-name="P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92H20M30S</meta:editing-duration>
    <meta:editing-cycles>96</meta:editing-cycles>
    <dc:date>2011-03-24T14:48:23</dc:date>
    <meta:generator>NeoOffice/3.1.2$Unix OpenOffice.org_project/Patch 4</meta:generator>
    <meta:document-statistic meta:object-count="1039"/>
  </office:meta>
</office:document-meta>
</file>